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B000002DC0F59F2D9.png" manifest:media-type="image/png"/>
  <manifest:file-entry manifest:full-path="Pictures/10000201000001C20000013820921C4C.png" manifest:media-type="image/png"/>
  <manifest:file-entry manifest:full-path="Pictures/100002010000046C000001FC2A88B239.png" manifest:media-type="image/png"/>
  <manifest:file-entry manifest:full-path="Pictures/10000201000003B90000032142ADDF15.png" manifest:media-type="image/png"/>
  <manifest:file-entry manifest:full-path="Pictures/1000020100000334000001D214DAAC0C.png" manifest:media-type="image/png"/>
  <manifest:file-entry manifest:full-path="Pictures/100002010000044100000321016FEA50.png" manifest:media-type="image/png"/>
  <manifest:file-entry manifest:full-path="Pictures/10000201000004DC0000026C179DE2E3.png" manifest:media-type="image/png"/>
  <manifest:file-entry manifest:full-path="Pictures/100002010000035E00000296BC7AED1D.png" manifest:media-type="image/png"/>
  <manifest:file-entry manifest:full-path="Pictures/1000020100000489000001DD7A41DD97.png" manifest:media-type="image/png"/>
  <manifest:file-entry manifest:full-path="Pictures/100002010000039D000002CEB0D59B7E.png" manifest:media-type="image/png"/>
  <manifest:file-entry manifest:full-path="Pictures/10000201000003C0000001D200DF8458.png" manifest:media-type="image/png"/>
  <manifest:file-entry manifest:full-path="Pictures/1000020100000348000001D25C452980.png" manifest:media-type="image/png"/>
  <manifest:file-entry manifest:full-path="Pictures/10000201000003BE000001ED5F395787.png" manifest:media-type="image/png"/>
  <manifest:file-entry manifest:full-path="Pictures/100002010000048E00000359A96EF7C3.png" manifest:media-type="image/png"/>
  <manifest:file-entry manifest:full-path="Pictures/100002010000043600000239CFFA027B.png" manifest:media-type="image/png"/>
  <manifest:file-entry manifest:full-path="Pictures/100002010000045800000350411FAB94.png" manifest:media-type="image/png"/>
  <manifest:file-entry manifest:full-path="Pictures/10000201000003FC000002E1E31F7BC2.png" manifest:media-type="image/png"/>
  <manifest:file-entry manifest:full-path="Pictures/1000020100000424000002EE53B6AF81.png" manifest:media-type="image/png"/>
  <manifest:file-entry manifest:full-path="Pictures/10000201000003410000033052A95F0F.png" manifest:media-type="image/png"/>
  <manifest:file-entry manifest:full-path="Pictures/10000201000004C9000001C0F2953AEF.png" manifest:media-type="image/png"/>
  <manifest:file-entry manifest:full-path="Pictures/100002010000022800000184B9A90BCA.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474000001FCED131395.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4"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style:font-name="Open Sans1" fo:font-size="28pt" style:font-size-asian="28pt" style:font-size-complex="28pt"/>
    </style:style>
    <style:style style:name="P7" style:family="paragraph" style:parent-style-name="Text_20_body">
      <style:paragraph-properties fo:text-align="center" style:justify-single-word="false"/>
      <style:text-properties style:font-name="PT Serif2" fo:font-size="16pt" style:font-size-asian="16pt" style:font-size-complex="16pt"/>
    </style:style>
    <style:style style:name="P8" style:family="paragraph" style:parent-style-name="Text_20_body">
      <style:paragraph-properties fo:text-align="center" style:justify-single-word="false"/>
      <style:text-properties style:font-name="PT Serif2" fo:font-style="italic" style:font-style-asian="italic" style:font-style-complex="italic"/>
    </style:style>
    <style:style style:name="P9" style:family="paragraph" style:parent-style-name="Text_20_body">
      <style:paragraph-properties fo:text-align="start"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tyle="normal" style:font-style-asian="normal" style:font-style-complex="normal"/>
    </style:style>
    <style:style style:name="P12"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3"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4"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8"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19"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0"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1"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2"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3"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4"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5"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8"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officeooo:rsid="00145a1c" officeooo:paragraph-rsid="00145a1c"/>
    </style:style>
    <style:style style:name="P30" style:family="paragraph" style:parent-style-name="Text_20_body">
      <style:paragraph-properties fo:text-align="start" style:justify-single-word="false"/>
      <style:text-properties officeooo:rsid="002b3b92" officeooo:paragraph-rsid="002b3b92"/>
    </style:style>
    <style:style style:name="P31" style:family="paragraph" style:parent-style-name="Text_20_body">
      <style:paragraph-properties fo:text-align="justify" style:justify-single-word="false"/>
      <style:text-properties officeooo:rsid="002b3b92" officeooo:paragraph-rsid="002b3b92"/>
    </style:style>
    <style:style style:name="P32" style:family="paragraph" style:parent-style-name="Text_20_body">
      <style:paragraph-properties fo:text-align="start" style:justify-single-word="false"/>
      <style:text-properties officeooo:rsid="002de370" officeooo:paragraph-rsid="002de370"/>
    </style:style>
    <style:style style:name="P33" style:family="paragraph" style:parent-style-name="Text_20_body">
      <style:paragraph-properties fo:text-align="justify" style:justify-single-word="false"/>
      <style:text-properties officeooo:rsid="002de370" officeooo:paragraph-rsid="002de370"/>
    </style:style>
    <style:style style:name="P34" style:family="paragraph" style:parent-style-name="Text_20_body">
      <style:paragraph-properties fo:text-align="justify" style:justify-single-word="false"/>
      <style:text-properties officeooo:rsid="003c06ab" officeooo:paragraph-rsid="003c06ab"/>
    </style:style>
    <style:style style:name="P35" style:family="paragraph" style:parent-style-name="Text_20_body">
      <style:paragraph-properties fo:text-align="justify" style:justify-single-word="false"/>
      <style:text-properties officeooo:rsid="002ac63d" officeooo:paragraph-rsid="002ac63d"/>
    </style:style>
    <style:style style:name="P36" style:family="paragraph" style:parent-style-name="Text_20_body">
      <style:paragraph-properties fo:text-align="justify" style:justify-single-word="false"/>
      <style:text-properties officeooo:rsid="002c8da1" officeooo:paragraph-rsid="002c8da1"/>
    </style:style>
    <style:style style:name="P37" style:family="paragraph" style:parent-style-name="Text_20_body">
      <style:paragraph-properties fo:text-align="justify" style:justify-single-word="false"/>
      <style:text-properties officeooo:rsid="002facb7" officeooo:paragraph-rsid="002facb7"/>
    </style:style>
    <style:style style:name="P38" style:family="paragraph" style:parent-style-name="Text_20_body">
      <style:paragraph-properties fo:text-align="justify" style:justify-single-word="false"/>
      <style:text-properties officeooo:rsid="0052d4fc" officeooo:paragraph-rsid="0052d4fc"/>
    </style:style>
    <style:style style:name="P39"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0"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1" style:family="paragraph" style:parent-style-name="Text_20_body">
      <style:paragraph-properties fo:text-align="justify" style:justify-single-word="false"/>
      <style:text-properties fo:font-style="italic" officeooo:rsid="003b9b3c" officeooo:paragraph-rsid="006c0cc4" style:font-style-asian="italic" style:font-style-complex="italic"/>
    </style:style>
    <style:style style:name="P42" style:family="paragraph" style:parent-style-name="Text_20_body">
      <style:paragraph-properties fo:text-align="justify" style:justify-single-word="false"/>
      <style:text-properties officeooo:rsid="0053d8aa" officeooo:paragraph-rsid="0053d8aa"/>
    </style:style>
    <style:style style:name="P43" style:family="paragraph" style:parent-style-name="Text_20_body">
      <style:paragraph-properties fo:text-align="justify" style:justify-single-word="false"/>
      <style:text-properties officeooo:rsid="005c7a56" officeooo:paragraph-rsid="005c7a56"/>
    </style:style>
    <style:style style:name="P44" style:family="paragraph" style:parent-style-name="Text_20_body">
      <style:text-properties style:font-name="Open Sans Semibold" fo:font-weight="normal" style:font-weight-asian="normal" style:font-weight-complex="normal"/>
    </style:style>
    <style:style style:name="P45" style:family="paragraph" style:parent-style-name="Text_20_body">
      <style:paragraph-properties fo:text-align="justify" style:justify-single-word="false"/>
      <style:text-properties officeooo:paragraph-rsid="006da4d4"/>
    </style:style>
    <style:style style:name="P46" style:family="paragraph" style:parent-style-name="Text_20_body">
      <style:paragraph-properties fo:text-align="justify" style:justify-single-word="false"/>
      <style:text-properties officeooo:paragraph-rsid="006c0cc4"/>
    </style:style>
    <style:style style:name="P47" style:family="paragraph" style:parent-style-name="Text_20_body">
      <style:text-properties officeooo:rsid="008bb56e" officeooo:paragraph-rsid="008bb56e"/>
    </style:style>
    <style:style style:name="P48" style:family="paragraph" style:parent-style-name="Text_20_body">
      <style:text-properties officeooo:rsid="008d771f" officeooo:paragraph-rsid="008d771f"/>
    </style:style>
    <style:style style:name="P49" style:family="paragraph" style:parent-style-name="Text_20_body">
      <style:text-properties officeooo:rsid="008f903b" officeooo:paragraph-rsid="008f903b"/>
    </style:style>
    <style:style style:name="P50" style:family="paragraph" style:parent-style-name="Contents_20_Heading">
      <style:paragraph-properties fo:break-before="pag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5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5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5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5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58" style:family="paragraph" style:parent-style-name="Table_20_Contents">
      <style:paragraph-properties fo:text-align="center" style:justify-single-word="false"/>
      <style:text-properties officeooo:rsid="00129624" officeooo:paragraph-rsid="00129624"/>
    </style:style>
    <style:style style:name="P59" style:family="paragraph" style:parent-style-name="Table_20_Contents">
      <style:text-properties style:font-name="Open Sans1" fo:font-size="11pt" officeooo:rsid="00346fb9" officeooo:paragraph-rsid="00346fb9" style:font-size-asian="11pt" style:font-size-complex="11pt"/>
    </style:style>
    <style:style style:name="P60" style:family="paragraph" style:parent-style-name="Table_20_Contents">
      <style:text-properties style:font-name="Open Sans1" fo:font-size="11pt" officeooo:rsid="00353fba" officeooo:paragraph-rsid="00353fba" style:font-size-asian="11pt" style:font-size-complex="11pt"/>
    </style:style>
    <style:style style:name="P61" style:family="paragraph" style:parent-style-name="Table_20_Contents">
      <style:text-properties style:font-name="Open Sans1" fo:font-size="11pt" officeooo:rsid="0036b354" officeooo:paragraph-rsid="0036b354" style:font-size-asian="11pt" style:font-size-complex="11pt"/>
    </style:style>
    <style:style style:name="P62" style:family="paragraph" style:parent-style-name="Table_20_Contents">
      <style:text-properties style:font-name="Open Sans1" fo:font-size="11pt" officeooo:rsid="0037b940" officeooo:paragraph-rsid="0037b940" style:font-size-asian="11pt" style:font-size-complex="11pt"/>
    </style:style>
    <style:style style:name="P63"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64"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65"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66"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67"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68"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69"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70"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71"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72"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73" style:family="paragraph" style:parent-style-name="Table_20_Contents">
      <style:text-properties fo:font-size="11pt" fo:font-style="italic" officeooo:rsid="00353fba" style:font-size-asian="11pt" style:font-style-asian="italic" style:font-size-complex="11pt" style:font-style-complex="italic"/>
    </style:style>
    <style:style style:name="P74"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75" style:family="paragraph" style:parent-style-name="Table_20_Contents">
      <style:text-properties fo:font-size="11pt" fo:font-style="italic" officeooo:paragraph-rsid="00353fba" style:font-size-asian="11pt" style:font-style-asian="italic" style:font-size-complex="11pt" style:font-style-complex="italic"/>
    </style:style>
    <style:style style:name="P76"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77"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78"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79"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80"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81"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82"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83"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84" style:family="paragraph" style:parent-style-name="Table_20_Contents">
      <style:text-properties fo:color="#b2b2b2" fo:font-weight="bold" officeooo:rsid="0036b354" officeooo:paragraph-rsid="0036b354" style:font-weight-asian="bold" style:font-weight-complex="bold"/>
    </style:style>
    <style:style style:name="P85" style:family="paragraph" style:parent-style-name="Table_20_Contents">
      <style:text-properties fo:color="#b2b2b2" fo:font-weight="bold" officeooo:rsid="0037b940" officeooo:paragraph-rsid="0037b940" style:font-weight-asian="bold" style:font-weight-complex="bold"/>
    </style:style>
    <style:style style:name="P86" style:family="paragraph" style:parent-style-name="Table_20_Contents">
      <style:paragraph-properties fo:text-align="center" style:justify-single-word="false"/>
      <style:text-properties officeooo:rsid="004937ae" officeooo:paragraph-rsid="004937ae"/>
    </style:style>
    <style:style style:name="P87" style:family="paragraph" style:parent-style-name="Table_20_Contents">
      <style:text-properties style:text-underline-style="none" officeooo:rsid="0036b354" officeooo:paragraph-rsid="0036b354"/>
    </style:style>
    <style:style style:name="P88" style:family="paragraph" style:parent-style-name="Table_20_Contents">
      <style:paragraph-properties fo:text-align="center" style:justify-single-word="false"/>
      <style:text-properties officeooo:rsid="0062305e" officeooo:paragraph-rsid="0062305e"/>
    </style:style>
    <style:style style:name="P89" style:family="paragraph" style:parent-style-name="Table_20_Contents">
      <style:paragraph-properties fo:text-align="center" style:justify-single-word="false"/>
      <style:text-properties officeooo:rsid="007f4730" officeooo:paragraph-rsid="007f4730"/>
    </style:style>
    <style:style style:name="P90" style:family="paragraph" style:parent-style-name="Table_20_Contents">
      <style:paragraph-properties fo:text-align="center" style:justify-single-word="false"/>
      <style:text-properties officeooo:rsid="008dc949" officeooo:paragraph-rsid="008dc949"/>
    </style:style>
    <style:style style:name="P91" style:family="paragraph" style:parent-style-name="Table_20_Heading">
      <style:text-properties fo:font-weight="bold" style:font-weight-asian="bold" style:font-weight-complex="bold"/>
    </style:style>
    <style:style style:name="P92"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93"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94"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95"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96"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97"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05"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06"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07"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08" style:family="paragraph" style:parent-style-name="Slika">
      <style:paragraph-properties fo:text-align="center" style:justify-single-word="false"/>
    </style:style>
    <style:style style:name="P109" style:family="paragraph" style:parent-style-name="Standard">
      <style:text-properties officeooo:rsid="0033065f" officeooo:paragraph-rsid="0036b354"/>
    </style:style>
    <style:style style:name="P110" style:family="paragraph" style:parent-style-name="Standard">
      <style:paragraph-properties fo:text-align="justify" style:justify-single-word="false"/>
      <style:text-properties officeooo:paragraph-rsid="003c06ab"/>
    </style:style>
    <style:style style:name="P111" style:family="paragraph" style:parent-style-name="Standard">
      <style:text-properties officeooo:rsid="005de701" officeooo:paragraph-rsid="005de701"/>
    </style:style>
    <style:style style:name="P112" style:family="paragraph" style:parent-style-name="Standard">
      <style:text-properties style:font-name="Open Sans Semibold1" fo:font-weight="bold" officeooo:rsid="005de701" officeooo:paragraph-rsid="005de701" style:font-weight-asian="bold" style:font-weight-complex="bold"/>
    </style:style>
    <style:style style:name="P113" style:family="paragraph" style:parent-style-name="Standard">
      <style:text-properties fo:font-style="normal" officeooo:paragraph-rsid="00557d38" style:font-style-asian="normal" style:font-style-complex="normal"/>
    </style:style>
    <style:style style:name="P114" style:family="paragraph" style:parent-style-name="Text_20_body">
      <style:paragraph-properties fo:margin-top="0cm" fo:margin-bottom="0cm" loext:contextual-spacing="false"/>
    </style:style>
    <style:style style:name="P115"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16"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19"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20" style:family="paragraph" style:parent-style-name="Text_20_body">
      <style:paragraph-properties fo:margin-top="0cm" fo:margin-bottom="0cm" loext:contextual-spacing="false" fo:text-align="justify" style:justify-single-word="false"/>
      <style:text-properties officeooo:paragraph-rsid="006da4d4"/>
    </style:style>
    <style:style style:name="P121"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22"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23"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24"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25"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26"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27"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Standard">
      <style:text-properties officeooo:paragraph-rsid="0092601b"/>
    </style:style>
    <style:style style:name="P131" style:family="paragraph" style:parent-style-name="Standard">
      <style:paragraph-properties fo:text-align="justify" style:justify-single-word="false"/>
      <style:text-properties officeooo:paragraph-rsid="0092601b"/>
    </style:style>
    <style:style style:name="P132" style:family="paragraph" style:parent-style-name="Standard">
      <style:paragraph-properties fo:text-align="justify" style:justify-single-word="false"/>
      <style:text-properties officeooo:rsid="008f903b" officeooo:paragraph-rsid="0097d5bf"/>
    </style:style>
    <style:style style:name="P133" style:family="paragraph" style:parent-style-name="Standard">
      <style:paragraph-properties fo:margin-top="0cm" fo:margin-bottom="0cm" loext:contextual-spacing="false" fo:line-height="100%" fo:text-align="justify" style:justify-single-word="false"/>
      <style:text-properties officeooo:paragraph-rsid="0092601b"/>
    </style:style>
    <style:style style:name="P134" style:family="paragraph" style:parent-style-name="Standard">
      <style:paragraph-properties fo:break-before="page"/>
      <style:text-properties fo:font-style="normal" style:font-style-asian="normal" style:font-style-complex="normal"/>
    </style:style>
    <style:style style:name="P135" style:family="paragraph" style:parent-style-name="Caption">
      <style:text-properties fo:font-style="normal" officeooo:rsid="0092601b" officeooo:paragraph-rsid="0092601b" style:font-style-asian="normal" style:font-style-complex="normal"/>
    </style:style>
    <style:style style:name="P136"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13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138" style:family="paragraph" style:parent-style-name="Text_20_body">
      <style:paragraph-properties fo:text-align="justify" style:justify-single-word="false"/>
      <style:text-properties officeooo:rsid="002facb7" officeooo:paragraph-rsid="002facb7"/>
    </style:style>
    <style:style style:name="P139" style:family="paragraph" style:parent-style-name="Text_20_body">
      <style:paragraph-properties fo:text-align="justify" style:justify-single-word="false"/>
      <style:text-properties officeooo:rsid="0031570f" officeooo:paragraph-rsid="0031570f"/>
    </style:style>
    <style:style style:name="P140" style:family="paragraph" style:parent-style-name="Text_20_body">
      <style:text-properties officeooo:paragraph-rsid="003c06ab"/>
    </style:style>
    <style:style style:name="P141" style:family="paragraph" style:parent-style-name="Text_20_body">
      <style:paragraph-properties fo:text-align="justify" style:justify-single-word="false"/>
      <style:text-properties officeooo:rsid="00908067" officeooo:paragraph-rsid="00908067"/>
    </style:style>
    <style:style style:name="P142" style:family="paragraph" style:parent-style-name="Text_20_body">
      <style:paragraph-properties fo:text-align="justify" style:justify-single-word="false"/>
      <style:text-properties officeooo:rsid="008f91c1" officeooo:paragraph-rsid="008f91c1"/>
    </style:style>
    <style:style style:name="P143" style:family="paragraph" style:parent-style-name="Text_20_body">
      <style:paragraph-properties fo:text-align="justify" style:justify-single-word="false"/>
      <style:text-properties officeooo:rsid="008d771f" officeooo:paragraph-rsid="008d771f"/>
    </style:style>
    <style:style style:name="P144" style:family="paragraph" style:parent-style-name="Text_20_body">
      <style:paragraph-properties fo:text-align="justify" style:justify-single-word="false"/>
      <style:text-properties officeooo:rsid="008c77b8" officeooo:paragraph-rsid="008c77b8"/>
    </style:style>
    <style:style style:name="P145"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46"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47"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48"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49"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50"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51"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52"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53"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54"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55"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56"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57"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58"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59"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0"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1"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2"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63"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64"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65"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66"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67"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68"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69"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70"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171" style:family="paragraph" style:parent-style-name="Text_20_body">
      <style:paragraph-properties fo:margin-top="0cm" fo:margin-bottom="0cm" loext:contextual-spacing="false"/>
      <style:text-properties fo:font-weight="normal" officeooo:rsid="005c7a56" officeooo:paragraph-rsid="005c7a56" style:font-weight-asian="normal" style:font-weight-complex="normal"/>
    </style:style>
    <style:style style:name="P172"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73" style:family="paragraph" style:parent-style-name="Text_20_body" style:list-style-name="L25">
      <style:paragraph-properties fo:margin-top="0cm" fo:margin-bottom="0cm" loext:contextual-spacing="false"/>
      <style:text-properties officeooo:paragraph-rsid="005c7a56"/>
    </style:style>
    <style:style style:name="P174" style:family="paragraph" style:parent-style-name="Text_20_body" style:list-style-name="L25">
      <style:paragraph-properties fo:margin-top="0cm" fo:margin-bottom="0cm" loext:contextual-spacing="false"/>
      <style:text-properties officeooo:rsid="005c7a56" officeooo:paragraph-rsid="005c7a56"/>
    </style:style>
    <style:style style:name="P175" style:family="paragraph" style:parent-style-name="Text_20_body" style:list-style-name="L26">
      <style:paragraph-properties fo:margin-top="0cm" fo:margin-bottom="0cm" loext:contextual-spacing="false"/>
      <style:text-properties officeooo:paragraph-rsid="005c7a56"/>
    </style:style>
    <style:style style:name="P176"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77"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78"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79"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80"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81"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82" style:family="paragraph" style:parent-style-name="Text_20_body" style:list-style-name="L27">
      <style:paragraph-properties fo:margin-top="0cm" fo:margin-bottom="0cm" loext:contextual-spacing="false"/>
      <style:text-properties officeooo:paragraph-rsid="005c7a56"/>
    </style:style>
    <style:style style:name="P183" style:family="paragraph" style:parent-style-name="Text_20_body">
      <style:paragraph-properties fo:break-before="page"/>
    </style:style>
    <style:style style:name="P184" style:family="paragraph" style:parent-style-name="Heading_20_1">
      <style:paragraph-properties fo:text-align="center" style:justify-single-word="false"/>
      <style:text-properties fo:font-style="normal" style:font-style-asian="normal" style:font-style-complex="normal"/>
    </style:style>
    <style:style style:name="P185" style:family="paragraph" style:parent-style-name="Heading_20_1">
      <style:paragraph-properties fo:break-before="page"/>
      <style:text-properties fo:font-style="normal" style:font-style-asian="normal" style:font-style-complex="normal"/>
    </style:style>
    <style:style style:name="P186" style:family="paragraph" style:parent-style-name="Heading_20_1">
      <style:paragraph-properties fo:text-align="center" style:justify-single-word="false" fo:break-before="page"/>
      <style:text-properties fo:font-style="normal" style:font-style-asian="normal" style:font-style-complex="normal"/>
    </style:style>
    <style:style style:name="P187" style:family="paragraph" style:parent-style-name="Heading_20_2">
      <style:text-properties fo:font-style="normal" style:font-style-asian="normal" style:font-style-complex="normal"/>
    </style:style>
    <style:style style:name="P188" style:family="paragraph" style:parent-style-name="Heading_20_2">
      <style:text-properties fo:font-style="normal" officeooo:paragraph-rsid="005bd38f" style:font-style-asian="normal" style:font-style-complex="normal"/>
    </style:style>
    <style:style style:name="P189" style:family="paragraph" style:parent-style-name="Heading_20_2">
      <style:paragraph-properties fo:break-before="page"/>
    </style:style>
    <style:style style:name="P190" style:family="paragraph" style:parent-style-name="Heading_20_2">
      <style:paragraph-properties fo:break-before="page"/>
      <style:text-properties officeooo:rsid="0048a39b" officeooo:paragraph-rsid="0048a39b"/>
    </style:style>
    <style:style style:name="P191" style:family="paragraph" style:parent-style-name="Heading_20_2">
      <style:paragraph-properties fo:break-before="page"/>
      <style:text-properties fo:font-style="normal" style:font-style-asian="normal" style:font-style-complex="normal"/>
    </style:style>
    <style:style style:name="P192" style:family="paragraph" style:parent-style-name="Heading_20_3">
      <style:text-properties officeooo:rsid="002c8da1" officeooo:paragraph-rsid="002c8da1"/>
    </style:style>
    <style:style style:name="P193" style:family="paragraph" style:parent-style-name="Heading_20_4">
      <style:text-properties officeooo:paragraph-rsid="008c77b8"/>
    </style:style>
    <style:style style:name="P194" style:family="paragraph" style:parent-style-name="Heading_20_4">
      <style:text-properties officeooo:rsid="008bb56e" officeooo:paragraph-rsid="008bb56e"/>
    </style:style>
    <style:style style:name="P195" style:family="paragraph" style:parent-style-name="Heading_20_4">
      <style:text-properties officeooo:rsid="006da4d4" officeooo:paragraph-rsid="006da4d4"/>
    </style:style>
    <style:style style:name="P196" style:family="paragraph" style:parent-style-name="Heading_20_4">
      <style:text-properties officeooo:rsid="0033065f" officeooo:paragraph-rsid="0037b940"/>
    </style:style>
    <style:style style:name="P197" style:family="paragraph" style:parent-style-name="Heading_20_4">
      <style:text-properties officeooo:paragraph-rsid="00974033"/>
    </style:style>
    <style:style style:name="P198" style:family="paragraph" style:parent-style-name="Heading_20_4">
      <style:paragraph-properties fo:break-before="page"/>
    </style:style>
    <style:style style:name="P199" style:family="paragraph" style:parent-style-name="Heading_20_4">
      <style:paragraph-properties fo:break-before="page"/>
      <style:text-properties officeooo:rsid="008c77b8" officeooo:paragraph-rsid="008c77b8"/>
    </style:style>
    <style:style style:name="P200" style:family="paragraph" style:parent-style-name="Footer">
      <style:text-properties fo:color="#666666" fo:font-size="10pt" style:font-size-asian="10pt" style:font-size-complex="10pt"/>
    </style:style>
    <style:style style:name="P201"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02" style:family="paragraph" style:parent-style-name="Table_20_Contents" style:list-style-name="L23">
      <style:text-properties fo:font-weight="normal" officeooo:rsid="0037b940" officeooo:paragraph-rsid="0037b940" style:font-weight-asian="normal" style:font-weight-complex="normal"/>
    </style:style>
    <style:style style:name="P203"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204" style:family="paragraph" style:parent-style-name="Table_20_Contents">
      <style:paragraph-properties fo:text-align="center" style:justify-single-word="false"/>
      <style:text-properties officeooo:rsid="00989dca" officeooo:paragraph-rsid="00989dca"/>
    </style:style>
    <style:style style:name="P205" style:family="paragraph" style:parent-style-name="Slika">
      <style:paragraph-properties fo:text-align="center" style:justify-single-word="false"/>
    </style:style>
    <style:style style:name="P206"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7"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8"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09"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10"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1"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2"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3"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14"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5"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6"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7"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1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19"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0"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1"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2"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23"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4"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5"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6"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7"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8"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9"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0"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1"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32"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33"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34"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5"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6"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7"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8"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39"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4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4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4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4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4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45"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4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47"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4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4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50"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51"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52"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53"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54"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5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56"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257"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8"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9"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0"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1"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4"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78"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79"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80"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81"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82"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83"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84"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85"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86"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87"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88"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89"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90"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91" style:family="paragraph" style:parent-style-name="normal" style:list-style-name="L3">
      <style:paragraph-properties fo:line-height="150%" fo:text-align="justify" style:justify-single-word="false"/>
      <style:text-properties officeooo:paragraph-rsid="0015d025"/>
    </style:style>
    <style:style style:name="P292" style:family="paragraph" style:parent-style-name="normal" style:list-style-name="L11">
      <style:paragraph-properties fo:line-height="150%" fo:text-align="justify" style:justify-single-word="false"/>
      <style:text-properties officeooo:paragraph-rsid="00192429"/>
    </style:style>
    <style:style style:name="P293" style:family="paragraph" style:parent-style-name="normal" style:list-style-name="WW8Num9">
      <style:paragraph-properties fo:line-height="150%" fo:text-align="justify" style:justify-single-word="false"/>
      <style:text-properties officeooo:rsid="0017918a" officeooo:paragraph-rsid="00192429"/>
    </style:style>
    <style:style style:name="P294"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fo:font-style="italic" style:font-style-asian="italic" style:font-style-complex="italic"/>
    </style:style>
    <style:style style:name="T2" style:family="text">
      <style:text-properties fo:font-style="italic" officeooo:rsid="002de370" style:font-style-asian="italic" style:font-style-complex="italic"/>
    </style:style>
    <style:style style:name="T3" style:family="text">
      <style:text-properties fo:font-style="italic" officeooo:rsid="002f17d1" style:font-style-asian="italic" style:font-style-complex="italic"/>
    </style:style>
    <style:style style:name="T4" style:family="text">
      <style:text-properties fo:font-style="italic" officeooo:rsid="003c06ab" style:font-style-asian="italic" style:font-style-complex="italic"/>
    </style:style>
    <style:style style:name="T5" style:family="text">
      <style:text-properties fo:font-style="italic" officeooo:rsid="00145a1c" style:font-style-asian="italic" style:font-style-complex="italic"/>
    </style:style>
    <style:style style:name="T6" style:family="text">
      <style:text-properties fo:font-style="italic" officeooo:rsid="0053d8aa" style:font-style-asian="italic" style:font-style-complex="italic"/>
    </style:style>
    <style:style style:name="T7" style:family="text">
      <style:text-properties fo:font-style="italic" officeooo:rsid="005c8d27" style:font-style-asian="italic" style:font-style-complex="italic"/>
    </style:style>
    <style:style style:name="T8" style:family="text">
      <style:text-properties fo:font-style="italic" officeooo:rsid="00660155" style:font-style-asian="italic" style:font-style-complex="italic"/>
    </style:style>
    <style:style style:name="T9" style:family="text">
      <style:text-properties fo:font-style="italic" officeooo:rsid="006c0cc4" style:font-style-asian="italic" style:font-style-complex="italic"/>
    </style:style>
    <style:style style:name="T10" style:family="text">
      <style:text-properties fo:font-style="italic" officeooo:rsid="00704e54" style:font-style-asian="italic" style:font-style-complex="italic"/>
    </style:style>
    <style:style style:name="T11" style:family="text">
      <style:text-properties fo:font-style="italic" officeooo:rsid="00733dda" style:font-style-asian="italic" style:font-style-complex="italic"/>
    </style:style>
    <style:style style:name="T12" style:family="text">
      <style:text-properties fo:font-style="italic" officeooo:rsid="00836675" style:font-style-asian="italic" style:font-style-complex="italic"/>
    </style:style>
    <style:style style:name="T13" style:family="text">
      <style:text-properties fo:font-style="italic" officeooo:rsid="00862432" style:font-style-asian="italic" style:font-style-complex="italic"/>
    </style:style>
    <style:style style:name="T14" style:family="text">
      <style:text-properties fo:font-style="italic" officeooo:rsid="00836675" style:font-style-asian="italic" style:font-size-complex="10.5pt" style:font-style-complex="italic"/>
    </style:style>
    <style:style style:name="T15" style:family="text">
      <style:text-properties fo:font-style="italic" officeooo:rsid="003b9b3c" style:font-style-asian="italic" style:font-size-complex="10.5pt" style:font-style-complex="normal"/>
    </style:style>
    <style:style style:name="T16" style:family="text">
      <style:text-properties fo:font-style="italic" fo:font-weight="normal" officeooo:rsid="00733dda"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353fba" style:font-style-asian="normal" style:font-style-complex="normal"/>
    </style:style>
    <style:style style:name="T19" style:family="text">
      <style:text-properties fo:font-style="normal" officeooo:rsid="003c06ab" style:font-style-asian="normal" style:font-style-complex="normal"/>
    </style:style>
    <style:style style:name="T20" style:family="text">
      <style:text-properties fo:font-style="normal" officeooo:rsid="0067bb81" style:font-style-asian="normal" style:font-style-complex="normal"/>
    </style:style>
    <style:style style:name="T21" style:family="text">
      <style:text-properties fo:font-style="normal" officeooo:rsid="006c0cc4" style:font-style-asian="normal" style:font-style-complex="normal"/>
    </style:style>
    <style:style style:name="T22" style:family="text">
      <style:text-properties fo:font-style="normal" officeooo:rsid="003b9b3c" style:font-style-asian="normal" style:font-size-complex="10.5pt"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353fba" style:font-style-asian="normal" style:font-weight-asian="bold" style:font-style-complex="normal" style:font-weight-complex="bold"/>
    </style:style>
    <style:style style:name="T25" style:family="text">
      <style:text-properties fo:font-style="normal" fo:font-weight="bold" officeooo:rsid="0067bb81" style:font-style-asian="normal" style:font-weight-asian="bold" style:font-style-complex="normal" style:font-weight-complex="bold"/>
    </style:style>
    <style:style style:name="T26" style:family="text">
      <style:text-properties fo:font-style="normal" fo:font-weight="bold" style:font-name-asian="Arial" style:font-style-asian="normal" style:font-weight-asian="bold" style:font-name-complex="Arial" style:font-style-complex="normal" style:font-weight-complex="bold"/>
    </style:style>
    <style:style style:name="T27"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8" style:family="text">
      <style:text-properties fo:font-style="normal" style:font-name-asian="Arial" style:font-style-asian="normal" style:font-name-complex="Arial" style:font-style-complex="normal"/>
    </style:style>
    <style:style style:name="T29" style:family="text">
      <style:text-properties fo:font-style="normal" officeooo:rsid="0067bb81" style:font-name-asian="Arial" style:font-style-asian="normal" style:font-name-complex="Arial" style:font-style-complex="normal"/>
    </style:style>
    <style:style style:name="T30" style:family="text">
      <style:text-properties fo:font-style="normal" fo:font-weight="normal" style:font-name-asian="Arial" style:font-style-asian="normal" style:font-weight-asian="normal" style:font-name-complex="Arial" style:font-style-complex="normal" style:font-weight-complex="normal"/>
    </style:style>
    <style:style style:name="T31"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c8da1" style:font-style-asian="normal" style:font-weight-asian="normal" style:font-style-complex="normal" style:font-weight-complex="normal"/>
    </style:style>
    <style:style style:name="T52" style:family="text">
      <style:text-properties fo:font-style="normal" fo:font-weight="normal" officeooo:rsid="006c0cc4" style:font-style-asian="normal" style:font-weight-asian="normal" style:font-style-complex="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13cd85" style:font-weight-asian="normal" style:font-weight-complex="normal"/>
    </style:style>
    <style:style style:name="T55" style:family="text">
      <style:text-properties fo:font-weight="normal" officeooo:rsid="0015d025" style:font-weight-asian="normal" style:font-weight-complex="normal"/>
    </style:style>
    <style:style style:name="T56" style:family="text">
      <style:text-properties fo:font-weight="normal" officeooo:rsid="001a50ca" style:font-weight-asian="normal" style:font-weight-complex="normal"/>
    </style:style>
    <style:style style:name="T57" style:family="text">
      <style:text-properties fo:font-weight="normal" officeooo:rsid="00204a89" style:font-weight-asian="normal" style:font-weight-complex="normal"/>
    </style:style>
    <style:style style:name="T58" style:family="text">
      <style:text-properties fo:font-weight="normal" officeooo:rsid="0037b940" style:font-weight-asian="normal" style:font-weight-complex="normal"/>
    </style:style>
    <style:style style:name="T59" style:family="text">
      <style:text-properties style:font-name="Open Sans Light" fo:font-weight="normal" style:font-weight-asian="normal" style:font-weight-complex="normal"/>
    </style:style>
    <style:style style:name="T60" style:family="text">
      <style:text-properties style:font-name="PT Serif2"/>
    </style:style>
    <style:style style:name="T61" style:family="text">
      <style:text-properties style:font-name="PT Serif2" fo:font-style="italic" style:font-style-asian="italic" style:font-style-complex="italic"/>
    </style:style>
    <style:style style:name="T62" style:family="text">
      <style:text-properties style:font-name="PT Serif2" fo:font-style="italic" officeooo:rsid="003d5f96" style:font-style-asian="italic" style:font-style-complex="italic"/>
    </style:style>
    <style:style style:name="T63" style:family="text">
      <style:text-properties style:font-name="PT Serif2" fo:font-style="italic" officeooo:rsid="003e0137" style:font-style-asian="italic" style:font-style-complex="italic"/>
    </style:style>
    <style:style style:name="T64"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5"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6"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7"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8"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69"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0"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1"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2"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3"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74"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5"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6"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7" style:family="text">
      <style:text-properties style:font-name="PT Serif2" fo:font-size="12pt" fo:font-style="normal" style:font-size-asian="12pt" style:font-style-asian="normal" style:font-size-complex="12pt" style:font-style-complex="normal"/>
    </style:style>
    <style:style style:name="T78" style:family="text">
      <style:text-properties style:font-name="PT Serif2" fo:font-size="12pt" fo:font-style="normal" officeooo:rsid="005c8d27" style:font-size-asian="12pt" style:font-style-asian="normal" style:font-size-complex="12pt" style:font-style-complex="normal"/>
    </style:style>
    <style:style style:name="T79" style:family="text">
      <style:text-properties style:font-name="PT Serif2" fo:font-size="12pt" style:font-size-asian="12pt" style:font-size-complex="12pt"/>
    </style:style>
    <style:style style:name="T80" style:family="text">
      <style:text-properties style:font-name="PT Serif2" fo:font-size="12pt" officeooo:rsid="005c7a56" style:font-size-asian="12pt" style:font-size-complex="12pt"/>
    </style:style>
    <style:style style:name="T81" style:family="text">
      <style:text-properties style:font-name="PT Serif2" fo:font-size="12pt" officeooo:rsid="005c8d27" style:font-size-asian="12pt" style:font-size-complex="12pt"/>
    </style:style>
    <style:style style:name="T82" style:family="text">
      <style:text-properties style:font-name="PT Serif2" fo:font-size="12pt" officeooo:rsid="005d456f" style:font-size-asian="12pt" style:font-size-complex="12pt"/>
    </style:style>
    <style:style style:name="T83" style:family="text">
      <style:text-properties style:font-name="PT Serif2" fo:font-size="12pt" officeooo:rsid="005de701" style:font-size-asian="12pt" style:font-size-complex="12pt"/>
    </style:style>
    <style:style style:name="T84" style:family="text">
      <style:text-properties style:font-name="PT Serif2" fo:font-size="12pt" officeooo:rsid="0063893a" style:font-size-asian="12pt" style:font-size-complex="12pt"/>
    </style:style>
    <style:style style:name="T85" style:family="text">
      <style:text-properties style:font-name="PT Serif2" fo:font-size="12pt" officeooo:rsid="007c9362" style:font-size-asian="12pt" style:font-size-complex="12pt"/>
    </style:style>
    <style:style style:name="T86" style:family="text">
      <style:text-properties style:font-name="PT Serif2" fo:font-size="12pt" fo:font-style="italic" style:font-size-asian="12pt" style:font-style-asian="italic" style:font-size-complex="12pt" style:font-style-complex="italic"/>
    </style:style>
    <style:style style:name="T87"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8"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89"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90"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1"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2"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93" style:family="text">
      <style:text-properties style:font-name="PT Serif2" fo:font-size="12pt" fo:font-weight="normal" style:font-size-asian="12pt" style:font-weight-asian="normal" style:font-size-complex="12pt" style:font-weight-complex="normal"/>
    </style:style>
    <style:style style:name="T94" style:family="text">
      <style:text-properties style:font-name="PT Serif2" fo:font-size="12pt" fo:font-weight="normal" officeooo:rsid="005c7a56" style:font-size-asian="12pt" style:font-weight-asian="normal" style:font-size-complex="12pt" style:font-weight-complex="normal"/>
    </style:style>
    <style:style style:name="T95" style:family="text">
      <style:text-properties style:font-name="PT Serif2" fo:font-size="12pt" fo:font-weight="bold" style:font-size-asian="12pt" style:font-weight-asian="bold" style:font-size-complex="12pt" style:font-weight-complex="bold"/>
    </style:style>
    <style:style style:name="T96" style:family="text">
      <style:text-properties style:font-name="PT Serif2" fo:font-size="12pt" fo:font-weight="bold" officeooo:rsid="005c7a56" style:font-size-asian="12pt" style:font-weight-asian="bold" style:font-size-complex="12pt" style:font-weight-complex="bold"/>
    </style:style>
    <style:style style:name="T97" style:family="text">
      <style:text-properties style:font-name="PT Serif2" fo:font-size="12pt" fo:font-weight="bold" officeooo:rsid="005de701" style:font-size-asian="12pt" style:font-weight-asian="bold" style:font-size-complex="12pt" style:font-weight-complex="bold"/>
    </style:style>
    <style:style style:name="T98" style:family="text">
      <style:text-properties style:font-name="PT Serif2" fo:font-size="12pt" fo:font-weight="bold" officeooo:rsid="0063893a" style:font-size-asian="12pt" style:font-weight-asian="bold" style:font-size-complex="12pt" style:font-weight-complex="bold"/>
    </style:style>
    <style:style style:name="T99" style:family="text">
      <style:text-properties style:font-name="PT Serif2" officeooo:rsid="003d5f96"/>
    </style:style>
    <style:style style:name="T100" style:family="text">
      <style:text-properties fo:font-weight="bold" style:font-weight-asian="bold" style:font-weight-complex="bold"/>
    </style:style>
    <style:style style:name="T101" style:family="text">
      <style:text-properties fo:font-weight="bold" officeooo:rsid="005de701" style:font-weight-asian="bold" style:font-weight-complex="bold"/>
    </style:style>
    <style:style style:name="T102" style:family="text">
      <style:text-properties fo:font-weight="bold" officeooo:rsid="008f903b" style:font-weight-asian="bold" style:font-weight-complex="bold"/>
    </style:style>
    <style:style style:name="T103" style:family="text">
      <style:text-properties fo:font-weight="bold" officeooo:rsid="009e1ac4" style:font-weight-asian="bold" style:font-weight-complex="bold"/>
    </style:style>
    <style:style style:name="T104" style:family="text">
      <style:text-properties officeooo:rsid="000f1b2b"/>
    </style:style>
    <style:style style:name="T105" style:family="text">
      <style:text-properties officeooo:rsid="00103be0"/>
    </style:style>
    <style:style style:name="T106" style:family="text">
      <style:text-properties officeooo:rsid="0010ff1d"/>
    </style:style>
    <style:style style:name="T107" style:family="text">
      <style:text-properties officeooo:rsid="00129624"/>
    </style:style>
    <style:style style:name="T108" style:family="text">
      <style:text-properties officeooo:rsid="0013cd85"/>
    </style:style>
    <style:style style:name="T109" style:family="text">
      <style:text-properties officeooo:rsid="00145a1c"/>
    </style:style>
    <style:style style:name="T110" style:family="text">
      <style:text-properties officeooo:rsid="0015d025"/>
    </style:style>
    <style:style style:name="T111" style:family="text">
      <style:text-properties officeooo:rsid="0017918a"/>
    </style:style>
    <style:style style:name="T112" style:family="text">
      <style:text-properties officeooo:rsid="00192429"/>
    </style:style>
    <style:style style:name="T113" style:family="text">
      <style:text-properties officeooo:rsid="00193304"/>
    </style:style>
    <style:style style:name="T114" style:family="text">
      <style:text-properties officeooo:rsid="001a50ca"/>
    </style:style>
    <style:style style:name="T115" style:family="text">
      <style:text-properties officeooo:rsid="001f8c6a"/>
    </style:style>
    <style:style style:name="T116" style:family="text">
      <style:text-properties style:font-name-asian="Arial"/>
    </style:style>
    <style:style style:name="T117" style:family="text">
      <style:text-properties officeooo:rsid="001f8c6a" style:font-name-asian="Arial"/>
    </style:style>
    <style:style style:name="T118" style:family="text">
      <style:text-properties officeooo:rsid="00204a89"/>
    </style:style>
    <style:style style:name="T119" style:family="text">
      <style:text-properties officeooo:rsid="0022b268"/>
    </style:style>
    <style:style style:name="T120" style:family="text">
      <style:text-properties officeooo:rsid="002a9694"/>
    </style:style>
    <style:style style:name="T121" style:family="text">
      <style:text-properties officeooo:rsid="002de370"/>
    </style:style>
    <style:style style:name="T122" style:family="text">
      <style:text-properties officeooo:rsid="002f17d1"/>
    </style:style>
    <style:style style:name="T123" style:family="text">
      <style:text-properties officeooo:rsid="0033065f"/>
    </style:style>
    <style:style style:name="T124" style:family="text">
      <style:text-properties officeooo:rsid="00353fba"/>
    </style:style>
    <style:style style:name="T125" style:family="text">
      <style:text-properties officeooo:rsid="0036b354"/>
    </style:style>
    <style:style style:name="T126" style:family="text">
      <style:text-properties style:font-name="Open Sans1" fo:font-size="11pt" style:font-size-asian="11pt" style:font-size-complex="11pt"/>
    </style:style>
    <style:style style:name="T127" style:family="text">
      <style:text-properties style:font-name="Open Sans1" fo:font-size="11pt" officeooo:rsid="00346fb9" style:font-size-asian="11pt" style:font-size-complex="11pt"/>
    </style:style>
    <style:style style:name="T128" style:family="text">
      <style:text-properties officeooo:rsid="0037b940"/>
    </style:style>
    <style:style style:name="T129" style:family="text">
      <style:text-properties style:text-position="sub 58%" fo:font-style="normal" style:font-style-asian="normal" style:font-style-complex="normal"/>
    </style:style>
    <style:style style:name="T130" style:family="text">
      <style:text-properties style:text-position="sub 58%" fo:font-style="normal" fo:font-weight="normal" style:font-style-asian="normal" style:font-weight-asian="normal" style:font-style-complex="normal" style:font-weight-complex="normal"/>
    </style:style>
    <style:style style:name="T131" style:family="text">
      <style:text-properties fo:font-size="11pt" fo:font-style="italic" style:font-size-asian="11pt" style:font-style-asian="italic" style:font-size-complex="11pt" style:font-style-complex="italic"/>
    </style:style>
    <style:style style:name="T132" style:family="text">
      <style:text-properties fo:font-size="11pt" fo:font-style="italic" officeooo:rsid="0037b940" style:font-size-asian="11pt" style:font-style-asian="italic" style:font-size-complex="11pt" style:font-style-complex="italic"/>
    </style:style>
    <style:style style:name="T133" style:family="text">
      <style:text-properties officeooo:rsid="003c06ab"/>
    </style:style>
    <style:style style:name="T134" style:family="text">
      <style:text-properties officeooo:rsid="003cd9ca"/>
    </style:style>
    <style:style style:name="T135" style:family="text">
      <style:text-properties officeooo:rsid="0043e92b"/>
    </style:style>
    <style:style style:name="T136" style:family="text">
      <style:text-properties officeooo:rsid="004937ae"/>
    </style:style>
    <style:style style:name="T137" style:family="text">
      <style:text-properties officeooo:rsid="0053d8aa"/>
    </style:style>
    <style:style style:name="T138" style:family="text">
      <style:text-properties officeooo:rsid="005c8d27"/>
    </style:style>
    <style:style style:name="T139" style:family="text">
      <style:text-properties officeooo:rsid="00660155"/>
    </style:style>
    <style:style style:name="T140" style:family="text">
      <style:text-properties officeooo:rsid="0067bb81"/>
    </style:style>
    <style:style style:name="T141" style:family="text">
      <style:text-properties officeooo:rsid="006937d8"/>
    </style:style>
    <style:style style:name="T142" style:family="text">
      <style:text-properties officeooo:rsid="0069ced1"/>
    </style:style>
    <style:style style:name="T143" style:family="text">
      <style:text-properties officeooo:rsid="006a2fc8"/>
    </style:style>
    <style:style style:name="T144" style:family="text">
      <style:text-properties officeooo:rsid="006c0cc4"/>
    </style:style>
    <style:style style:name="T145" style:family="text">
      <style:text-properties style:font-size-complex="10.5pt"/>
    </style:style>
    <style:style style:name="T146" style:family="text">
      <style:text-properties officeooo:rsid="00704e54"/>
    </style:style>
    <style:style style:name="T147" style:family="text">
      <style:text-properties officeooo:rsid="00733dda"/>
    </style:style>
    <style:style style:name="T148" style:family="text">
      <style:text-properties officeooo:rsid="00788ce0"/>
    </style:style>
    <style:style style:name="T149" style:family="text">
      <style:text-properties officeooo:rsid="007c9362"/>
    </style:style>
    <style:style style:name="T150" style:family="text">
      <style:text-properties officeooo:rsid="007e8eac"/>
    </style:style>
    <style:style style:name="T151" style:family="text">
      <style:text-properties officeooo:rsid="00836675"/>
    </style:style>
    <style:style style:name="T152" style:family="text">
      <style:text-properties officeooo:rsid="00862432"/>
    </style:style>
    <style:style style:name="T153" style:family="text">
      <style:text-properties officeooo:rsid="0089e9a3"/>
    </style:style>
    <style:style style:name="T154" style:family="text">
      <style:text-properties officeooo:rsid="008b0a37"/>
    </style:style>
    <style:style style:name="T155" style:family="text">
      <style:text-properties officeooo:rsid="008c77b8"/>
    </style:style>
    <style:style style:name="T156" style:family="text">
      <style:text-properties officeooo:rsid="00908067"/>
    </style:style>
    <style:style style:name="T157" style:family="text">
      <style:text-properties officeooo:rsid="0092601b"/>
    </style:style>
    <style:style style:name="T158" style:family="text">
      <style:text-properties style:font-name-complex="PTSerif-Regular"/>
    </style:style>
    <style:style style:name="T159" style:family="text">
      <style:text-properties officeooo:rsid="009b4f96" style:font-name-complex="PTSerif-Regular"/>
    </style:style>
    <style:style style:name="T160" style:family="text">
      <style:text-properties officeooo:rsid="009d2f13" style:font-name-complex="PTSerif-Regular"/>
    </style:style>
    <style:style style:name="T161" style:family="text">
      <style:text-properties officeooo:rsid="0095995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7">Oblikovanje programske potpore</text:p>
      <text:p text:style-name="P8">Ak. god. 2015/2016</text:p>
      <text:p text:style-name="P2"><text:line-break/></text:p>
      <text:p text:style-name="P2"/>
      <text:p text:style-name="P2"/>
      <text:p text:style-name="P6"><text:span text:style-name="T59">Sustav za arhivu i <text:line-break/>reprodukciju tonskih zapisa</text:span><text:span text:style-name="T53"> </text:span></text:p>
      <text:p text:style-name="P4">Dokumentacija, revizija 1.0</text:p>
      <text:p text:style-name="P3"/>
      <text:p text:style-name="P3"/>
      <text:p text:style-name="P5"><text:span text:style-name="T60"><text:line-break/><text:line-break/><text:line-break/>Grupa: </text:span><text:span text:style-name="T61">BananaBlade<text:line-break/></text:span><text:span text:style-name="T60">Voditelj: </text:span><text:span text:style-name="T61">Zvonimir Jurelinac<text:line-break/><text:line-break/></text:span><text:span text:style-name="T60">Datum predaje: </text:span><text:span text:style-name="T63">20. studeni 2015.</text:span><text:span text:style-name="T61"><text:line-break/><text:line-break/></text:span><text:span text:style-name="T99">Asistent: </text:span><text:span text:style-name="T62">Miljenko Krhen<text:line-break/></text:span><text:span text:style-name="T99">Nastavnik: </text:span><text:span text:style-name="T62">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Sadržaj</text:p>
          </text:index-title>
          <text:p text:style-name="P129"><text:a xlink:type="simple" xlink:href="#__RefHeading___Toc196_1769527897" text:style-name="Index_20_Link" text:visited-style-name="Index_20_Link">1. Dnevnik promjene dokumentacije<text:tab/>3</text:a></text:p>
          <text:p text:style-name="P129"><text:a xlink:type="simple" xlink:href="#__RefHeading___Toc198_1769527897" text:style-name="Index_20_Link" text:visited-style-name="Index_20_Link">2. Opis projektnog zadatka<text:tab/>4</text:a></text:p>
          <text:p text:style-name="P129"><text:a xlink:type="simple" xlink:href="#__RefHeading___Toc200_1769527897" text:style-name="Index_20_Link" text:visited-style-name="Index_20_Link">3. Rječnik pojmova<text:tab/>8</text:a></text:p>
          <text:p text:style-name="P129"><text:a xlink:type="simple" xlink:href="#__RefHeading___Toc202_1769527897" text:style-name="Index_20_Link" text:visited-style-name="Index_20_Link">4. Funkcionalni zahtjevi<text:tab/>9</text:a></text:p>
          <text:p text:style-name="P128"><text:a xlink:type="simple" xlink:href="#__RefHeading___Toc1317_1463536368" text:style-name="Index_20_Link" text:visited-style-name="Index_20_Link">4.1 Opis obrazaca uporabe<text:tab/>11</text:a></text:p>
          <text:p text:style-name="P128"><text:a xlink:type="simple" xlink:href="#__RefHeading___Toc2745_776402836" text:style-name="Index_20_Link" text:visited-style-name="Index_20_Link">4.2 Sekvencijski dijagrami<text:tab/>26</text:a></text:p>
          <text:p text:style-name="P129"><text:a xlink:type="simple" xlink:href="#__RefHeading___Toc204_1769527897" text:style-name="Index_20_Link" text:visited-style-name="Index_20_Link">5. Ostali zahtjevi<text:tab/>31</text:a></text:p>
          <text:p text:style-name="P129"><text:a xlink:type="simple" xlink:href="#__RefHeading___Toc206_1769527897" text:style-name="Index_20_Link" text:visited-style-name="Index_20_Link">6. Arhitektura i dizajn sustava<text:tab/>32</text:a></text:p>
          <text:p text:style-name="P128"><text:a xlink:type="simple" xlink:href="#__RefHeading___Toc443_1769527897" text:style-name="Index_20_Link" text:visited-style-name="Index_20_Link">6.1. Svrha, opći prioriteti i skica sustava<text:tab/>32</text:a></text:p>
          <text:p text:style-name="P128"><text:a xlink:type="simple" xlink:href="#__RefHeading___Toc445_1769527897" text:style-name="Index_20_Link" text:visited-style-name="Index_20_Link">6.2. Dijagram razreda s opisom<text:tab/>43</text:a></text:p>
          <text:p text:style-name="P128"><text:a xlink:type="simple" xlink:href="#__RefHeading___Toc447_1769527897" text:style-name="Index_20_Link" text:visited-style-name="Index_20_Link">6.3. Dijagram objekata<text:tab/>46</text:a></text:p>
          <text:p text:style-name="P128"><text:a xlink:type="simple" xlink:href="#__RefHeading___Toc449_1769527897" text:style-name="Index_20_Link" text:visited-style-name="Index_20_Link">6.4. Ostali UML dijagrami<text:tab/>47</text:a></text:p>
          <text:p text:style-name="P129"><text:a xlink:type="simple" xlink:href="#__RefHeading___Toc208_1769527897" text:style-name="Index_20_Link" text:visited-style-name="Index_20_Link">7. Implementacija i korisničko sučelje<text:tab/>48</text:a></text:p>
          <text:p text:style-name="P128"><text:a xlink:type="simple" xlink:href="#__RefHeading___Toc451_1769527897" text:style-name="Index_20_Link" text:visited-style-name="Index_20_Link">7.1. Dijagram razmještaja<text:tab/>48</text:a></text:p>
          <text:p text:style-name="P128"><text:a xlink:type="simple" xlink:href="#__RefHeading___Toc453_1769527897" text:style-name="Index_20_Link" text:visited-style-name="Index_20_Link">7.2. Korištene tehnologije i alati<text:tab/>48</text:a></text:p>
          <text:p text:style-name="P128"><text:a xlink:type="simple" xlink:href="#__RefHeading___Toc455_1769527897" text:style-name="Index_20_Link" text:visited-style-name="Index_20_Link">7.3. Isječak programskog koda vezan za temeljnu funkcionalnost sustava<text:tab/>48</text:a></text:p>
          <text:p text:style-name="P128"><text:a xlink:type="simple" xlink:href="#__RefHeading___Toc457_1769527897" text:style-name="Index_20_Link" text:visited-style-name="Index_20_Link">7.4. Ispitivanje programskog rješenja<text:tab/>48</text:a></text:p>
          <text:p text:style-name="P128"><text:a xlink:type="simple" xlink:href="#__RefHeading___Toc459_1769527897" text:style-name="Index_20_Link" text:visited-style-name="Index_20_Link">7.5. Upute za instalaciju<text:tab/>48</text:a></text:p>
          <text:p text:style-name="P128"><text:a xlink:type="simple" xlink:href="#__RefHeading___Toc461_1769527897" text:style-name="Index_20_Link" text:visited-style-name="Index_20_Link">7.6. Korisničke upute<text:tab/>48</text:a></text:p>
          <text:p text:style-name="P129"><text:a xlink:type="simple" xlink:href="#__RefHeading___Toc210_1769527897" text:style-name="Index_20_Link" text:visited-style-name="Index_20_Link">8. Zaključak i budući rad<text:tab/>49</text:a></text:p>
          <text:p text:style-name="P129"><text:a xlink:type="simple" xlink:href="#__RefHeading___Toc421_1769527897" text:style-name="Index_20_Link" text:visited-style-name="Index_20_Link">9. Popis literature<text:tab/>50</text:a></text:p>
          <text:p text:style-name="P129"><text:a xlink:type="simple" xlink:href="#__RefHeading___Toc423_1769527897" text:style-name="Index_20_Link" text:visited-style-name="Index_20_Link">Dodatak A: Indeks (slika, dijagrama, tablica, ispisa koda)<text:tab/>51</text:a></text:p>
          <text:p text:style-name="P129"><text:a xlink:type="simple" xlink:href="#__RefHeading___Toc425_1769527897" text:style-name="Index_20_Link" text:visited-style-name="Index_20_Link">Dodatak B: Dnevnik sastajanja<text:tab/>52</text:a></text:p>
          <text:p text:style-name="P129"><text:a xlink:type="simple" xlink:href="#__RefHeading___Toc427_1769527897" text:style-name="Index_20_Link" text:visited-style-name="Index_20_Link">Dodatak C: Prikaz aktivnosti grupe<text:tab/>53</text:a></text:p>
        </text:index-body>
      </text:table-of-content>
      <text:h text:style-name="P184" text:outline-level="1"><text:bookmark-start text:name="__RefHeading___Toc196_1769527897"/><text:soft-page-break/>1. Dnevnik promjene dokumentacije<text:bookmark-end text:name="__RefHeading___Toc196_1769527897"/></text:h>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1">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4" office:value-type="string">
            <text:p text:style-name="P52">0.1</text:p>
          </table:table-cell>
          <table:table-cell table:style-name="Table1.B14" office:value-type="string">
            <text:p text:style-name="P51">Stvoren predložak za dokumentaciju</text:p>
          </table:table-cell>
          <table:table-cell table:style-name="Table1.C14" office:value-type="string">
            <text:p text:style-name="P51">Jurelinac, <text:span text:style-name="T139">Škalec</text:span></text:p>
          </table:table-cell>
          <table:table-cell table:style-name="Table1.D2" office:value-type="string">
            <text:p text:style-name="P51">25. 10. <text:span text:style-name="T107">20</text:span>15</text:p>
          </table:table-cell>
        </table:table-row>
        <table:table-row>
          <table:table-cell table:style-name="Table1.A14" office:value-type="string">
            <text:p text:style-name="P52">0.1.1</text:p>
          </table:table-cell>
          <table:table-cell table:style-name="Table1.B14" office:value-type="string">
            <text:p text:style-name="P51">Napisan dio opisa<text:line-break/>Dodan rječnik pojmova</text:p>
          </table:table-cell>
          <table:table-cell table:style-name="Table1.C14" office:value-type="string">
            <text:p text:style-name="P51">Jurelinac</text:p>
          </table:table-cell>
          <table:table-cell table:style-name="Table1.D3" office:value-type="string">
            <text:p text:style-name="P51">25. 10. <text:span text:style-name="T107">20</text:span>15</text:p>
          </table:table-cell>
        </table:table-row>
        <table:table-row>
          <table:table-cell table:style-name="Table1.A14" office:value-type="string">
            <text:p text:style-name="P52">0.<text:span text:style-name="T136">2</text:span></text:p>
          </table:table-cell>
          <table:table-cell table:style-name="Table1.B14" office:value-type="string">
            <text:p text:style-name="P51">Proširen opis zadatka</text:p>
          </table:table-cell>
          <table:table-cell table:style-name="Table1.C14" office:value-type="string">
            <text:p text:style-name="P51">Škalec</text:p>
          </table:table-cell>
          <table:table-cell table:style-name="Table1.D4" office:value-type="string">
            <text:p text:style-name="P51">02. 11. <text:span text:style-name="T107">20</text:span>15</text:p>
          </table:table-cell>
        </table:table-row>
        <table:table-row>
          <table:table-cell table:style-name="Table1.A14" office:value-type="string">
            <text:p text:style-name="P52">0.<text:span text:style-name="T136">3</text:span></text:p>
          </table:table-cell>
          <table:table-cell table:style-name="Table1.B14" office:value-type="string">
            <text:p text:style-name="P51">Proširen pojmovnik</text:p>
            <text:p text:style-name="P51">Započeti funkcionalni zahtjevi</text:p>
          </table:table-cell>
          <table:table-cell table:style-name="Table1.C14" office:value-type="string">
            <text:p text:style-name="P51">Škalec</text:p>
          </table:table-cell>
          <table:table-cell table:style-name="Table1.D5" office:value-type="string">
            <text:p text:style-name="P51">05. 11. <text:span text:style-name="T107">20</text:span>15</text:p>
          </table:table-cell>
        </table:table-row>
        <table:table-row>
          <table:table-cell table:style-name="Table1.A14" office:value-type="string">
            <text:p text:style-name="P52">0.<text:span text:style-name="T136">4</text:span></text:p>
          </table:table-cell>
          <table:table-cell table:style-name="Table1.B14" office:value-type="string">
            <text:p text:style-name="P51">Dovršeni funkcionalni zahtjevi</text:p>
            <text:p text:style-name="P51">Manje izmjene</text:p>
          </table:table-cell>
          <table:table-cell table:style-name="Table1.C14" office:value-type="string">
            <text:p text:style-name="P51">Škalec</text:p>
          </table:table-cell>
          <table:table-cell table:style-name="Table1.D6" office:value-type="string">
            <text:p text:style-name="P51">10. 11. <text:span text:style-name="T107">20</text:span>15</text:p>
          </table:table-cell>
        </table:table-row>
        <table:table-row>
          <table:table-cell table:style-name="Table1.A14" office:value-type="string">
            <text:p text:style-name="P53">0.<text:span text:style-name="T136">5</text:span></text:p>
          </table:table-cell>
          <table:table-cell table:style-name="Table1.B14" office:value-type="string">
            <text:p text:style-name="P58">Izmjene dijela opisa, <text:span text:style-name="T110">izmijenjeni neki obrasci upotrebe, dodani neki novi</text:span>, izmijenjen rječnik pojmova</text:p>
          </table:table-cell>
          <table:table-cell table:style-name="Table1.C14" office:value-type="string">
            <text:p text:style-name="P58">Jurelinac</text:p>
          </table:table-cell>
          <table:table-cell table:style-name="Table1.D14" office:value-type="string">
            <text:p text:style-name="P58">14. 11. 2015</text:p>
          </table:table-cell>
        </table:table-row>
        <table:table-row>
          <table:table-cell table:style-name="Table1.A14" office:value-type="string">
            <text:p text:style-name="P54">0.7</text:p>
          </table:table-cell>
          <table:table-cell table:style-name="Table1.B14" office:value-type="string">
            <text:p text:style-name="P86">Dodani dijagrami obrazaca uporabe, započeto opisivanje arhitekture sustava, stavljen ER model i opis relacija u bazi podataka</text:p>
          </table:table-cell>
          <table:table-cell table:style-name="Table1.C14" office:value-type="string">
            <text:p text:style-name="P86">Jurelinac</text:p>
          </table:table-cell>
          <table:table-cell table:style-name="Table1.D14" office:value-type="string">
            <text:p text:style-name="P86">16. 11. 2015. </text:p>
          </table:table-cell>
        </table:table-row>
        <table:table-row>
          <table:table-cell table:style-name="Table1.A14" office:value-type="string">
            <text:p text:style-name="P55">0.8</text:p>
          </table:table-cell>
          <table:table-cell table:style-name="Table1.B14" office:value-type="string">
            <text:p text:style-name="P88">Dodan opis klijentskog dijela i upravitelja</text:p>
          </table:table-cell>
          <table:table-cell table:style-name="Table1.C14" office:value-type="string">
            <text:p text:style-name="P88">Ivošević, Jurelinac</text:p>
          </table:table-cell>
          <table:table-cell table:style-name="Table1.D14" office:value-type="string">
            <text:p text:style-name="P88">17. 11. 2015.</text:p>
          </table:table-cell>
        </table:table-row>
        <table:table-row>
          <table:table-cell table:style-name="Table1.A14" office:value-type="string">
            <text:p text:style-name="P56">0.9</text:p>
          </table:table-cell>
          <table:table-cell table:style-name="Table1.B14" office:value-type="string">
            <text:p text:style-name="P89">Dodani dijagrami razreda</text:p>
          </table:table-cell>
          <table:table-cell table:style-name="Table1.C14" office:value-type="string">
            <text:p text:style-name="P89">Jurelinac</text:p>
          </table:table-cell>
          <table:table-cell table:style-name="Table1.D14" office:value-type="string">
            <text:p text:style-name="P89">18. 11. 2015.</text:p>
          </table:table-cell>
        </table:table-row>
        <table:table-row>
          <table:table-cell table:style-name="Table1.A14" office:value-type="string">
            <text:p text:style-name="P57">0.9.1</text:p>
          </table:table-cell>
          <table:table-cell table:style-name="Table1.B14" office:value-type="string">
            <text:p text:style-name="P90">Dodani neki od sekvencijskih dijagrama</text:p>
          </table:table-cell>
          <table:table-cell table:style-name="Table1.C14" office:value-type="string">
            <text:p text:style-name="P90">Mašić, Jerković, Jurelinac</text:p>
          </table:table-cell>
          <table:table-cell table:style-name="Table1.D14" office:value-type="string">
            <text:p text:style-name="P90">19. 11. 2015.</text:p>
          </table:table-cell>
        </table:table-row>
        <table:table-row>
          <table:table-cell table:style-name="Table1.A14" office:value-type="string">
            <text:p text:style-name="P203">0.10</text:p>
          </table:table-cell>
          <table:table-cell table:style-name="Table1.B14" office:value-type="string">
            <text:p text:style-name="P204">Dodan dijagram objekata</text:p>
          </table:table-cell>
          <table:table-cell table:style-name="Table1.C14" office:value-type="string">
            <text:p text:style-name="P204">Škalec</text:p>
          </table:table-cell>
          <table:table-cell table:style-name="Table1.D14" office:value-type="string">
            <text:p text:style-name="P204">20. 11. 2015.</text:p>
          </table:table-cell>
        </table:table-row>
        <table:table-row>
          <table:table-cell table:style-name="Table1.A14" office:value-type="string">
            <text:p text:style-name="P203">0.11</text:p>
          </table:table-cell>
          <table:table-cell table:style-name="Table1.B14" office:value-type="string">
            <text:p text:style-name="P204">Dodani svi sekvencijski dijagrami i njihovi opisi</text:p>
          </table:table-cell>
          <table:table-cell table:style-name="Table1.C14" office:value-type="string">
            <text:p text:style-name="P204">Peroš, <text:s/>Mašić, Jerković, Jurelinac</text:p>
          </table:table-cell>
          <table:table-cell table:style-name="Table1.D14" office:value-type="string">
            <text:p text:style-name="P204">20. 11. 2015.</text:p>
          </table:table-cell>
        </table:table-row>
        <table:table-row>
          <table:table-cell table:style-name="Table1.A14" office:value-type="string">
            <text:p text:style-name="P203">1.0</text:p>
          </table:table-cell>
          <table:table-cell table:style-name="Table1.B14" office:value-type="string">
            <text:p text:style-name="P204">Provjera prije predaje prve revizije</text:p>
          </table:table-cell>
          <table:table-cell table:style-name="Table1.C14" office:value-type="string">
            <text:p text:style-name="P204"/>
          </table:table-cell>
          <table:table-cell table:style-name="Table1.D14" office:value-type="string">
            <text:p text:style-name="P204">20. 11. 2015.</text:p>
          </table:table-cell>
        </table:table-row>
      </table:table>
      <text:p text:style-name="P11"/>
      <text:h text:style-name="P186" text:outline-level="1"><text:bookmark-start text:name="__RefHeading___Toc198_1769527897"/>2. Opis projektnog zadatka<text:bookmark-end text:name="__RefHeading___Toc198_1769527897"/></text:h>
      <text:p text:style-name="P17"><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1">Kako bi aplikacija bila prikladna što širem spektru korisnika, poželjno je da ona bude pristupačna, pregledna i dovoljno jednostavna za korištenje <text:span text:style-name="T139">kako bi </text:span>se njome mogu služiti i korisnici bez velikog informatičkog znanja. Također, bilo bi poželjno da dizajn aplikacije bude privlačan i moderan.</text:p>
      <text:p text:style-name="P17"><text:span text:style-name="T104">Detaljniji rad ove aplikacije je sljedeći: Za svaki dan unaprijed će se stvarati nova glazbena lista radio postaje, i to na način da će svaki </text:span>glazbeni uredni<text:span text:style-name="T105">k</text:span> stvarati<text:span text:style-name="T105"> </text:span>liste za nj<text:span text:style-name="T105">emu</text:span> dodijeljena <text:span text:style-name="T139">termine unutar toga dana (jedan dodjeljeni termin traje sat vremena).</text:span> <text:span text:style-name="T108">Svi zapisi za reprodukciju moraju biti poznati najmanje 24 sata prije vremena njihove reprodukcije. R</text:span>egistrirani <text:span text:style-name="T105">će</text:span> korisnici stvaranjem lista želja, <text:span text:style-name="T105">u </text:span>koje <text:span text:style-name="T105">će</text:span> urednici <text:span text:style-name="T105">i</text:span>ma<text:span text:style-name="T105">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39">terminima</text:span> te <text:span text:style-name="T139">uređivati</text:span> podatke svih ostalih korisnika (izuzev vlasnika i drugih administratora). Administratore postavlja vlasnik radio postaje, koji je određen prilikom izrade informacijskog sustava.</text:p>
      <text:p text:style-name="P18">Korisnike sustava možemo podijeliti u pet grupa: vlasnik sustava, administrator, glazbeni urednik, registrirani korisnik i neregistrirani korisnik <text:span text:style-name="T139">(posjetitelj)</text:span>. </text:p>
      <text:p text:style-name="P18">Vlasnik je sustava odgovoran za definiranje administratora, te upisivanje kontakt podataka i podataka o radio postaji. </text:p>
      <text:p text:style-name="P18">Administrator sustava, <text:span text:style-name="T105">kao što je već rečeno,</text:span> određuje glazbene urednike, u<text:span text:style-name="T139">pravlja zvučnim zapisima, te</text:span> uređuje podatke o urednicima i registriranim korisnicima postaje. </text:p>
      <text:p text:style-name="P12"><text:soft-page-break/>Registrirani korisnici mogu sastavljati liste glazbenih želja. </text:p>
      <text:p text:style-name="P18">Neregistriranim su korisnicima dostupne mogućnosti slušanja glazbe, besplatne registracije i kratak pregled informacija o postaji. </text:p>
      <text:p text:style-name="P18">Sustav može imati jednog vlasnika, najviše deset administratora, te neograničen broj registriranih korisnika. Svi korisnici mogu istovremeno koristiti sustav.</text:p>
      <text:p text:style-name="P22">Na početnoj se stranici web aplikacije <text:span text:style-name="T106">nalaze osnovni podaci o radio postaji, područje za prijavu korisnika u sustav kao i za registraciju novih korisnika, te na najistaknutijem mjestu, glazbeni player uz koji se nalaze i podaci o trenutno sviranom glazbenom zapisu.</text:span></text:p>
      <text:p text:style-name="P24">Prijavom u sustav, korisniku će biti <text:span text:style-name="T139">dostupna i</text:span> upravljačka stranica sa svim njemu dostupnim mogućnostima, ovisno o vrsti korisničkog računa. <text:span text:style-name="T139">Svi</text:span> korisni<text:span text:style-name="T139">ci</text:span> kao ponuđen<text:span text:style-name="T139">u</text:span> mogućnost ima<text:span text:style-name="T139">ju</text:span> upravljanje vlastitim računom: pregled i izmjena osobnih podataka, promjena lozinke te brisanje korisničkog računa. <text:span text:style-name="T139">Obični korisnici imaju mogućnost </text:span>stvaranj<text:span text:style-name="T139">a</text:span> i pregled<text:span text:style-name="T139">a svoje</text:span> liste želja. Glazbeni urednik, ima prikazane mogućnosti slanja zahtjeva za dodjelom termina za uređivanje, te stvaranje i uređivanje lista za reprodukciju u dodijeljenim mu terminima. Administra<text:span text:style-name="T139">toru su na raspolaganju mogućnosti pregledavanja i uređivanja podataka o drugim korisnicima, upravljanja zvučnim zapisima, upravljanje glazbenim urednicima i njihovim terminima, te pregledavanje statistika korisnika i zapisa. </text:span></text:p>
      <text:p text:style-name="P19"><text:span text:style-name="T106">L</text:span>iste <text:span text:style-name="T106">korisničkih</text:span> glazbenih želja sastoje se od maksimalno deset zapisa. <text:span text:style-name="T139">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107">Glazbeni urednici uvidom u globalnu listu želja dobivaju povratnu informaciju od korisnika o traženosti pojedinih zapisa, što im omogućava da se bolje prilagode interesima slušatelja.</text:span></text:p>
      <text:p text:style-name="P16">Za uspjeh <text:span text:style-name="T108">ovog </text:span>projekta ključno je da glazbeni urednici redovito <text:span text:style-name="T108">koriste</text:span> sustav i kreiraju nove glazbene liste za reprodukciju. <text:span text:style-name="T107">Ako</text:span> <text:span text:style-name="T107">neki</text:span> glazbeni urednik ne kreira <text:span text:style-name="T107">svoju</text:span> listu na vrijeme, ponovit će se reprodukcija <text:span text:style-name="T108">liste</text:span> od <text:span text:style-name="T107">njegovog </text:span>prethodnog <text:span text:style-name="T107">termina</text:span>. Problem nastaje ako se to događa prečesto, ili više dana za redom; korisnici ne žele slušati iste pjesme iz dana u dan, <text:span text:style-name="T107">te bi u tom slučaju sustav trebao reagirati na odgovarajući način. Također je </text:span><text:soft-page-break/><text:span text:style-name="T107">moguće da, propustom administratora, neki termin ostane nedodjeljen, te će i tada sustav reagirati na odgovarajući način kako bi se spriječio privremeni prestanak emitiranja sadržaja.</text:span></text:p>
      <text:p text:style-name="P23">Zbog mogućnosti da korisnik koristi slabiju internetsku vezu, a aplikacija uključuje prijenos i reprodukciju zvučnih zapisa preko iste, potrebno je da aplikacija bude što manja u pogledu <text:span text:style-name="T108">količine podataka,</text:span> kako bi se poboljšala <text:span text:style-name="T108">brzina i</text:span> kvaliteta usluge korisniku.</text:p>
      <text:p text:style-name="P13">Osobni podaci svakog korisnika <text:span text:style-name="T139">koji su pohranjeni u </text:span>sustav<text:span text:style-name="T139">u</text:span> uključuju:</text:p>
      <text:list xml:id="list566897034779199026" text:style-name="L1">
        <text:list-item>
          <text:p text:style-name="P145">ime</text:p>
        </text:list-item>
        <text:list-item>
          <text:p text:style-name="P148">prezime</text:p>
        </text:list-item>
        <text:list-item>
          <text:p text:style-name="P145">e-mail adres<text:span text:style-name="T108">u</text:span></text:p>
        </text:list-item>
        <text:list-item>
          <text:p text:style-name="P148">lozinku</text:p>
        </text:list-item>
        <text:list-item>
          <text:p text:style-name="P148">zanimanje</text:p>
        </text:list-item>
      </text:list>
      <text:p text:style-name="P13">Svi se podaci naknadno mogu promijeniti. <text:span text:style-name="T139">Ispravnost email adrese je bitna jer će se putem nje korisnici obavještavati o svim bitnim događajima i promjenama.</text:span></text:p>
      <text:p text:style-name="P20">Postaja ima arhivu tonskih zapis<text:span text:style-name="T108">a koji su dostupni za reprodukciju</text:span>. <text:span text:style-name="T108">Za svaki su zvučni zapis poznati sljedeći podaci:</text:span></text:p>
      <text:list xml:id="list97389145544634323" text:style-name="L2">
        <text:list-item>
          <text:p text:style-name="P146">ime glazbenog zapisa</text:p>
        </text:list-item>
        <text:list-item>
          <text:p text:style-name="P146">ime izvođača</text:p>
        </text:list-item>
        <text:list-item>
          <text:p text:style-name="P149">putanja do datoteke zvučnog zapisa</text:p>
        </text:list-item>
        <text:list-item>
          <text:p text:style-name="P147">album </text:p>
        </text:list-item>
        <text:list-item>
          <text:p text:style-name="P147">nakladnik</text:p>
        </text:list-item>
        <text:list-item>
          <text:p text:style-name="P146">glazbeni žanr</text:p>
        </text:list-item>
        <text:list-item>
          <text:p text:style-name="P146">godina izdanja</text:p>
        </text:list-item>
        <text:list-item>
          <text:p text:style-name="P146">tip nosača</text:p>
        </text:list-item>
        <text:list-item>
          <text:p text:style-name="P146">trajanje zapisa</text:p>
        </text:list-item>
        <text:list-item>
          <text:p text:style-name="P146"><text:soft-page-break/>frekvencija uzorkovanja</text:p>
        </text:list-item>
        <text:list-item>
          <text:p text:style-name="P146">format zapisa</text:p>
        </text:list-item>
        <text:list-item>
          <text:p text:style-name="P146">broj bitova kvantizacije</text:p>
        </text:list-item>
      </text:list>
      <text:p text:style-name="P13">Svi ovi podaci bit će pohranjeni u bazi podataka na poslužitelju. </text:p>
      <text:p text:style-name="P14">Web aplikacija bit će napisana u nekoliko trenutno popularnih web tehnologija, redom <text:span text:style-name="T1">Python</text:span> <text:span text:style-name="T1">Flask</text:span> za poslužiteljski dio aplikacije i komunikaciju s bazom podataka, <text:span text:style-name="T1">AngularJS</text:span> za klijentski dio aplikacije koji se izvršava u web pregledniku, te <text:span text:style-name="T8">JADE</text:span> i <text:span text:style-name="T1">S</text:span><text:span text:style-name="T5">A</text:span><text:span text:style-name="T1">SS</text:span>, za dizajn i strukturu web stranice.</text:p>
      <text:p text:style-name="P15">Detalji sustava i njegove implementacije navedeni su u nastavku ovog dokumenta.</text:p>
      <text:h text:style-name="P186" text:outline-level="1"><text:bookmark-start text:name="__RefHeading___Toc200_1769527897"/>3. Rječnik pojmova<text:bookmark-end text:name="__RefHeading___Toc200_1769527897"/></text:h>
      <text:p text:style-name="P9"><text:span text:style-name="T17"><text:line-break/></text:span><text:span text:style-name="T23">Flask</text:span><text:span text:style-name="T17"> – Framework za izradu web aplikacija u programskom jeziku Python, popularan zbog svoje jednostavnosti i lakoće korištenja, kao i male veličine.</text:span></text:p>
      <text:p text:style-name="P29"><text:span text:style-name="T23">Peewee</text:span><text:span text:style-name="T17"> </text:span><text:span text:style-name="T25">ORM</text:span><text:span text:style-name="T20"> </text:span><text:span text:style-name="T17">– Python biblioteka koja olakšava dizajn i korištenje baze podataka</text:span></text:p>
      <text:p text:style-name="P9"><text:span text:style-name="T23">AngularJS</text:span><text:span text:style-name="T17"> – Javascript framework za izradu web aplikacija, omogućuje njihov brz i intuitivan razvoj</text:span></text:p>
      <text:p text:style-name="P9"><text:span text:style-name="T23">REST</text:span><text:span text:style-name="T17"> – </text:span><text:span text:style-name="T1">Representational State Transfer –</text:span><text:span text:style-name="T17"> stil arhitekture mrežnih aplikacija koja komunikaciju između klijenta i servera ostvaruje putem HTTP zahtjeva</text:span></text:p>
      <text:p text:style-name="P9"><text:span text:style-name="T23">SASS</text:span><text:span text:style-name="T17"> – </text:span><text:span text:style-name="T1">Syntactically Awesome Style Sheets</text:span><text:span text:style-name="T17"> – proširenje CSS jezika koje dodaje brojne mogućnosti i bitno olakšava pisanje stilskih datoteka, kao i snalaženje u njima</text:span></text:p>
      <text:p text:style-name="P29"><text:span text:style-name="T23">JADE</text:span><text:span text:style-name="T17"> – strukturirani predlošci koji olakšavaju pisanje i održavanje HTML koda</text:span></text:p>
      <text:p text:style-name="P9"><text:span text:style-name="T23">MVC</text:span><text:span text:style-name="T17"> – </text:span><text:span text:style-name="T1">Model/View/Controller</text:span><text:span text:style-name="T17"> – obrazac arhitekture programske podrške, razdvaja sustav na </text:span><text:span text:style-name="T23">modele</text:span><text:span text:style-name="T17"> koji opisuju podatke i njihove operacije, </text:span><text:span text:style-name="T23">p</text:span><text:span text:style-name="T25">o</text:span><text:span text:style-name="T23">glede</text:span><text:span text:style-name="T17"> koji vrše interakciju s krajnjim korisnicima (prikaz sučelja i podataka), te </text:span><text:span text:style-name="T23">uprav</text:span><text:span text:style-name="T25">itelje</text:span><text:span text:style-name="T17"> koje povezuju modele s p</text:span><text:span text:style-name="T20">ogl</text:span><text:span text:style-name="T17">edima.</text:span></text:p>
      <text:p text:style-name="P9"><text:span text:style-name="T100">Typescript</text:span> – <text:span text:style-name="T109">Nadgradnja programskog jezika Javascript koja podržava statičke tipove podataka i potpuni OO model programiranja te olakšava samo pisanje koda</text:span></text:p>
      <text:p text:style-name="P30"><text:span text:style-name="T100">AJAX</text:span> – <text:span text:style-name="T1">Asynchronous Javascript And XML</text:span> – vrsta komunikacije između web preglednika i poslužitelja koja omogućava asinkrone web aplikacije <text:span text:style-name="T140">(promjena sadržaja bez potrebe za ponovnim učitavanjem stranice)</text:span></text:p>
      <text:p text:style-name="P32"><text:span text:style-name="T100">HTTP</text:span> – <text:span text:style-name="T1">Hypertext</text:span> <text:span text:style-name="T1">Transfer</text:span> <text:span text:style-name="T1">Protocol</text:span> – internetski protokol koji se koristi na World Wide Webu za komunikaciju između web poslužitelja i web preglednika</text:p>
      <text:p text:style-name="P32"><text:span text:style-name="T100">JSON</text:span> – <text:span text:style-name="T1">Javascript</text:span> <text:span text:style-name="T1">Object</text:span> <text:span text:style-name="T1">Notation</text:span> – format za prijenos podataka prikladan za korištenje pri prijenosu preko HTTP protokola</text:p>
      <text:h text:style-name="P185" text:outline-level="1"><text:bookmark-start text:name="__RefHeading___Toc202_1769527897"/>4. Funkcionalni zahtjevi<text:bookmark-end text:name="__RefHeading___Toc202_1769527897"/></text:h>
      <text:p text:style-name="P10"/>
      <text:p text:style-name="P92">Dionici našeg sustava, odnosno osobe koje u njemu imaju interes, su:</text:p>
      <text:list xml:id="list3920093009525081899" text:style-name="WW8Num7">
        <text:list-item>
          <text:p text:style-name="P206">vlasnik sustava</text:p>
        </text:list-item>
        <text:list-item>
          <text:p text:style-name="P206">administrator</text:p>
        </text:list-item>
        <text:list-item>
          <text:p text:style-name="P206">glazbeni urednik</text:p>
        </text:list-item>
        <text:list-item>
          <text:p text:style-name="P206">registrirani korisnik</text:p>
        </text:list-item>
        <text:list-item>
          <text:p text:style-name="P206"><text:span text:style-name="T140">posjetitelj (</text:span>neregistrirani korisnik<text:span text:style-name="T140">)</text:span></text:p>
        </text:list-item>
        <text:list-item>
          <text:p text:style-name="P215">korisnik <text:span text:style-name="T140">(zajednički naziv za sve registrirane korisnike, urednike, administratore i vlasnika)</text:span></text:p>
        </text:list-item>
      </text:list>
      <text:p text:style-name="P92"/>
      <text:p text:style-name="P92">Aktorima se nazivaju oni koje vrše direktnu komunikaciju sa sustavom. To mogu biti inicijatori, koji pokreću procese u sustavu, ili sudionici, koji obavljaju zadane poslove.</text:p>
      <text:p text:style-name="P92"/>
      <text:p text:style-name="P92">Aktori i njihovi funkcionalni zahtjevi su:</text:p>
      <text:list xml:id="list731351378146286125" text:style-name="WW8Num8">
        <text:list-item>
          <text:p text:style-name="P278"><text:span text:style-name="T26">vlasnik sustava</text:span><text:span text:style-name="T28">, inicijator:</text:span></text:p>
          <text:list>
            <text:list-item>
              <text:p text:style-name="P207">može uređivati podatke o postaji</text:p>
            </text:list-item>
            <text:list-item>
              <text:p text:style-name="P208">može postavljati administratore</text:p>
            </text:list-item>
            <text:list-item>
              <text:p text:style-name="P216">može uređivati osobne podatke</text:p>
            </text:list-item>
            <text:list-item>
              <text:p text:style-name="P208">može slušati <text:span text:style-name="T109">program radio stanice</text:span></text:p>
            </text:list-item>
          </text:list>
        </text:list-item>
        <text:list-item>
          <text:p text:style-name="P278"><text:span text:style-name="T26">administrator</text:span><text:span text:style-name="T28">, inicijator:</text:span></text:p>
          <text:list>
            <text:list-item>
              <text:p text:style-name="P207">može <text:span text:style-name="T109">upravljati glazbenim urednicima</text:span></text:p>
            </text:list-item>
            <text:list-item>
              <text:p text:style-name="P217">može upravljati zvučnim zapisima</text:p>
            </text:list-item>
            <text:list-item>
              <text:p text:style-name="P216">može uređivati osobne podatke</text:p>
            </text:list-item>
            <text:list-item>
              <text:p text:style-name="P217">može upravljati podacima drugih korisnika</text:p>
            </text:list-item>
            <text:list-item>
              <text:p text:style-name="P217">može slušati program radio stanice</text:p>
            </text:list-item>
          </text:list>
        </text:list-item>
        <text:list-item>
          <text:p text:style-name="P278"><text:soft-page-break/><text:span text:style-name="T26">glazbeni urednik</text:span><text:span text:style-name="T28">, inicijator:</text:span></text:p>
          <text:list>
            <text:list-item>
              <text:p text:style-name="P207">može slagati liste za izvođenje</text:p>
            </text:list-item>
            <text:list-item>
              <text:p text:style-name="P217">može tražiti termine za reprodukciju</text:p>
            </text:list-item>
            <text:list-item>
              <text:p text:style-name="P216">može uređivati osobne podatke</text:p>
            </text:list-item>
            <text:list-item>
              <text:p text:style-name="P217">može slušati program radio stanice</text:p>
            </text:list-item>
          </text:list>
        </text:list-item>
        <text:list-item>
          <text:p text:style-name="P278"><text:span text:style-name="T26">registrirani korisnik</text:span><text:span text:style-name="T28">, inicijator:</text:span></text:p>
          <text:list>
            <text:list-item>
              <text:p text:style-name="P208">može slagati listu želja<text:bookmark-start text:name="__DdeLink__2443_778054024"/></text:p>
            </text:list-item>
            <text:list-item>
              <text:p text:style-name="P216">može uređivati osobne podatke<text:bookmark-end text:name="__DdeLink__2443_778054024"/></text:p>
            </text:list-item>
            <text:list-item>
              <text:p text:style-name="P216">može slušati <text:span text:style-name="T109">program radio stanice</text:span></text:p>
            </text:list-item>
          </text:list>
        </text:list-item>
        <text:list-item>
          <text:p text:style-name="P216"><text:span text:style-name="T100">korisnik</text:span>, inicijator</text:p>
          <text:list>
            <text:list-item>
              <text:p text:style-name="P290">apstraktni aktor, stvoren radi nasljeđivanja</text:p>
            </text:list-item>
            <text:list-item>
              <text:p text:style-name="P216">može uređivati osobne podatke</text:p>
            </text:list-item>
            <text:list-item>
              <text:p text:style-name="P216">može slušati <text:span text:style-name="T109">program radio stanice</text:span></text:p>
            </text:list-item>
          </text:list>
        </text:list-item>
        <text:list-item>
          <text:p text:style-name="P278"><text:span text:style-name="T27">posjetitelj</text:span><text:span text:style-name="T29">,</text:span><text:span text:style-name="T28"> inicijator:</text:span></text:p>
          <text:list>
            <text:list-item>
              <text:p text:style-name="P207">može se registrirati</text:p>
            </text:list-item>
            <text:list-item>
              <text:p text:style-name="P207">može slušati <text:span text:style-name="T109">program radio stanice</text:span></text:p>
            </text:list-item>
          </text:list>
        </text:list-item>
        <text:list-item>
          <text:p text:style-name="P278"><text:span text:style-name="T26">baza podataka</text:span><text:span text:style-name="T28">, sudionik:</text:span></text:p>
          <text:list>
            <text:list-item>
              <text:p text:style-name="P207"><text:span text:style-name="T109">pohranjuje</text:span> podatke o <text:span text:style-name="T109">zvučnim</text:span> zapisima</text:p>
            </text:list-item>
            <text:list-item>
              <text:p text:style-name="P207"><text:span text:style-name="T109">pohranjuje</text:span> podatke o korisnicima</text:p>
            </text:list-item>
            <text:list-item>
              <text:p text:style-name="P218">pohranjuje podatke o terminima izvođenja i zahtjevima za iste</text:p>
            </text:list-item>
          </text:list>
        </text:list-item>
      </text:list>
      <text:p text:style-name="P104"/>
      <text:p text:style-name="P104"/>
      <text:h text:style-name="P189" text:outline-level="2"><text:bookmark-start text:name="__RefHeading___Toc1317_1463536368"/><text:span text:style-name="T112">4.1 </text:span>Opis obrazaca uporabe<text:bookmark-end text:name="__RefHeading___Toc1317_1463536368"/></text:h>
      <text:p text:style-name="P106"/>
      <text:p text:style-name="P107"><text:span text:style-name="T56">Napomena: Kako se radi o web aplikaciji, za sve obrasce uporabe nužan je preduvjet pristup Internetu</text:span><text:span text:style-name="T50"><text:line-break/></text:span></text:p>
      <text:h text:style-name="Heading_20_4" text:outline-level="4"><text:span text:style-name="T53">UC</text:span><text:span text:style-name="T54">1</text:span><text:span text:style-name="T53"> – </text:span><text:span text:style-name="T56">RegistrirajNovogKorisnika</text:span></text:h>
      <text:list xml:id="list8118095798287871226" text:style-name="WW8Num9">
        <text:list-item>
          <text:p text:style-name="P279"><text:span text:style-name="T26">Glavni sudionik:</text:span><text:span text:style-name="T30"> </text:span><text:span text:style-name="T48">posjetitelj (neregistrirani korisnik)</text:span></text:p>
        </text:list-item>
        <text:list-item>
          <text:p text:style-name="P279"><text:span text:style-name="T26">Cilj:</text:span><text:span text:style-name="T30"> </text:span><text:span text:style-name="T31">stvoriti novi korisnički račun</text:span></text:p>
        </text:list-item>
        <text:list-item>
          <text:p text:style-name="P279"><text:span text:style-name="T26">Sudionici:</text:span><text:span text:style-name="T30"> baza podataka</text:span></text:p>
        </text:list-item>
        <text:list-item>
          <text:p text:style-name="P279"><text:span text:style-name="T26">Preduvjeti:</text:span><text:span text:style-name="T30"> nema ih</text:span></text:p>
        </text:list-item>
        <text:list-item>
          <text:p text:style-name="P279"><text:span text:style-name="T26">Rezultat: </text:span><text:span text:style-name="T31">stvoren</text:span><text:span text:style-name="T30"> je novi korisnički račun</text:span></text:p>
        </text:list-item>
        <text:list-item>
          <text:p text:style-name="P239">Željeni scenarij: </text:p>
        </text:list-item>
      </text:list>
      <text:list xml:id="list1152812973209936211" text:style-name="WW8Num15">
        <text:list-item>
          <text:list>
            <text:list-item>
              <text:p text:style-name="P219"><text:span text:style-name="T111">K</text:span>orisnik u odgovarajuća polja unosi svoje osobne podatke i email adresu te izabire lozinku</text:p>
            </text:list-item>
            <text:list-item>
              <text:p text:style-name="P219"><text:span text:style-name="T111">S</text:span>ustav provjerava točnost unesenih podataka, te<text:span text:style-name="T141"> koristi</text:span> li se već odabrana email adresa</text:p>
            </text:list-item>
            <text:list-item>
              <text:p text:style-name="P219"><text:span text:style-name="T111">A</text:span>ko ne postoji, stvara se novi korisnički račun i na uneseni email se šalje pozdravna poruka s aktivacijskim linkom</text:p>
            </text:list-item>
            <text:list-item>
              <text:p text:style-name="P219"><text:span text:style-name="T111">K</text:span>likom na taj link korisnik aktivira svoj račun te se sada može prijaviti u sustav</text:p>
            </text:list-item>
          </text:list>
        </text:list-item>
      </text:list>
      <text:list xml:id="list105152720628100" text:continue-list="list8118095798287871226" text:style-name="WW8Num9">
        <text:list-item>
          <text:p text:style-name="P239">Mogući drugi scenariji:</text:p>
        </text:list-item>
      </text:list>
      <text:list xml:id="list3907516979384883411" text:style-name="WW8Num23">
        <text:list-item>
          <text:list>
            <text:list-item>
              <text:p text:style-name="P220"><text:span text:style-name="T111">U</text:span>nesena email adresa se već koristi</text:p>
            </text:list-item>
          </text:list>
        </text:list-item>
      </text:list>
      <text:list xml:id="list2224631698388367510" text:style-name="L3">
        <text:list-item>
          <text:p text:style-name="P291"><text:span text:style-name="T65">K</text:span><text:span text:style-name="T64">orisniku se dojavljuje greška i od njega se zahtjeva da odabere drugu email adresu</text:span></text:p>
        </text:list-item>
      </text:list>
      <text:p text:style-name="P92"/>
      <text:h text:style-name="P193" text:outline-level="4">UC<text:span text:style-name="T108">2 </text:span>– <text:span text:style-name="T114">PrijaviKorisnikaUSustav</text:span></text:h>
      <text:list xml:id="list105153439320121" text:continue-list="list105152720628100" text:style-name="WW8Num9">
        <text:list-item>
          <text:p text:style-name="P279"><text:span text:style-name="T26">Glavni sudionik:</text:span><text:span text:style-name="T30"> </text:span><text:span text:style-name="T48">korisnik</text:span></text:p>
        </text:list-item>
        <text:list-item>
          <text:p text:style-name="P279"><text:soft-page-break/><text:span text:style-name="T26">Cilj:</text:span><text:span text:style-name="T30"> prijava u sustav</text:span></text:p>
        </text:list-item>
        <text:list-item>
          <text:p text:style-name="P279"><text:span text:style-name="T26">Sudionici:</text:span><text:span text:style-name="T30"> baza podataka</text:span></text:p>
        </text:list-item>
        <text:list-item>
          <text:p text:style-name="P279"><text:span text:style-name="T26">Preduvjeti:</text:span><text:span text:style-name="T30"> korisnik je </text:span><text:span text:style-name="T32">registriran</text:span></text:p>
        </text:list-item>
        <text:list-item>
          <text:p text:style-name="P279"><text:span text:style-name="T26">Rezultat: </text:span><text:span text:style-name="T30">korisnik je prijavljen u sustav </text:span><text:span text:style-name="T45">i sada su mu dostupne sve njegove mogućnosti</text:span></text:p>
        </text:list-item>
        <text:list-item>
          <text:p text:style-name="P240">Željeni scenarij: </text:p>
        </text:list-item>
      </text:list>
      <text:list xml:id="list1683468178353597113" text:style-name="L4">
        <text:list-item>
          <text:list>
            <text:list-item>
              <text:p text:style-name="P252"><text:span text:style-name="T111">K</text:span>orisnik unosi svoju email adresu i lozinku</text:p>
            </text:list-item>
            <text:list-item>
              <text:p text:style-name="P252"><text:span text:style-name="T111">S</text:span>ustav provjerava ispravnost unesenih podataka</text:p>
            </text:list-item>
            <text:list-item>
              <text:p text:style-name="P252"><text:span text:style-name="T111">A</text:span>ko uneseni podaci odgovaraju podacima korisničkog računa, korisnik se prijavljuje u sustav</text:p>
            </text:list-item>
          </text:list>
        </text:list-item>
      </text:list>
      <text:list xml:id="list105153369305148" text:continue-list="list105153439320121" text:style-name="WW8Num9">
        <text:list-item>
          <text:p text:style-name="P239">Mogući drugi scenariji:</text:p>
        </text:list-item>
      </text:list>
      <text:list xml:id="list6713384405364981052" text:style-name="L5">
        <text:list-item>
          <text:p text:style-name="P222">Uneseni su neispravni podaci</text:p>
        </text:list-item>
      </text:list>
      <text:list xml:id="list8121885175884354949" text:style-name="L6">
        <text:list-item>
          <text:p text:style-name="P221">Korisniku se prikazuje odgovarajuća poruka o grešci i vraća ga se na prijavni obrazac</text:p>
        </text:list-item>
      </text:list>
      <text:p text:style-name="P93"/>
      <text:h text:style-name="Heading_20_4" text:outline-level="4">UC<text:span text:style-name="T108">3</text:span> – <text:span text:style-name="T110">UrediOsobnePodatke</text:span></text:h>
      <text:list xml:id="list105154054369520" text:continue-list="list105153369305148" text:style-name="WW8Num9">
        <text:list-item>
          <text:p text:style-name="P280"><text:span text:style-name="T26">Glavni sudionik:</text:span><text:span text:style-name="T30"> korisnik</text:span></text:p>
        </text:list-item>
        <text:list-item>
          <text:p text:style-name="P280"><text:span text:style-name="T26">Cilj:</text:span><text:span text:style-name="T30"> </text:span><text:span text:style-name="T33">urediti osobne podatke</text:span></text:p>
        </text:list-item>
        <text:list-item>
          <text:p text:style-name="P280"><text:span text:style-name="T26">Sudionici:</text:span><text:span text:style-name="T30"> baza podataka</text:span></text:p>
        </text:list-item>
        <text:list-item>
          <text:p text:style-name="P280"><text:span text:style-name="T26">Preduvjeti:</text:span><text:span text:style-name="T30"> korisnik je </text:span><text:span text:style-name="T46">prijavljen u sustav</text:span></text:p>
        </text:list-item>
        <text:list-item>
          <text:p text:style-name="P254"><text:span text:style-name="T100">Rezultat: </text:span><text:span text:style-name="T111">korisnik je izmijenio svoje osobne podatke</text:span></text:p>
        </text:list-item>
        <text:list-item>
          <text:p text:style-name="P245">Željeni scenarij:</text:p>
        </text:list-item>
      </text:list>
      <text:list xml:id="list4302911178486970762" text:style-name="L7">
        <text:list-item>
          <text:list>
            <text:list-item>
              <text:p text:style-name="P257">Korisniku se prikažu njegovi osobni podaci s mogućnošću promjene</text:p>
            </text:list-item>
            <text:list-item>
              <text:p text:style-name="P257">Korisnik mijenja neke od podataka te inicira pohranjivanje promjena</text:p>
            </text:list-item>
            <text:list-item>
              <text:p text:style-name="P257">Sustav vrši provjeru ispravnosti unesenih podataka</text:p>
            </text:list-item>
            <text:list-item>
              <text:p text:style-name="P257">Ako su uneseni podaci ispravni, pohranjuju se u sustav i korisniku se prikazuje poruka o uspjehu</text:p>
            </text:list-item>
          </text:list>
        </text:list-item>
      </text:list>
      <text:list xml:id="list105152903960883" text:continue-list="list105154054369520" text:style-name="WW8Num9">
        <text:list-item>
          <text:p text:style-name="P293"><text:span text:style-name="T72">Mogući drugi scenariji</text:span><text:span text:style-name="T71">:</text:span></text:p>
        </text:list-item>
      </text:list>
      <text:list xml:id="list7771396575430389285" text:style-name="L8">
        <text:list-item>
          <text:p text:style-name="P258"><text:soft-page-break/>Neki od unesenih podataka su neispravni</text:p>
        </text:list-item>
      </text:list>
      <text:list xml:id="list5247368287723145622" text:style-name="L9">
        <text:list-item>
          <text:p text:style-name="P259">Korisniku se prikazuje poruka o grešci i od njega se traži da unese ispravne podatke</text:p>
        </text:list-item>
      </text:list>
      <text:p text:style-name="P98"/>
      <text:h text:style-name="Heading_20_4" text:outline-level="4">UC4 – PromijeniLozinku</text:h>
      <text:list xml:id="list105154655954980" text:continue-list="list105152903960883" text:style-name="WW8Num9">
        <text:list-item>
          <text:p text:style-name="P281"><text:span text:style-name="T26">Glavni sudionik: </text:span><text:span text:style-name="T30">korisnik</text:span></text:p>
        </text:list-item>
        <text:list-item>
          <text:p text:style-name="P281"><text:span text:style-name="T26">Cilj:</text:span><text:span text:style-name="T30"> </text:span><text:span text:style-name="T34">promijeniti lozinku</text:span></text:p>
        </text:list-item>
        <text:list-item>
          <text:p text:style-name="P281"><text:span text:style-name="T26">Sudionici:</text:span><text:span text:style-name="T30"> baza podataka</text:span></text:p>
        </text:list-item>
        <text:list-item>
          <text:p text:style-name="P281"><text:span text:style-name="T26">Preduvjeti:</text:span><text:span text:style-name="T30"> korisnik je </text:span><text:span text:style-name="T46">prijavljen u sustav</text:span></text:p>
        </text:list-item>
        <text:list-item>
          <text:p text:style-name="P255"><text:span text:style-name="T100">Rezultat: </text:span><text:span text:style-name="T112">korisnik je promijenio svoju lozinku</text:span></text:p>
        </text:list-item>
        <text:list-item>
          <text:p text:style-name="P246">Željeni scenarij:</text:p>
        </text:list-item>
      </text:list>
      <text:list xml:id="list105153394265152" text:continue-list="list4302911178486970762" text:style-name="L7">
        <text:list-item>
          <text:list>
            <text:list-item text:start-value="1">
              <text:p text:style-name="P257">Korisnik unosi redom svoju staru lozinku, novo-odabranu lozinku, te još jednom novo-odabranu lozinku kako bi potvrdio <text:span text:style-name="T142">promjenu</text:span></text:p>
            </text:list-item>
            <text:list-item>
              <text:p text:style-name="P257">Sustav provjerava ispravnost stare lozinke, kao i jednakost dviju unesenih novih lozinki</text:p>
            </text:list-item>
            <text:list-item>
              <text:p text:style-name="P257">Ako su svi uneseni podaci ispravni, sustav pohranjuje promjenjenu lozinku</text:p>
            </text:list-item>
          </text:list>
        </text:list-item>
      </text:list>
      <text:list xml:id="list105153007746965" text:continue-list="list105154655954980" text:style-name="WW8Num9">
        <text:list-item>
          <text:p text:style-name="P246"><text:span text:style-name="T112">Mogući drugi scenariji</text:span>:</text:p>
        </text:list-item>
      </text:list>
      <text:list xml:id="list4312031121081901720" text:style-name="L10">
        <text:list-item>
          <text:list>
            <text:list-item text:start-value="1">
              <text:p text:style-name="P260">Nisu uneseni ispravni podaci</text:p>
            </text:list-item>
          </text:list>
        </text:list-item>
      </text:list>
      <text:list xml:id="list8285568359099745216" text:style-name="L11">
        <text:list-item>
          <text:list>
            <text:list-item>
              <text:p text:style-name="P292"><text:span text:style-name="T67">Korisniku se prikazuje </text:span><text:span text:style-name="T69">odgovarajuća </text:span><text:span text:style-name="T67">poruka o grešci i od njega se traži da unese valjan</text:span><text:span text:style-name="T68">e</text:span><text:span text:style-name="T67"> podatk</text:span><text:span text:style-name="T68">e</text:span></text:p>
            </text:list-item>
          </text:list>
        </text:list-item>
      </text:list>
      <text:p text:style-name="P99"/>
      <text:h text:style-name="Heading_20_4" text:outline-level="4">UC5 – <text:span text:style-name="T114">IzbrišiKorisničkiRačun</text:span></text:h>
      <text:list xml:id="list105152809915291" text:continue-list="list105153007746965" text:style-name="WW8Num9">
        <text:list-item>
          <text:p text:style-name="P281"><text:span text:style-name="T26">Glavni sudionik:</text:span><text:span text:style-name="T30"> korisnik</text:span></text:p>
        </text:list-item>
        <text:list-item>
          <text:p text:style-name="P281"><text:span text:style-name="T26">Cilj:</text:span><text:span text:style-name="T30"> </text:span><text:span text:style-name="T35">izbrisati korisnički račun</text:span></text:p>
        </text:list-item>
        <text:list-item>
          <text:p text:style-name="P281"><text:span text:style-name="T26">Sudionici:</text:span><text:span text:style-name="T30"> baza podataka</text:span></text:p>
        </text:list-item>
        <text:list-item>
          <text:p text:style-name="P281"><text:span text:style-name="T26">Preduvjeti:</text:span><text:span text:style-name="T30"> korisnik je </text:span><text:span text:style-name="T46">prijavljen u sustav</text:span><text:span text:style-name="T32">, </text:span><text:span text:style-name="T35">korisnik nije vlasnik sustava</text:span></text:p>
        </text:list-item>
        <text:list-item>
          <text:p text:style-name="P255"><text:span text:style-name="T100">Rezultat: </text:span><text:span text:style-name="T113">korisnički račun više ne postoji</text:span></text:p>
        </text:list-item>
        <text:list-item>
          <text:p text:style-name="P246"><text:soft-page-break/>Željeni scenarij:</text:p>
        </text:list-item>
      </text:list>
      <text:list xml:id="list105154430928139" text:continue-list="list105153394265152" text:style-name="L7">
        <text:list-item>
          <text:list>
            <text:list-item text:start-value="1">
              <text:p text:style-name="P261">Korisnika <text:span text:style-name="T142">u</text:span>n<text:span text:style-name="T142">osi svoju</text:span> lozink<text:span text:style-name="T142">u (sigurnosna mjera)</text:span></text:p>
            </text:list-item>
            <text:list-item>
              <text:p text:style-name="P263">Korisnik inicira brisanje korisničkog računa</text:p>
            </text:list-item>
            <text:list-item>
              <text:p text:style-name="P261">Ako je lozinka ispravna, korisnički se račun zauvijek briše</text:p>
            </text:list-item>
          </text:list>
        </text:list-item>
      </text:list>
      <text:list xml:id="list105153473345995" text:continue-list="list105152809915291" text:style-name="WW8Num9">
        <text:list-item>
          <text:p text:style-name="P293"><text:span text:style-name="T72">Mogući drugi scenariji</text:span><text:span text:style-name="T71">:</text:span></text:p>
        </text:list-item>
      </text:list>
      <text:list xml:id="list7158891009485071868" text:style-name="L12">
        <text:list-item>
          <text:p text:style-name="P294"><text:span text:style-name="T67">K</text:span><text:span text:style-name="T66">orisnik nije unio ispravnu lozinku</text:span></text:p>
        </text:list-item>
      </text:list>
      <text:list xml:id="list4467337014403648290" text:style-name="L13">
        <text:list-item>
          <text:p text:style-name="P262">U tom slučaju prikazuje mu se odgovarajuća poruka o grešci i od njega se traži da unese ispravnu lozinku</text:p>
        </text:list-item>
      </text:list>
      <text:p text:style-name="P97"/>
      <text:h text:style-name="Heading_20_4" text:outline-level="4">UC6 – SastaviListuŽelja</text:h>
      <text:list xml:id="list105153911940516" text:continue-list="list105153473345995" text:style-name="WW8Num9">
        <text:list-item>
          <text:p text:style-name="P279"><text:span text:style-name="T26">Glavni sudionik:</text:span><text:span text:style-name="T30"> registrirani korisnik</text:span></text:p>
        </text:list-item>
        <text:list-item>
          <text:p text:style-name="P279"><text:span text:style-name="T26">Cilj:</text:span><text:span text:style-name="T30"> izrada liste glazbenih želja</text:span></text:p>
        </text:list-item>
        <text:list-item>
          <text:p text:style-name="P279"><text:span text:style-name="T26">Sudionici:</text:span><text:span text:style-name="T30"> baza podataka</text:span></text:p>
        </text:list-item>
        <text:list-item>
          <text:p text:style-name="P279"><text:span text:style-name="T26">Preduvjeti:</text:span><text:span text:style-name="T30"> korisnik </text:span><text:span text:style-name="T35">je </text:span><text:span text:style-name="T30">prijavljen u sustav</text:span></text:p>
        </text:list-item>
        <text:list-item>
          <text:p text:style-name="P282"><text:span text:style-name="T26">Rezultat: </text:span><text:span text:style-name="T36">korisnik je sastavio </text:span><text:span text:style-name="T46">i pohranio </text:span><text:span text:style-name="T36">listu želja </text:span></text:p>
        </text:list-item>
        <text:list-item>
          <text:p text:style-name="P239">Željeni scenarij: </text:p>
        </text:list-item>
      </text:list>
      <text:list xml:id="list8149279445835624828" text:style-name="WW8Num11">
        <text:list-item>
          <text:list>
            <text:list-item>
              <text:p text:style-name="P223">Korisnik pregledava svoju listu želja (ako već postoji, ako ne, onda je prazna) te u nju unosi izmjene (dodaje ili briše pjesme, pri čemu se može služiti pretraživanjem pjesama)</text:p>
            </text:list-item>
            <text:list-item>
              <text:p text:style-name="P223">Kada je napravio sve planirane izmjene, inicira pohranjivanje</text:p>
            </text:list-item>
            <text:list-item>
              <text:p text:style-name="P223">Sustav pohranjuje korisnikovu listu želja</text:p>
            </text:list-item>
          </text:list>
        </text:list-item>
      </text:list>
      <text:p text:style-name="P94"/>
      <text:h text:style-name="Heading_20_4" text:outline-level="4">UC7 – PotvrdiListuŽelja</text:h>
      <text:list xml:id="list105154145837571" text:continue-list="list105153911940516" text:style-name="WW8Num9">
        <text:list-item>
          <text:p text:style-name="P283"><text:span text:style-name="T26">Glavni sudionik:</text:span><text:span text:style-name="T30"> </text:span><text:span text:style-name="T43">r</text:span><text:span text:style-name="T36">egistrirani korisnik</text:span></text:p>
        </text:list-item>
        <text:list-item>
          <text:p text:style-name="P283"><text:span text:style-name="T26">Cilj:</text:span><text:span text:style-name="T30"> </text:span><text:span text:style-name="T36">potvrditi listu želja i time ju učiniti globalno dostupnom</text:span></text:p>
        </text:list-item>
        <text:list-item>
          <text:p text:style-name="P283"><text:span text:style-name="T26">Sudionici:</text:span><text:span text:style-name="T30"> </text:span><text:span text:style-name="T36">baza podataka</text:span></text:p>
        </text:list-item>
        <text:list-item>
          <text:p text:style-name="P283"><text:soft-page-break/><text:span text:style-name="T26">Preduvjeti:</text:span><text:span text:style-name="T30"> </text:span><text:span text:style-name="T36">korisnik je prijavljen u sustav, korisnik u protekla 24 sata već nije potvrđivao listu želja</text:span></text:p>
        </text:list-item>
        <text:list-item>
          <text:p text:style-name="P283"><text:span text:style-name="T26">Rezultat:</text:span><text:span text:style-name="T30"> </text:span><text:span text:style-name="T36">lista želja je potvrđena, želje za pjesmama na listi su sada vidljive glazbenim urednicima i administratorima</text:span></text:p>
        </text:list-item>
        <text:list-item>
          <text:p text:style-name="P241">Željeni scenarij: </text:p>
        </text:list-item>
      </text:list>
      <text:list xml:id="list871578985326945117" text:style-name="WW8Num31">
        <text:list-item>
          <text:list>
            <text:list-item>
              <text:p text:style-name="P224">Korisnik pregledava svoju listu želja</text:p>
            </text:list-item>
            <text:list-item>
              <text:p text:style-name="P224">Ako je zadovoljan s njome, potvrđuje ju</text:p>
            </text:list-item>
            <text:list-item>
              <text:p text:style-name="P224">Sustav <text:span text:style-name="T142">pohranjuje</text:span> korisnikove želje <text:span text:style-name="T142">u globalnu listu</text:span></text:p>
            </text:list-item>
          </text:list>
        </text:list-item>
      </text:list>
      <text:list xml:id="list5866957973801071074" text:style-name="WW8Num32">
        <text:list-item>
          <text:list>
            <text:list-header>
              <text:p text:style-name="P225"/>
            </text:list-header>
          </text:list>
        </text:list-item>
      </text:list>
      <text:h text:style-name="Heading_20_4" text:outline-level="4">UC8 – ZatražiTerminZaReprodukciju</text:h>
      <text:list xml:id="list105153184976964" text:continue-list="list105154145837571" text:style-name="WW8Num9">
        <text:list-item>
          <text:p text:style-name="P284"><text:span text:style-name="T26">Glavni sudionik:</text:span><text:span text:style-name="T30"> glazbeni urednik</text:span></text:p>
        </text:list-item>
        <text:list-item>
          <text:p text:style-name="P284"><text:span text:style-name="T26">Cilj:</text:span><text:span text:style-name="T30"> </text:span><text:span text:style-name="T35">zatražiti dodjelu termina (jednog ili više) za repr</text:span><text:span text:style-name="T46">od</text:span><text:span text:style-name="T35">ukciju od administratora</text:span></text:p>
        </text:list-item>
        <text:list-item>
          <text:p text:style-name="P284"><text:span text:style-name="T26">Sudionici:</text:span><text:span text:style-name="T30"> baza podataka</text:span></text:p>
        </text:list-item>
        <text:list-item>
          <text:p text:style-name="P284"><text:span text:style-name="T26">Preduvjeti:</text:span><text:span text:style-name="T30"> glazbeni urednik </text:span><text:span text:style-name="T46">je</text:span><text:span text:style-name="T30"> prijavljen u sustav</text:span></text:p>
        </text:list-item>
        <text:list-item>
          <text:p text:style-name="P284"><text:span text:style-name="T26">Rezultat: </text:span><text:span text:style-name="T35">zahtjev </text:span><text:span text:style-name="T46">za dodjelom termina</text:span><text:span text:style-name="T35"> je uspješno pohranjen u sustav</text:span></text:p>
        </text:list-item>
        <text:list-item>
          <text:p text:style-name="P242">Željeni scenarij: </text:p>
        </text:list-item>
      </text:list>
      <text:list xml:id="list1363262137992409061" text:style-name="WW8Num13">
        <text:list-item>
          <text:list>
            <text:list-item>
              <text:p text:style-name="P209"><text:span text:style-name="T114">G</text:span>lazbeni urednik <text:span text:style-name="T114">pregledava kalendar sa označenim slobodnim terminima</text:span></text:p>
            </text:list-item>
            <text:list-item>
              <text:p text:style-name="P226">Urednik odabire termin(e) koji mu odgovara(ju) i šalje zahtjev za njima</text:p>
            </text:list-item>
            <text:list-item>
              <text:p text:style-name="P226">Sustav pohranjuje urednikov zahtjev</text:p>
            </text:list-item>
          </text:list>
        </text:list-item>
      </text:list>
      <text:p text:style-name="P100"/>
      <text:h text:style-name="Heading_20_4" text:outline-level="4">UC<text:span text:style-name="T114">9</text:span> – <text:span text:style-name="T114">SastaviListuZaReprodukciju</text:span></text:h>
      <text:list xml:id="list105153677275755" text:continue-list="list105153184976964" text:style-name="WW8Num9">
        <text:list-item>
          <text:p text:style-name="P279"><text:span text:style-name="T26">Glavni sudionik:</text:span><text:span text:style-name="T30"> glazbeni urednik</text:span></text:p>
        </text:list-item>
        <text:list-item>
          <text:p text:style-name="P279"><text:span text:style-name="T26">Cilj:</text:span><text:span text:style-name="T30"> sastaviti listu pjesama za reprodukciju </text:span><text:span text:style-name="T36">za dani termin </text:span><text:span text:style-name="T37">(trajanje 1 sat)</text:span></text:p>
        </text:list-item>
        <text:list-item>
          <text:p text:style-name="P279"><text:span text:style-name="T26">Sudionici:</text:span><text:span text:style-name="T30"> baza podataka</text:span></text:p>
        </text:list-item>
        <text:list-item>
          <text:p text:style-name="P279"><text:span text:style-name="T26">Preduvjeti:</text:span><text:span text:style-name="T30"> glazbeni urednik </text:span><text:span text:style-name="T46">je </text:span><text:span text:style-name="T30">prijavljen u sustav, </text:span><text:span text:style-name="T37">dodijeljen mu je termin, do trenutka emitiranja ima više od 24 sata vremena</text:span></text:p>
        </text:list-item>
        <text:list-item>
          <text:p text:style-name="P279"><text:span text:style-name="T26">Rezultat: </text:span><text:span text:style-name="T37">lista zapisa za dani termin je sastavljena</text:span></text:p>
        </text:list-item>
        <text:list-item>
          <text:p text:style-name="P239"><text:soft-page-break/>Željeni scenarij: </text:p>
        </text:list-item>
      </text:list>
      <text:list xml:id="list105153332265787" text:continue-list="list1363262137992409061" text:style-name="WW8Num13">
        <text:list-item>
          <text:list>
            <text:list-item text:start-value="1">
              <text:p text:style-name="P227">Urednik pregledava i pretražuje pjesme, uzimajući u obzir korisničke želje</text:p>
            </text:list-item>
            <text:list-item>
              <text:p text:style-name="P227">Urednik odabire pjesme koje će se reproducirati u danom terminu</text:p>
            </text:list-item>
            <text:list-item>
              <text:p text:style-name="P227">Urednik inicira pohranu liste</text:p>
            </text:list-item>
            <text:list-item>
              <text:p text:style-name="P227">Sustav ispituje ispravnost sastavljene liste (trajanje najmanje 1 sat, zadnja pjesma ne počinje unutar 15 sekundi od kraja termina)</text:p>
            </text:list-item>
            <text:list-item>
              <text:p text:style-name="P227">Ako su uvjeti zadovoljeni, lista se pohranjuje u sustav</text:p>
            </text:list-item>
          </text:list>
        </text:list-item>
      </text:list>
      <text:list xml:id="list105154613323485" text:continue-list="list105153677275755" text:style-name="WW8Num9">
        <text:list-item>
          <text:p text:style-name="P239">Mogući drugi scenariji:</text:p>
        </text:list-item>
      </text:list>
      <text:list xml:id="list5518063006506662599" text:style-name="WW8Num14">
        <text:list-item>
          <text:list>
            <text:list-item text:start-value="1">
              <text:p text:style-name="P228">Nisu zadovoljeni uvjeti za listu</text:p>
            </text:list-item>
          </text:list>
        </text:list-item>
      </text:list>
      <text:list xml:id="list3852297900751247873" text:style-name="L14">
        <text:list-item>
          <text:list>
            <text:list-item>
              <text:p text:style-name="P229">Korisniku se prikazuje odgovarajuća poruka o pogrešci i od njega se traži da sastavi ispravnu listu</text:p>
            </text:list-item>
          </text:list>
        </text:list-item>
      </text:list>
      <text:p text:style-name="P96"/>
      <text:h text:style-name="Heading_20_4" text:outline-level="4"><text:span text:style-name="T53">UC</text:span><text:span text:style-name="T56">10</text:span><text:span text:style-name="T53"> – </text:span><text:span text:style-name="T56">DodajZvučniZapis</text:span></text:h>
      <text:list xml:id="list105153276528071" text:continue-list="list105154613323485" text:style-name="WW8Num9">
        <text:list-item>
          <text:p text:style-name="P285"><text:span text:style-name="T26">Glavni sudionik:</text:span><text:span text:style-name="T30"> </text:span><text:span text:style-name="T37">administrator</text:span></text:p>
        </text:list-item>
        <text:list-item>
          <text:p text:style-name="P285"><text:span text:style-name="T26">Cilj:</text:span><text:span text:style-name="T30"> </text:span><text:span text:style-name="T37">u sustav dodati novi zvučni zapis</text:span></text:p>
        </text:list-item>
        <text:list-item>
          <text:p text:style-name="P285"><text:span text:style-name="T26">Sudionici:</text:span><text:span text:style-name="T30"> </text:span><text:span text:style-name="T37">baza podataka</text:span></text:p>
        </text:list-item>
        <text:list-item>
          <text:p text:style-name="P285"><text:span text:style-name="T26">Preduvjeti:</text:span><text:span text:style-name="T30"> </text:span><text:span text:style-name="T37">administrator je prijavljen u sustav</text:span></text:p>
        </text:list-item>
        <text:list-item>
          <text:p text:style-name="P285"><text:span text:style-name="T26">Rezultat:</text:span><text:span text:style-name="T30"> </text:span><text:span text:style-name="T37">u sustav je dodan novi glazbeni zapis sa svim bitnim podacima</text:span></text:p>
        </text:list-item>
        <text:list-item>
          <text:p text:style-name="P243">Željeni scenarij: </text:p>
        </text:list-item>
      </text:list>
      <text:list xml:id="list105153780352761" text:continue-list="list871578985326945117" text:style-name="WW8Num31">
        <text:list-item>
          <text:list>
            <text:list-item text:start-value="1">
              <text:p text:style-name="P230">Administrator unosi sve bitne podatke o zvučnom zapisu</text:p>
            </text:list-item>
            <text:list-item>
              <text:p text:style-name="P230">Administrator prilaže datoteku zvučnog zapisa</text:p>
            </text:list-item>
            <text:list-item>
              <text:p text:style-name="P230">Sustav provjerava ispravnost unesenih podataka</text:p>
            </text:list-item>
            <text:list-item>
              <text:p text:style-name="P230">Ako su podaci ispravni, pohranjuju se u sustav zajedno sa samom datotekom zapisa</text:p>
            </text:list-item>
          </text:list>
        </text:list-item>
      </text:list>
      <text:list xml:id="list105154843755787" text:continue-list="list105153276528071" text:style-name="WW8Num9">
        <text:list-item>
          <text:p text:style-name="P243">Mogući drugi scenariji:</text:p>
        </text:list-item>
      </text:list>
      <text:list xml:id="list105152901575559" text:continue-list="list5866957973801071074" text:style-name="WW8Num32">
        <text:list-item>
          <text:list>
            <text:list-item text:start-value="1">
              <text:p text:style-name="P265">Uneseni su neispravni podaci</text:p>
            </text:list-item>
          </text:list>
        </text:list-item>
      </text:list>
      <text:list xml:id="list5701157107097117750" text:style-name="L15">
        <text:list-item>
          <text:list>
            <text:list-item>
              <text:p text:style-name="P266">Prikazuje se odgovarajuća poruka o grešci i od administratora se traži da unese ispravne podatke</text:p>
            </text:list-item>
          </text:list>
        </text:list-item>
      </text:list>
      <text:p text:style-name="P102"><text:soft-page-break/></text:p>
      <text:list xml:id="list105153731204089" text:continue-list="list105152901575559" text:style-name="WW8Num32">
        <text:list-item>
          <text:list>
            <text:list-item text:start-value="1">
              <text:p text:style-name="P265">Slanje datoteke zvučnog zapisa na sustav nije uspjelo</text:p>
            </text:list-item>
          </text:list>
        </text:list-item>
      </text:list>
      <text:list xml:id="list1085669557134271777" text:style-name="L16">
        <text:list-item>
          <text:list>
            <text:list-item>
              <text:p text:style-name="P267">Prikazuje se odgovarajuća poruka o pogrešci i traži se ponovno obavljanje akcije</text:p>
            </text:list-item>
          </text:list>
        </text:list-item>
      </text:list>
      <text:p text:style-name="P102"/>
      <text:h text:style-name="Heading_20_4" text:outline-level="4">UC<text:span text:style-name="T114">11</text:span> – <text:span text:style-name="T114">UrediZvučniZapis</text:span></text:h>
      <text:list xml:id="list105153605974419" text:continue-list="list105154843755787" text:style-name="WW8Num9">
        <text:list-item>
          <text:p text:style-name="P285"><text:span text:style-name="T26">Glavni sudionik:</text:span><text:span text:style-name="T30"> </text:span><text:span text:style-name="T37">administrator</text:span></text:p>
        </text:list-item>
        <text:list-item>
          <text:p text:style-name="P285"><text:span text:style-name="T26">Cilj:</text:span><text:span text:style-name="T30"> </text:span><text:span text:style-name="T37">urediti podatke o zvučnom zapisu</text:span></text:p>
        </text:list-item>
        <text:list-item>
          <text:p text:style-name="P285"><text:span text:style-name="T26">Sudionici:</text:span><text:span text:style-name="T30"> </text:span><text:span text:style-name="T37">baza podataka</text:span></text:p>
        </text:list-item>
        <text:list-item>
          <text:p text:style-name="P285"><text:span text:style-name="T26">Preduvjeti:</text:span><text:span text:style-name="T30"> </text:span><text:span text:style-name="T37">administrator je prijavljen u sustav</text:span></text:p>
        </text:list-item>
        <text:list-item>
          <text:p text:style-name="P285"><text:span text:style-name="T26">Rezultat:</text:span><text:span text:style-name="T30"> </text:span><text:span text:style-name="T37">podaci o zvučnom zapisu su izmijenjeni</text:span></text:p>
        </text:list-item>
        <text:list-item>
          <text:p text:style-name="P243">Željeni scenarij: </text:p>
        </text:list-item>
      </text:list>
      <text:list xml:id="list105152770035600" text:continue-list="list105153780352761" text:style-name="WW8Num31">
        <text:list-item>
          <text:list>
            <text:list-item text:start-value="1">
              <text:p text:style-name="P231">Administrator odabire zvučni zapis kojeg želi izmijeniti</text:p>
            </text:list-item>
            <text:list-item>
              <text:p text:style-name="P232">Administrator pregledava podatke o zvučnom zapisu i po želji ih mijenja</text:p>
            </text:list-item>
            <text:list-item>
              <text:p text:style-name="P232">Administrator inicira pohranu podataka</text:p>
            </text:list-item>
            <text:list-item>
              <text:p text:style-name="P232">Sustav ispituje ispravnost unesenih podataka</text:p>
            </text:list-item>
            <text:list-item>
              <text:p text:style-name="P232">Ako su podaci ispravni, pohranjuju se u sustav</text:p>
            </text:list-item>
          </text:list>
        </text:list-item>
      </text:list>
      <text:list xml:id="list105154356463511" text:continue-list="list105153605974419" text:style-name="WW8Num9">
        <text:list-item>
          <text:p text:style-name="P243">Mogući drugi scenariji:</text:p>
        </text:list-item>
      </text:list>
      <text:list xml:id="list105152733608473" text:continue-list="list105153731204089" text:style-name="WW8Num32">
        <text:list-item>
          <text:list>
            <text:list-item text:start-value="1">
              <text:p text:style-name="P268">Uneseni su neispravni podaci</text:p>
            </text:list-item>
          </text:list>
        </text:list-item>
      </text:list>
      <text:list xml:id="list5952649531316065084" text:style-name="L17">
        <text:list-item>
          <text:list>
            <text:list-item>
              <text:p text:style-name="P269">Prikazuje se odgovarajuća poruka o grešci, te se od administratora traži unos ispravnih podataka</text:p>
            </text:list-item>
          </text:list>
        </text:list-item>
      </text:list>
      <text:p text:style-name="P101"/>
      <text:h text:style-name="Heading_20_4" text:outline-level="4">UC12 – ObrišiZvučniZapis</text:h>
      <text:list xml:id="list105153146908635" text:continue-list="list105154356463511" text:style-name="WW8Num9">
        <text:list-item>
          <text:p text:style-name="P286"><text:span text:style-name="T26">Glavni sudionik:</text:span><text:span text:style-name="T30"> administrator</text:span></text:p>
        </text:list-item>
        <text:list-item>
          <text:p text:style-name="P286"><text:span text:style-name="T26">Cilj:</text:span><text:span text:style-name="T30"> </text:span><text:span text:style-name="T38">obrisati zvučni zapis</text:span></text:p>
        </text:list-item>
        <text:list-item>
          <text:p text:style-name="P286"><text:span text:style-name="T26">Sudionici:</text:span><text:span text:style-name="T30"> baza podataka</text:span></text:p>
        </text:list-item>
        <text:list-item>
          <text:p text:style-name="P286"><text:span text:style-name="T26">Preduvjeti:</text:span><text:span text:style-name="T30"> </text:span><text:span text:style-name="T38">administrator je prijavljen u sustav</text:span></text:p>
        </text:list-item>
        <text:list-item>
          <text:p text:style-name="P286"><text:soft-page-break/><text:span text:style-name="T26">Rezultat: </text:span><text:span text:style-name="T38">zvučni zapis je zauvijek izbrisan</text:span></text:p>
        </text:list-item>
        <text:list-item>
          <text:p text:style-name="P247">Željeni scenarij: </text:p>
        </text:list-item>
      </text:list>
      <text:list xml:id="list8166749398529160813" text:style-name="L18">
        <text:list-item>
          <text:list>
            <text:list-item>
              <text:p text:style-name="P264">Administrator odabire zvučni zapis kojeg želi izbrisati</text:p>
            </text:list-item>
            <text:list-item>
              <text:p text:style-name="P270">Administrator inicira brisanje zvučnog zapisa</text:p>
            </text:list-item>
            <text:list-item>
              <text:p text:style-name="P270">Sustav briše zvučni zapis</text:p>
            </text:list-item>
          </text:list>
        </text:list-item>
      </text:list>
      <text:p text:style-name="P105"/>
      <text:h text:style-name="Heading_20_4" text:outline-level="4">UC1<text:span text:style-name="T118">3</text:span> – <text:span text:style-name="T118">UrediPodatkeKorisnika</text:span></text:h>
      <text:list xml:id="list105154121410308" text:continue-list="list105153146908635" text:style-name="WW8Num9">
        <text:list-item>
          <text:p text:style-name="P287"><text:span text:style-name="T26">Glavni sudionik:</text:span><text:span text:style-name="T30"> administrator</text:span></text:p>
        </text:list-item>
        <text:list-item>
          <text:p text:style-name="P287"><text:span text:style-name="T26">Cilj:</text:span><text:span text:style-name="T30"> </text:span><text:span text:style-name="T44">urediti podatke korisnika</text:span></text:p>
        </text:list-item>
        <text:list-item>
          <text:p text:style-name="P287"><text:span text:style-name="T26">Sudionici:</text:span><text:span text:style-name="T30"> baza podataka</text:span></text:p>
        </text:list-item>
        <text:list-item>
          <text:p text:style-name="P287"><text:span text:style-name="T26">Preduvjeti:</text:span><text:span text:style-name="T30"> </text:span><text:span text:style-name="T38">administrator je prijavljen u sustav, </text:span><text:span text:style-name="T44">korisnik čiji se podaci uređuju nije vlasnik niti administrator</text:span></text:p>
        </text:list-item>
        <text:list-item>
          <text:p text:style-name="P287"><text:span text:style-name="T26">Rezultat: </text:span><text:span text:style-name="T44">korisnikovi podaci su uređeni</text:span></text:p>
        </text:list-item>
        <text:list-item>
          <text:p text:style-name="P248">Željeni scenarij: </text:p>
        </text:list-item>
      </text:list>
      <text:list xml:id="list105154221303488" text:continue-list="list8166749398529160813" text:style-name="L18">
        <text:list-item>
          <text:list>
            <text:list-item text:start-value="1">
              <text:p text:style-name="P264">Administrator odabire korisnika kojem želi izmijeniti podatke</text:p>
            </text:list-item>
            <text:list-item>
              <text:p text:style-name="P271">Administrator pregledava podatke korisnika i po želji unosi promjene</text:p>
            </text:list-item>
            <text:list-item>
              <text:p text:style-name="P271">Administrator inicira spremanje promjena</text:p>
            </text:list-item>
            <text:list-item>
              <text:p text:style-name="P271">Sustav pohranjuje promjene</text:p>
            </text:list-item>
          </text:list>
        </text:list-item>
      </text:list>
      <text:p text:style-name="P98"/>
      <text:h text:style-name="Heading_20_4" text:outline-level="4"><text:span text:style-name="T55">UC1</text:span><text:span text:style-name="T57">4</text:span><text:span text:style-name="T53"> – </text:span><text:span text:style-name="T56">PostaviGlazbenogUrednika</text:span></text:h>
      <text:list xml:id="list105153448539567" text:continue-list="list105154121410308" text:style-name="WW8Num9">
        <text:list-item>
          <text:p text:style-name="P279"><text:span text:style-name="T26">Glavni sudionik:</text:span><text:span text:style-name="T30"> administrator</text:span></text:p>
        </text:list-item>
        <text:list-item>
          <text:p text:style-name="P279"><text:span text:style-name="T26">Cilj:</text:span><text:span text:style-name="T30"> postaviti novog urednika</text:span></text:p>
        </text:list-item>
        <text:list-item>
          <text:p text:style-name="P279"><text:span text:style-name="T26">Sudionici:</text:span><text:span text:style-name="T30"> baza podataka</text:span></text:p>
        </text:list-item>
        <text:list-item>
          <text:p text:style-name="P279"><text:span text:style-name="T26">Preduvjeti:</text:span><text:span text:style-name="T30"> administrator mora biti prijavljen u sustav</text:span></text:p>
        </text:list-item>
        <text:list-item>
          <text:p text:style-name="P279"><text:span text:style-name="T26">Rezultat: </text:span><text:span text:style-name="T30">postavljen je novi urednik</text:span></text:p>
        </text:list-item>
        <text:list-item>
          <text:p text:style-name="P239">Željeni scenarij: </text:p>
        </text:list-item>
      </text:list>
      <text:list xml:id="list4165412021855399112" text:style-name="WW8Num25">
        <text:list-item>
          <text:list>
            <text:list-item>
              <text:p text:style-name="P210"><text:span text:style-name="T115">A</text:span>dministrator <text:span text:style-name="T115">pregledava popis korisnika</text:span></text:p>
            </text:list-item>
            <text:list-item>
              <text:p text:style-name="P233"><text:soft-page-break/>Odabire jednog od korisnika i postavlja ga za glazbenog urednika</text:p>
            </text:list-item>
            <text:list-item>
              <text:p text:style-name="P233">Sustav bilježi promjene i mijenja tip korisničkog računa odabranog korisnika</text:p>
            </text:list-item>
          </text:list>
        </text:list-item>
      </text:list>
      <text:p text:style-name="P95"/>
      <text:h text:style-name="Heading_20_4" text:outline-level="4">UC1<text:span text:style-name="T118">5</text:span> – <text:span text:style-name="T114">UkloniGlazbenogUrednika</text:span></text:h>
      <text:list xml:id="list105154773142612" text:continue-list="list105153448539567" text:style-name="WW8Num9">
        <text:list-item>
          <text:p text:style-name="P288"><text:span text:style-name="T26">Glavni sudionik:</text:span><text:span text:style-name="T30"> administrator</text:span></text:p>
        </text:list-item>
        <text:list-item>
          <text:p text:style-name="P288"><text:span text:style-name="T26">Cilj:</text:span><text:span text:style-name="T30"> </text:span><text:span text:style-name="T39">ukloni</text:span><text:span text:style-name="T41">ti</text:span><text:span text:style-name="T30"> </text:span><text:span text:style-name="T39">glazbenog</text:span><text:span text:style-name="T30"> urednika</text:span></text:p>
        </text:list-item>
        <text:list-item>
          <text:p text:style-name="P288"><text:span text:style-name="T26">Sudionici:</text:span><text:span text:style-name="T30"> baza podataka</text:span></text:p>
        </text:list-item>
        <text:list-item>
          <text:p text:style-name="P288"><text:span text:style-name="T26">Preduvjeti:</text:span><text:span text:style-name="T30"> administrator mora biti prijavljen u sustav</text:span></text:p>
        </text:list-item>
        <text:list-item>
          <text:p text:style-name="P288"><text:span text:style-name="T26">Rezultat: </text:span><text:span text:style-name="T47">glazbenom uredniku oduvima se urednički status</text:span></text:p>
        </text:list-item>
        <text:list-item>
          <text:p text:style-name="P244">Željeni scenarij: </text:p>
        </text:list-item>
      </text:list>
      <text:list xml:id="list105153516724985" text:continue-list="list4165412021855399112" text:style-name="WW8Num25">
        <text:list-item>
          <text:list>
            <text:list-item text:start-value="1">
              <text:p text:style-name="P253"><text:span text:style-name="T115">A</text:span>dministrator <text:span text:style-name="T119">određuje urednika kojem želi oduzeti uredničke ovlasti</text:span></text:p>
            </text:list-item>
            <text:list-item>
              <text:p text:style-name="P272">Sustav bilježi promjene i mijenja tip korisničkog računa odabranog urednika</text:p>
            </text:list-item>
          </text:list>
        </text:list-item>
      </text:list>
      <text:p text:style-name="P98"/>
      <text:h text:style-name="Heading_20_4" text:outline-level="4">UC<text:span text:style-name="T114">16</text:span> – <text:span text:style-name="T135">OdlučiOZahtjevuZaTerminom</text:span></text:h>
      <text:list xml:id="list105153480862832" text:continue-list="list105154773142612" text:style-name="WW8Num9">
        <text:list-item>
          <text:p text:style-name="P288"><text:span text:style-name="T26">Glavni sudionik:</text:span><text:span text:style-name="T30"> administrator</text:span></text:p>
        </text:list-item>
        <text:list-item>
          <text:p text:style-name="P288"><text:span text:style-name="T26">Cilj:</text:span><text:span text:style-name="T30"> </text:span><text:span text:style-name="T41">odlučiti o uredničkom zahtjevu za terminom</text:span></text:p>
        </text:list-item>
        <text:list-item>
          <text:p text:style-name="P288"><text:span text:style-name="T26">Sudionici:</text:span><text:span text:style-name="T30"> baza podataka</text:span></text:p>
        </text:list-item>
        <text:list-item>
          <text:p text:style-name="P288"><text:span text:style-name="T26">Preduvjeti:</text:span><text:span text:style-name="T30"> administrator mora biti prijavljen u sustav</text:span></text:p>
        </text:list-item>
        <text:list-item>
          <text:p text:style-name="P288"><text:span text:style-name="T26">Rezultat: </text:span><text:span text:style-name="T41">urednički zahtjev je ili prihvaćen i time je taj termin dodjeljen tom uredniku, ili je odbijen</text:span></text:p>
        </text:list-item>
        <text:list-item>
          <text:p text:style-name="P249">Željeni scenarij: </text:p>
        </text:list-item>
      </text:list>
      <text:list xml:id="list4202172513500902994" text:style-name="L19">
        <text:list-item>
          <text:list>
            <text:list-item>
              <text:p text:style-name="P273">Administrator odlučuje o prihvaćanju ili odbijanju zahtjeva</text:p>
            </text:list-item>
            <text:list-item>
              <text:p text:style-name="P273">Ako je zahtjev prihvaćen, taj se termin dodjeljuje uredniku, <text:span text:style-name="T143">što se bilježi u sustavu</text:span></text:p>
            </text:list-item>
          </text:list>
        </text:list-item>
      </text:list>
      <text:p text:style-name="P103"/>
      <text:h text:style-name="Heading_20_4" text:outline-level="4">UC17 – PrikažiStatistiku</text:h>
      <text:list xml:id="list105153517924211" text:continue-list="list105153480862832" text:style-name="WW8Num9">
        <text:list-item>
          <text:p text:style-name="P289"><text:span text:style-name="T26">Glavni sudionik:</text:span><text:span text:style-name="T30"> </text:span><text:span text:style-name="T42">administrator</text:span></text:p>
        </text:list-item>
        <text:list-item>
          <text:p text:style-name="P289"><text:soft-page-break/><text:span text:style-name="T26">Cilj:</text:span><text:span text:style-name="T30"> p</text:span><text:span text:style-name="T42">regledati statistik</text:span><text:span text:style-name="T47">e</text:span><text:span text:style-name="T42"> o radu postaje</text:span></text:p>
        </text:list-item>
        <text:list-item>
          <text:p text:style-name="P289"><text:span text:style-name="T26">Sudionici:</text:span><text:span text:style-name="T30"> baza podataka</text:span></text:p>
        </text:list-item>
        <text:list-item>
          <text:p text:style-name="P289"><text:span text:style-name="T26">Preduvjeti:</text:span><text:span text:style-name="T30"> </text:span><text:span text:style-name="T42">administrator </text:span><text:span text:style-name="T47">je </text:span><text:span text:style-name="T42">prijavljen u sustav</text:span></text:p>
        </text:list-item>
        <text:list-item>
          <text:p text:style-name="P289"><text:span text:style-name="T26">Rezultat: </text:span><text:span text:style-name="T42">administrator</text:span><text:span text:style-name="T47"> je dobio uvid u statistike radio postaje</text:span></text:p>
        </text:list-item>
        <text:list-item>
          <text:p text:style-name="P250">Željeni scenarij: </text:p>
        </text:list-item>
      </text:list>
      <text:list xml:id="list7674794452028174105" text:style-name="L20">
        <text:list-item>
          <text:list>
            <text:list-item>
              <text:p text:style-name="P274">Administrator odabire jednu od ponuđenih statistika</text:p>
            </text:list-item>
            <text:list-item>
              <text:p text:style-name="P274">Administratoru se prikazuje odabrana statistika</text:p>
            </text:list-item>
          </text:list>
        </text:list-item>
      </text:list>
      <text:p text:style-name="P96"/>
      <text:h text:style-name="Heading_20_4" text:outline-level="4">UC<text:span text:style-name="T110">18</text:span> –<text:span text:style-name="T114">PostaviAdministratora</text:span></text:h>
      <text:list xml:id="list105154522597675" text:continue-list="list105153517924211" text:style-name="WW8Num9">
        <text:list-item>
          <text:p text:style-name="P279"><text:span text:style-name="T26">Glavni sudionik:</text:span><text:span text:style-name="T30"> vlasnik postaje</text:span></text:p>
        </text:list-item>
        <text:list-item>
          <text:p text:style-name="P279"><text:span text:style-name="T26">Cilj:</text:span><text:span text:style-name="T30"> postaviti novog administratora</text:span></text:p>
        </text:list-item>
        <text:list-item>
          <text:p text:style-name="P279"><text:span text:style-name="T26">Sudionici:</text:span><text:span text:style-name="T30"> baza podataka</text:span></text:p>
        </text:list-item>
        <text:list-item>
          <text:p text:style-name="P279"><text:span text:style-name="T26">Preduvjeti:</text:span><text:span text:style-name="T30"> ne smije biti postavljeno više od </text:span><text:span text:style-name="T39">deset</text:span><text:span text:style-name="T30"> administratora, vlasnik </text:span><text:span text:style-name="T47">je</text:span><text:span text:style-name="T30"> prijavljen u sustav</text:span></text:p>
        </text:list-item>
        <text:list-item>
          <text:p text:style-name="P279"><text:span text:style-name="T26">Rezultat: </text:span><text:span text:style-name="T30">postavljen je novi administrator</text:span></text:p>
        </text:list-item>
        <text:list-item>
          <text:p text:style-name="P239">Željeni scenarij: </text:p>
        </text:list-item>
      </text:list>
      <text:list xml:id="list1708142936452520663" text:style-name="WW8Num27">
        <text:list-item>
          <text:list>
            <text:list-item>
              <text:p text:style-name="P211"><text:span text:style-name="T119">V</text:span>lasnik <text:span text:style-name="T119">odabire jednog od korisnika i dodjeljuje mu administratorske ovlasti</text:span></text:p>
            </text:list-item>
            <text:list-item>
              <text:p text:style-name="P234">Sustav bilježi promjene i mijenja tip korisničkog računa odabranog korisnika</text:p>
            </text:list-item>
          </text:list>
        </text:list-item>
      </text:list>
      <text:list xml:id="list105152912331749" text:continue-list="list105154522597675" text:style-name="WW8Num9">
        <text:list-item>
          <text:p text:style-name="P239">Mogući drugi scenariji:</text:p>
        </text:list-item>
      </text:list>
      <text:list xml:id="list4070799512397915709" text:style-name="WW8Num28">
        <text:list-item>
          <text:list>
            <text:list-item>
              <text:p text:style-name="P235">U sustavu već postoji 10 administratora</text:p>
            </text:list-item>
          </text:list>
        </text:list-item>
      </text:list>
      <text:list xml:id="list1256287417454099056" text:style-name="L21">
        <text:list-item>
          <text:list>
            <text:list-item>
              <text:list>
                <text:list-item>
                  <text:p text:style-name="P236">Akcija se ne dozvoljava, ispisuje se odgovarajuća poruka o grešci</text:p>
                </text:list-item>
              </text:list>
            </text:list-item>
          </text:list>
        </text:list-item>
      </text:list>
      <text:p text:style-name="P93"/>
      <text:h text:style-name="Heading_20_4" text:outline-level="4">UC1<text:span text:style-name="T120">9 </text:span>– <text:span text:style-name="T114">UkloniAdministratora</text:span></text:h>
      <text:list xml:id="list105153931309726" text:continue-list="list105152912331749" text:style-name="WW8Num9">
        <text:list-item>
          <text:p text:style-name="P288"><text:span text:style-name="T26">Glavni sudionik:</text:span><text:span text:style-name="T30"> </text:span><text:span text:style-name="T41">vlasnik postaje</text:span></text:p>
        </text:list-item>
        <text:list-item>
          <text:p text:style-name="P288"><text:span text:style-name="T26">Cilj:</text:span><text:span text:style-name="T30"> </text:span><text:span text:style-name="T41">ukloniti administratora</text:span></text:p>
        </text:list-item>
        <text:list-item>
          <text:p text:style-name="P288"><text:span text:style-name="T26">Sudionici:</text:span><text:span text:style-name="T30"> </text:span><text:span text:style-name="T41">baza podataka</text:span></text:p>
        </text:list-item>
        <text:list-item>
          <text:p text:style-name="P288"><text:span text:style-name="T26">Preduvjeti: </text:span><text:span text:style-name="T41">vlasnik postaje je prijavljen</text:span><text:span text:style-name="T30"> </text:span><text:span text:style-name="T41">u sustav</text:span></text:p>
        </text:list-item>
        <text:list-item>
          <text:p text:style-name="P288"><text:soft-page-break/><text:span text:style-name="T26">Rezultat:</text:span><text:span text:style-name="T30"> </text:span><text:span text:style-name="T41">odabranom korisniku ukinute su administratorske ovlasti</text:span></text:p>
        </text:list-item>
        <text:list-item>
          <text:p text:style-name="P244">Željeni scenarij: </text:p>
        </text:list-item>
      </text:list>
      <text:list xml:id="list105153020859185" text:continue-list="list105152770035600" text:style-name="WW8Num31">
        <text:list-item>
          <text:list>
            <text:list-item text:start-value="1">
              <text:p text:style-name="P237">Vlasnik postaje odabire jednog od administratora i uklanja mu administratorske ovlasti</text:p>
            </text:list-item>
            <text:list-item>
              <text:p text:style-name="P237">Sustav bilježi promjene i mijenja tip korisničkog računa odabranog korisnka</text:p>
            </text:list-item>
          </text:list>
        </text:list-item>
      </text:list>
      <text:p text:style-name="P256"/>
      <text:h text:style-name="Heading_20_4" text:outline-level="4">UC<text:span text:style-name="T120">20</text:span> – <text:span text:style-name="T114">UrediPodatkeOPostaji</text:span></text:h>
      <text:list xml:id="list105154196702471" text:continue-list="list105153931309726" text:style-name="WW8Num9">
        <text:list-item>
          <text:p text:style-name="P279"><text:span text:style-name="T26">Glavni sudionik:</text:span><text:span text:style-name="T30"> vlasnik postaje</text:span></text:p>
        </text:list-item>
        <text:list-item>
          <text:p text:style-name="P279"><text:span text:style-name="T26">Cilj:</text:span><text:span text:style-name="T30"> un</text:span><text:span text:style-name="T49">j</text:span><text:span text:style-name="T30">eti ili urediti podatke</text:span></text:p>
        </text:list-item>
        <text:list-item>
          <text:p text:style-name="P279"><text:span text:style-name="T26">Sudionici:</text:span><text:span text:style-name="T30"> baza podataka</text:span></text:p>
        </text:list-item>
        <text:list-item>
          <text:p text:style-name="P279"><text:span text:style-name="T26">Preduvjeti:</text:span><text:span text:style-name="T30"> vlasnik </text:span><text:span text:style-name="T47">je</text:span><text:span text:style-name="T30"> prijavljen u sustav</text:span></text:p>
        </text:list-item>
        <text:list-item>
          <text:p text:style-name="P279"><text:span text:style-name="T26">Rezultat:</text:span><text:span text:style-name="T30"> uneseni su novi podaci o postaji</text:span></text:p>
        </text:list-item>
        <text:list-item>
          <text:p text:style-name="P239">Željeni scenarij: </text:p>
        </text:list-item>
      </text:list>
      <text:list xml:id="list9187519268364288797" text:style-name="WW8Num29">
        <text:list-item>
          <text:list>
            <text:list-item>
              <text:p text:style-name="P213"><text:span text:style-name="T153">V</text:span>lasnik<text:span text:style-name="T154">u se prikazuju podaci o radio postaji s mogućnošću promjena</text:span></text:p>
            </text:list-item>
            <text:list-item>
              <text:p text:style-name="P238">Vlasnik unosi izmjene i inicira spremanje</text:p>
            </text:list-item>
            <text:list-item>
              <text:p text:style-name="P212"><text:span text:style-name="T153">B</text:span>aza podataka <text:span text:style-name="T143">pohranjuje</text:span> i čuva nove podatke</text:p>
            </text:list-item>
          </text:list>
        </text:list-item>
      </text:list>
      <text:p text:style-name="P92"/>
      <text:h text:style-name="Heading_20_4" text:outline-level="4">UC2<text:span text:style-name="T120">1</text:span> – SlušajRadioPostaju</text:h>
      <text:list xml:id="list105154173306243" text:continue-list="list105154196702471" text:style-name="WW8Num9">
        <text:list-item>
          <text:p text:style-name="P287"><text:span text:style-name="T26">Glavni sudionik:</text:span><text:span text:style-name="T30"> </text:span><text:span text:style-name="T40">korisnik</text:span></text:p>
        </text:list-item>
        <text:list-item>
          <text:p text:style-name="P287"><text:span text:style-name="T26">Cilj:</text:span><text:span text:style-name="T30"> </text:span><text:span text:style-name="T40">slušati </text:span><text:span text:style-name="T47">program </text:span><text:span text:style-name="T40">radio postaj</text:span><text:span text:style-name="T47">e</text:span></text:p>
        </text:list-item>
        <text:list-item>
          <text:p text:style-name="P287"><text:span text:style-name="T26">Sudionici:</text:span><text:span text:style-name="T30"> baza podataka</text:span></text:p>
        </text:list-item>
        <text:list-item>
          <text:p text:style-name="P287"><text:span text:style-name="T26">Preduvjeti:</text:span><text:span text:style-name="T30"> </text:span><text:span text:style-name="T40">nema</text:span></text:p>
        </text:list-item>
        <text:list-item>
          <text:p text:style-name="P287"><text:span text:style-name="T26">Rezultat:</text:span><text:span text:style-name="T30"> </text:span><text:span text:style-name="T40">korisnik uživa u programu radio postaje</text:span></text:p>
        </text:list-item>
        <text:list-item>
          <text:p text:style-name="P251">Željeni scenarij: </text:p>
        </text:list-item>
      </text:list>
      <text:list xml:id="list7615654148068905610" text:style-name="L22">
        <text:list-item>
          <text:list>
            <text:list-item>
              <text:list>
                <text:list-item>
                  <text:p text:style-name="P275">Korisnik otvara web stranicu radio postaje</text:p>
                </text:list-item>
                <text:list-item>
                  <text:p text:style-name="P275">Pokreće glazbeni player na početnoj stranici i započinje slušati program radio postaje</text:p>
                </text:list-item>
              </text:list>
            </text:list-item>
          </text:list>
        </text:list-item>
      </text:list>
      <text:p text:style-name="P276"><draw:frame draw:style-name="fr1" draw:name="Frame3" text:anchor-type="paragraph" svg:x="0.053cm" svg:y="0.002cm" svg:width="17cm" draw:z-index="5"><draw:text-box fo:min-height="11.896cm"><text:p text:style-name="Slika"><draw:frame draw:style-name="fr5"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48">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5"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soft-page-break/></text:p>
      <text:p text:style-name="P134"/>
      <text:p text:style-name="Standard"><draw:frame draw:style-name="fr3" draw:name="Frame5" text:anchor-type="paragraph" svg:width="8.943cm" draw:z-index="8"><draw:text-box fo:min-height="9.195cm"><text:p text:style-name="Slika"><draw:frame draw:style-name="fr5"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5"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p>
      <text:p text:style-name="P183"><draw:frame draw:style-name="fr3" draw:name="Frame7" text:anchor-type="paragraph" svg:width="17cm" draw:z-index="12"><draw:text-box fo:min-height="6.216cm"><text:p text:style-name="Slika"><draw:frame draw:style-name="fr5"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5"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190" text:outline-level="2"><text:bookmark-start text:name="__RefHeading___Toc2745_776402836"/>4.2 Sekvencijski dijagrami<text:bookmark-end text:name="__RefHeading___Toc2745_776402836"/></text:h>
      <text:p text:style-name="Standard"/>
      <text:h text:style-name="P194" text:outline-level="4">UC1: RegistrirajNovogKorisnika</text:h>
      <text:p text:style-name="P144">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uspjehu registracije.</text:p>
      <text:p text:style-name="P47"><draw:frame draw:style-name="fr3" draw:name="Frame13" text:anchor-type="paragraph" svg:width="17cm" draw:z-index="20"><draw:text-box fo:min-height="9.977cm"><text:p text:style-name="Slika"><draw:frame draw:style-name="fr5" draw:name="Image11" text:anchor-type="paragraph" svg:width="17cm" svg:height="9.977cm" style:rel-height="scale" draw:z-index="21"><draw:image xlink:href="Pictures/1000020100000424000002EE53B6AF81.png" xlink:type="simple" xlink:show="embed" xlink:actuate="onLoad"/></draw:frame>Slika <text:sequence text:ref-name="refSlika6" text:name="Slika" text:formula="ooow:Slika+1" style:num-format="1">7</text:sequence>: Sekvencijski dijagram za <text:span text:style-name="T100">UC1:</text:span> <text:span text:style-name="T100">RegistrirajNovogKorisnika</text:span></text:p></draw:text-box></draw:frame></text:p>
      <text:p text:style-name="Text_20_body"/>
      <text:p text:style-name="Text_20_body"/>
      <text:h text:style-name="P199" text:outline-level="4">UC2: PrijaviKorisnikaUSustav</text:h>
      <text:p text:style-name="P144">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5" draw:name="Image12" text:anchor-type="paragraph" svg:width="17cm" svg:height="12.282cm" style:rel-height="scale" draw:z-index="23"><draw:image xlink:href="Pictures/10000201000003FC000002E1E31F7BC2.png" xlink:type="simple" xlink:show="embed" xlink:actuate="onLoad"/></draw:frame>Slika <text:sequence text:ref-name="refSlika7" text:name="Slika" text:formula="ooow:Slika+1" style:num-format="1">8</text:sequence>: Sekvencijski dijagram za <text:span text:style-name="T100">UC2: PrijavaKorisnikaUSustav</text:span></text:p></draw:text-box></draw:frame></text:p>
      <text:p text:style-name="Text_20_body"/>
      <text:p text:style-name="Text_20_body"/>
      <text:h text:style-name="P199" text:outline-level="4">UC3: UrediOsobnePodatke</text:h>
      <text:p text:style-name="P143">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48"><draw:frame draw:style-name="fr3" draw:name="Frame15" text:anchor-type="paragraph" svg:width="17cm" draw:z-index="24"><draw:text-box fo:min-height="12.965cm"><text:p text:style-name="Slika"><draw:frame draw:style-name="fr5" draw:name="Image13" text:anchor-type="paragraph" svg:width="17cm" svg:height="12.965cm" style:rel-height="scale" draw:z-index="25"><draw:image xlink:href="Pictures/100002010000045800000350411FAB94.png" xlink:type="simple" xlink:show="embed" xlink:actuate="onLoad"/></draw:frame>Slika <text:sequence text:ref-name="refSlika8" text:name="Slika" text:formula="ooow:Slika+1" style:num-format="1">9</text:sequence>: Sekvencijski dijagram za <text:span text:style-name="T100">UC3: UrediOsobnePodatke</text:span></text:p></draw:text-box></draw:frame></text:p>
      <text:p text:style-name="Text_20_body"/>
      <text:h text:style-name="P199" text:outline-level="4">UC4: PromijeniLozinku</text:h>
      <text:p text:style-name="P143">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48"><draw:frame draw:style-name="fr3" draw:name="Frame16" text:anchor-type="paragraph" svg:width="17cm" draw:z-index="26"><draw:text-box fo:min-height="12.494cm"><text:p text:style-name="Slika"><draw:frame draw:style-name="fr5" draw:name="Image14" text:anchor-type="paragraph" svg:width="17cm" svg:height="12.494cm" style:rel-height="scale" draw:z-index="27"><draw:image xlink:href="Pictures/100002010000048E00000359A96EF7C3.png" xlink:type="simple" xlink:show="embed" xlink:actuate="onLoad"/></draw:frame>Slika <text:sequence text:ref-name="refSlika9" text:name="Slika" text:formula="ooow:Slika+1" style:num-format="1">10</text:sequence>: Sekvencijski dijagram za <text:span text:style-name="T100">UC4: </text:span><text:span text:style-name="T102">PromijeniLozinku</text:span></text:p></draw:text-box></draw:frame></text:p>
      <text:p text:style-name="Text_20_body"/>
      <text:h text:style-name="P199" text:outline-level="4">UC5: IzbrišiKorisničkiRačun</text:h>
      <text:p text:style-name="P142">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56">i ako je ona ispravna, iz baze podataka brišu se podaci o korisniku, te mu se prikazuje odgovarajuća poruka. Ako lozinka nije ispravna, korisniku se prikazuje poruka o pogrešci.</text:span></text:p>
      <text:p text:style-name="P49"><draw:frame draw:style-name="fr3" draw:name="Frame17" text:anchor-type="paragraph" svg:width="17cm" draw:z-index="28"><draw:text-box fo:min-height="8.183cm"><text:p text:style-name="Slika"><draw:frame draw:style-name="fr5" draw:name="Image15" text:anchor-type="paragraph" svg:width="17cm" svg:height="8.183cm" style:rel-height="scale" draw:z-index="29"><draw:image xlink:href="Pictures/100002010000043600000239CFFA027B.png" xlink:type="simple" xlink:show="embed" xlink:actuate="onLoad"/></draw:frame>Slika <text:sequence text:ref-name="refSlika10" text:name="Slika" text:formula="ooow:Slika+1" style:num-format="1">11</text:sequence>: Sekvencijski dijagram za <text:span text:style-name="T100">UC5: Izbriš</text:span><text:span text:style-name="T102">iKorisničkiRačun</text:span></text:p></draw:text-box></draw:frame></text:p>
      <text:p text:style-name="Text_20_body"/>
      <text:h text:style-name="P198" text:outline-level="4">U<text:span text:style-name="T155">C6: SastaviListuŽelja</text:span></text:h>
      <text:p text:style-name="P141">Korisnik želi sastaviti listu želja. Odabire tu mogućnost iz popisa ponuđenih, na što mu sustav prikazuje njegovu dosadašnju listu želja (ako postoji, ako ne, prazna je), s mogućnostima izmjena. Korisnik unosi izmjene i nakon što s njoma završi, inicira pohranjivanje liste. Sustav prima novu listu od korisnika, pohranjuje ju u bazu podataka te korisniku prikazuje poruku o uspjehu.</text:p>
      <text:p text:style-name="P49"><draw:frame draw:style-name="fr3" draw:name="Frame18" text:anchor-type="paragraph" svg:width="17cm" draw:z-index="30"><draw:text-box fo:min-height="10.451cm"><text:p text:style-name="Slika"><draw:frame draw:style-name="fr5" draw:name="Image16" text:anchor-type="paragraph" svg:width="17cm" svg:height="10.451cm" style:rel-height="scale" draw:z-index="31"><draw:image xlink:href="Pictures/1000020100000348000001D25C452980.png" xlink:type="simple" xlink:show="embed" xlink:actuate="onLoad"/></draw:frame>Slika <text:sequence text:ref-name="refSlika11" text:name="Slika" text:formula="ooow:Slika+1" style:num-format="1">12</text:sequence>: Sekvencijski dijagram za <text:span text:style-name="T100">UC6: SastaviListuŽelja</text:span></text:p></draw:text-box></draw:frame></text:p>
      <text:p text:style-name="Text_20_body"/>
      <text:p text:style-name="Text_20_body"/>
      <text:h text:style-name="P198" text:outline-level="4">UC7: PotvrdiListuŽelja</text:h>
      <text:p text:style-name="P141">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5" draw:name="Image17" text:anchor-type="paragraph" svg:width="17cm" svg:height="10.432cm" style:rel-height="scale" draw:z-index="35"><draw:image xlink:href="Pictures/10000201000003C0000001D200DF8458.png" xlink:type="simple" xlink:show="embed" xlink:actuate="onLoad"/></draw:frame>Slika <text:sequence text:ref-name="refSlika12" text:name="Slika" text:formula="ooow:Slika+1" style:num-format="1">13</text:sequence>: Sekvencijski dijagram za <text:span text:style-name="T102">UC7: PotvrdiListuŽelja</text:span></text:p></draw:text-box></draw:frame></text:p>
      <text:p text:style-name="Text_20_body"/>
      <text:h text:style-name="P199" text:outline-level="4">UC8: ZatražiTerminZaReprodukciju</text:h>
      <text:p text:style-name="P141">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49"><draw:frame draw:style-name="fr3" draw:name="Frame19" text:anchor-type="paragraph" svg:width="17cm" draw:z-index="32"><draw:text-box fo:min-height="8.417cm"><text:p text:style-name="Slika"><draw:frame draw:style-name="fr5" draw:name="Image18" text:anchor-type="paragraph" svg:width="17cm" svg:height="8.417cm" style:rel-height="scale" draw:z-index="33"><draw:image xlink:href="Pictures/1000020100000489000001DD7A41DD97.png" xlink:type="simple" xlink:show="embed" xlink:actuate="onLoad"/></draw:frame>Slika <text:sequence text:ref-name="refSlika13" text:name="Slika" text:formula="ooow:Slika+1" style:num-format="1">14</text:sequence>: Sekvencijski dijagram za <text:span text:style-name="T100">UC8: </text:span><text:span text:style-name="T102">ZatražiTerminZaReprodukciju</text:span></text:p></draw:text-box></draw:frame></text:p>
      <text:p text:style-name="Text_20_body"/>
      <text:h text:style-name="P199" text:outline-level="4">UC9: SastaviListuZaReprodukciju</text:h>
      <text:p text:style-name="P132"><text:span text:style-name="T158">Glazbeni urednik želi sastaviti listu za reprodukciju </text:span><text:span text:style-name="T159">za neki od svojih termina</text:span><text:span text:style-name="T158">. Urednik odabere tu mogućnost iz popisa. </text:span><text:span text:style-name="T159">Sustav mu omogućuje</text:span><text:span text:style-name="T158"> pregledava</text:span><text:span text:style-name="T159">nje</text:span><text:span text:style-name="T158"> i pretraž</text:span><text:span text:style-name="T159">ivanje</text:span><text:span text:style-name="T158"> </text:span><text:span text:style-name="T159">zapisa</text:span><text:span text:style-name="T158">, </text:span><text:span text:style-name="T159">pomoću kojih urednik sastavlja svoju listu, </text:span><text:span text:style-name="T158">uzimajući u obzir korisničke želje. Kada je zadovoljan listom urednik inicira pohranu liste. Sustav ispituje ispravnost sastavljene liste, </text:span><text:span text:style-name="T159">i </text:span><text:span text:style-name="T158">ako su uvjeti zadovoljeni lista se pohranjuje u sustav. Inače uredniku se prikazuje odgovarajuća poruka o pogrešci i od njega se traži da sastavi ispravnu listu.</text:span></text:p>
      <text:p text:style-name="P132"><text:span text:style-name="T158"/></text:p>
      <text:p text:style-name="P49"><draw:frame draw:style-name="fr3" draw:name="Frame21" text:anchor-type="paragraph" svg:width="17cm" draw:z-index="36"><draw:text-box fo:min-height="13.194cm"><text:p text:style-name="Slika"><draw:frame draw:style-name="fr5" draw:name="Image19" text:anchor-type="paragraph" svg:width="17cm" svg:height="13.194cm" style:rel-height="scale" draw:z-index="37"><draw:image xlink:href="Pictures/100002010000039D000002CEB0D59B7E.png" xlink:type="simple" xlink:show="embed" xlink:actuate="onLoad"/></draw:frame>Slika <text:sequence text:ref-name="refSlika14" text:name="Slika" text:formula="ooow:Slika+1" style:num-format="1">15</text:sequence>: Sekvencijski dijagram za <text:span text:style-name="T102">UC9: SastaviListuZaReprodukciju</text:span></text:p></draw:text-box></draw:frame></text:p>
      <text:p text:style-name="Text_20_body"/>
      <text:h text:style-name="P198" text:outline-level="4">UC10: DodajZvučniZapis</text:h>
      <text:p text:style-name="P132"><text:span text:style-name="T158">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span></text:p>
      <text:p text:style-name="P132"><text:span text:style-name="T158"/></text:p>
      <text:p text:style-name="P49"><draw:frame draw:style-name="fr3" draw:name="Frame22" text:anchor-type="paragraph" svg:width="17cm" draw:z-index="38"><draw:text-box fo:min-height="10.008cm"><text:p text:style-name="Slika"><draw:frame draw:style-name="fr5" draw:name="Image20" text:anchor-type="paragraph" svg:width="17cm" svg:height="10.008cm" style:rel-height="scale" draw:z-index="39"><draw:image xlink:href="Pictures/10000201000003F60000025570EE51F5.png" xlink:type="simple" xlink:show="embed" xlink:actuate="onLoad"/></draw:frame>Slika <text:sequence text:ref-name="refSlika15" text:name="Slika" text:formula="ooow:Slika+1" style:num-format="1">16</text:sequence>: Sekvencijski dijagram za <text:span text:style-name="T100">UC10: </text:span><text:span text:style-name="T102">DodajZvučniZapis</text:span></text:p></draw:text-box></draw:frame></text:p>
      <text:p text:style-name="Text_20_body"/>
      <text:h text:style-name="P198" text:outline-level="4">UC11: UrediZvučniZapis</text:h>
      <text:p text:style-name="P132"><text:span text:style-name="T158">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span></text:p>
      <text:p text:style-name="P132"><text:span text:style-name="T158"/></text:p>
      <text:p text:style-name="P49"><draw:frame draw:style-name="fr3" draw:name="Frame23" text:anchor-type="paragraph" svg:width="17cm" draw:z-index="40"><draw:text-box fo:min-height="9.777cm"><text:p text:style-name="Slika"><draw:frame draw:style-name="fr5" draw:name="Image21" text:anchor-type="paragraph" svg:width="17cm" svg:height="9.777cm" style:rel-height="scale" draw:z-index="41"><draw:image xlink:href="Pictures/10000201000004DC0000026C179DE2E3.png" xlink:type="simple" xlink:show="embed" xlink:actuate="onLoad"/></draw:frame>Slika <text:sequence text:ref-name="refSlika16" text:name="Slika" text:formula="ooow:Slika+1" style:num-format="1">17</text:sequence>: Sekvencijski dijagram za <text:span text:style-name="T100">UC11: UrediZvučniZapis</text:span></text:p></draw:text-box></draw:frame></text:p>
      <text:p text:style-name="Text_20_body"/>
      <text:h text:style-name="P198" text:outline-level="4">UC12: ObrišiZvučniZapis</text:h>
      <text:p text:style-name="P131"><text:span text:style-name="T158">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span></text:p>
      <text:p text:style-name="P130"><text:span text:style-name="T158"/></text:p>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14DAAC0C.png" xlink:type="simple" xlink:show="embed" xlink:actuate="onLoad"/></draw:frame>Slika <text:sequence text:ref-name="refSlika25" text:name="Slika" text:formula="ooow:Slika+1" style:num-format="1">18</text:sequence>: Sekvencijski dijagram za <text:span text:style-name="T100">UC12: ObrišiZvučniZapis</text:span></text:p></draw:text-box></draw:frame></text:p>
      <text:h text:style-name="P198" text:outline-level="4">UC13: UrediPodatkeKorisnika</text:h>
      <text:p text:style-name="P131"><text:span text:style-name="T158">Administrator želi urediti podatke </text:span><text:span text:style-name="T160">o nekog </text:span><text:span text:style-name="T158">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60">te </text:span><text:span text:style-name="T158">kada je zadovoljan </text:span><text:span text:style-name="T160">izmjenama</text:span><text:span text:style-name="T158"> inicira spremanje promjena. Sustav </text:span><text:span text:style-name="T160">ispituje ispravnost podataka, potom </text:span><text:span text:style-name="T158">pohranjuje promjene u bazu podataka, </text:span><text:span text:style-name="T160">te</text:span><text:span text:style-name="T158"> dojavljuje administratoru da </text:span><text:span text:style-name="T160">su</text:span><text:span text:style-name="T158"> promjene uspješno objavljenje.</text:span></text:p>
      <text:p text:style-name="P130"><text:span text:style-name="T158"/></text:p>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42ADDF15.png" xlink:type="simple" xlink:show="embed" xlink:actuate="onLoad"/></draw:frame>Slika <text:sequence text:ref-name="refSlika26" text:name="Slika" text:formula="ooow:Slika+1" style:num-format="1">19</text:sequence>: Sekvencijski dijagram za <text:span text:style-name="T100">UC13: UrediPodatkeKorisnika</text:span></text:p></draw:text-box></draw:frame></text:p>
      <text:h text:style-name="P198" text:outline-level="4">UC14: PostaviGlazbenogUrednika</text:h>
      <text:p text:style-name="P131"><text:span text:style-name="T158">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span></text:p>
      <text:p text:style-name="P130"><text:span text:style-name="T158"/></text:p>
      <text:p text:style-name="Text_20_body"/>
      <text:h text:style-name="P198" text:outline-level="4">UC15: UkloniGlazbenogUrednika</text:h>
      <text:p text:style-name="P131"><text:span text:style-name="T158">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span></text:p>
      <text:p text:style-name="P130"><text:span text:style-name="T158"/></text:p>
      <text:p text:style-name="Text_20_body"/>
      <text:h text:style-name="P198" text:outline-level="4">UC16: OdlučiOZahtjevuZaTerminom</text:h>
      <text:p text:style-name="P131"><text:span text:style-name="T158">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span></text:p>
      <text:p text:style-name="P130"><text:span text:style-name="T158"/></text:p>
      <text:p text:style-name="Text_20_body"/>
      <text:h text:style-name="P198" text:outline-level="4">UC17: PrikažiStatistiku</text:h>
      <text:p text:style-name="P131"><text:span text:style-name="T158">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span></text:p>
      <text:p text:style-name="Text_20_body"/>
      <text:h text:style-name="P198" text:outline-level="4">UC18: PostaviAdministratora</text:h>
      <text:p text:style-name="P131"><text:span text:style-name="T158">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span></text:p>
      <text:p text:style-name="P130"><text:span text:style-name="T158"/></text:p>
      <text:p text:style-name="Text_20_body"/>
      <text:h text:style-name="P198" text:outline-level="4">UC19: UkloniAdministratora</text:h>
      <text:p text:style-name="P131"><text:span text:style-name="T158">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span></text:p>
      <text:p text:style-name="P130"><text:span text:style-name="T158"/></text:p>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5F395787.png" xlink:type="simple" xlink:show="embed" xlink:actuate="onLoad"/></draw:frame>Slika <text:sequence text:ref-name="refSlika23" text:name="Slika" text:formula="ooow:Slika+1" style:num-format="1">20</text:sequence>: Sekvencijski dijagram za <text:span text:style-name="T100">UC19: UkloniAdministratora</text:span></text:p></draw:text-box></draw:frame></text:p>
      <text:h text:style-name="P198" text:outline-level="4">UC20: UrediPodatkeOPostaji</text:h>
      <text:p text:style-name="P133"><text:span text:style-name="T158">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span></text:p>
      <text:p text:style-name="P133"><text:span text:style-name="T158"/></text:p>
      <text:p text:style-name="P133"><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2A88B239.png" xlink:type="simple" xlink:show="embed" xlink:actuate="onLoad"/></draw:frame>Slika <text:sequence text:ref-name="refSlika24" text:name="Slika" text:formula="ooow:Slika+1" style:num-format="1">21</text:sequence>: Sekvencijski dijagram za <text:span text:style-name="T100">UC20: </text:span><text:span text:style-name="T103">Uredi</text:span><text:span text:style-name="T100">PodatkeOPostaji</text:span></text:p></draw:text-box></draw:frame><text:span text:style-name="T158"/></text:p>
      <text:p text:style-name="P130"><text:span text:style-name="T158"/></text:p>
      <text:p text:style-name="Text_20_body"/>
      <text:h text:style-name="P198" text:outline-level="4">UC21: SlušajRadioPostaju</text:h>
      <text:p text:style-name="P131">Korisnik želi slušati radio postaju. Korisnik otvara web stranicu radio postaje. Sustav mu prika<text:span text:style-name="T157">zuje koja pjesma trenutno</text:span> svira. Korisnik zatim odabere opciju slušanja pjesme. Sustav <text:span text:style-name="T157">nalazi</text:span> pjesmu u bazi podataka <text:span text:style-name="T157">te</text:span> <text:span text:style-name="T157">je pušta korisniku. Kada trenutna pjesma završi, sustav korisniku pušta iduću.</text:span></text:p>
      <text:p text:style-name="P131"/>
      <text:p text:style-name="P131"><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474000001FCED131395.png" xlink:type="simple" xlink:show="embed" xlink:actuate="onLoad"/></draw:frame>Slika <text:sequence text:ref-name="refSlika22" text:name="Slika" text:formula="ooow:Slika+1" style:num-format="1">22</text:sequence>: Sekvencijski dijagram za <text:span text:style-name="T100">UC21: SlušajRadioPostaju</text:span></text:p></draw:text-box></draw:frame></text:p>
      <text:p text:style-name="P130"/>
      <text:p text:style-name="P130"/>
      <text:p text:style-name="P130"/>
      <text:h text:style-name="P185" text:outline-level="1"><text:bookmark-start text:name="__RefHeading___Toc204_1769527897"/>5. Ostali zahtjevi<text:bookmark-end text:name="__RefHeading___Toc204_1769527897"/></text:h>
      <text:p text:style-name="P10"/>
      <text:list xml:id="list7077089615468592663" text:style-name="WW8Num21">
        <text:list-item>
          <text:p text:style-name="P214">Sustav mora podržavati neograničen broj registriranih korisnika.</text:p>
        </text:list-item>
        <text:list-item>
          <text:p text:style-name="P214"><text:span text:style-name="T110">P</text:span>ostaja mora poštovati autorska prava i emitirati samo zapise koji su legalno dostupni.</text:p>
        </text:list-item>
        <text:list-item>
          <text:p text:style-name="P214"><text:span text:style-name="T115">Ve</text:span>oma je poželjna zastupljenost što više glazbenih žanrova, kako bi postaja privukla što više slušatelja.</text:p>
        </text:list-item>
        <text:list-item>
          <text:p text:style-name="P214"><text:span text:style-name="T115">P</text:span>odaci o glazbenim zapisima moraju biti točni i pravilno uneseni.</text:p>
        </text:list-item>
        <text:list-item>
          <text:p text:style-name="P214"><text:span text:style-name="T115">S</text:span>ustav mora biti jasan i pregledan, kako bi se korisnici lako snašli i mogli iskoristiti sve funkcionalnosti sustava bez obzira na razinu informatičke pismenosti.</text:p>
        </text:list-item>
        <text:list-item>
          <text:p text:style-name="P277"><text:span text:style-name="T117">S</text:span><text:span text:style-name="T116">ustav mora svim aktorima omogućavati istovremeno korištenje svih funkcionalnosti; korisničko iskustvo ne smije biti ometeno zbog održavanja baze ili unošenja promjena u nju.</text:span></text:p>
        </text:list-item>
      </text:list>
      <text:h text:style-name="P185" text:outline-level="1"><text:bookmark-start text:name="__RefHeading___Toc206_1769527897"/>6. Arhitektura i dizajn sustava<text:bookmark-end text:name="__RefHeading___Toc206_1769527897"/></text:h>
      <text:h text:style-name="P187" text:outline-level="2"><text:bookmark-start text:name="__RefHeading___Toc443_1769527897"/>6.1. Svrha, opći prioriteti i skica sustava<text:bookmark-end text:name="__RefHeading___Toc443_1769527897"/></text:h>
      <text:p text:style-name="P35"><text:span text:style-name="T17">Kako je cilj ovog projekta napraviti informacijski sustav za internetsku radio postaju, prirodno se nameće ideja da se isti izradi u obliku </text:span><text:span text:style-name="T23">web aplikacije</text:span><text:span text:style-name="T17">. Prednosti takve arhitekture sustava nad primjerice arhitekturom </text:span><text:span text:style-name="T23">desktop klijent–poslužitelj</text:span><text:span text:style-name="T50">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2">daljnjeg</text:span><text:span text:style-name="T50"> razvoja aplikacije, zbog centraliziranosti neće doći do problema s fragmentacijom – svi će korisnici koristiti istu, najnoviju inačicu aplikacije.</text:span></text:p>
      <text:p text:style-name="P31"><text:span text:style-name="T50">Aplikacija će biti pod</text:span><text:span text:style-name="T52">i</text:span><text:span text:style-name="T50">jeljena u dva dijela, jedan koji će se pokretati unutar web preglednika te drugi koji će se pokretati na poslužitelju i komunicirati s bazom podataka. Komunikacija između ta dva dijela aplikacije vršit će se putem AJAX zahtjeva, </text:span><text:span text:style-name="T51">prema modelu REST sučelja.</text:span></text:p>
      <text:p text:style-name="P28"><draw:frame draw:style-name="fr3" draw:name="Frame1" text:anchor-type="paragraph" svg:width="13.513cm" draw:z-index="3"><draw:text-box fo:min-height="7.472cm"><text:p text:style-name="P108"><draw:frame draw:style-name="fr5" draw:name="Image1" text:anchor-type="paragraph" svg:width="14.164cm" svg:height="7.398cm" style:rel-height="scale" draw:z-index="4"><draw:image xlink:href="Pictures/10000201000001C20000013820921C4C.png" xlink:type="simple" xlink:show="embed" xlink:actuate="onLoad"/></draw:frame>Slika <text:sequence text:ref-name="refSlika17" text:name="Slika" text:formula="ooow:Slika+1" style:num-format="1">1</text:sequence>: Dijagram MVC obrasca</text:p></draw:text-box></draw:frame><text:line-break/>Oba dijela aplikacije bit će oblikovana prema <text:span text:style-name="T1">Model-View-Controller</text:span> oblikovnom obrascu, koji odvaja pojedine dijelove aplikacije ovisno o namjerni na modele koji opisuju podatke i <text:s/>operacije nad njima, poglede (<text:span text:style-name="T1">views</text:span>) koji su zaduženi za prikaz podataka korisnicima, te upravitelje (<text:span text:style-name="T1">controllers</text:span>) koji upravljaju korisničkim zahtjevima.</text:p>
      <text:h text:style-name="P192" text:outline-level="3"><text:bookmark-start text:name="__RefHeading___Toc2331_778054024"/><text:soft-page-break/>Klijentski dio<text:bookmark-end text:name="__RefHeading___Toc2331_778054024"/></text:h>
      <text:p text:style-name="P46">Klijentski dio aplikacije će se bazirati na <text:span text:style-name="T1">AngularJS</text:span> frameworku kao središnjem dijelu koji će obavljati dvosmjernu komunikaciju između modela i pogleda te će se brinuti za integritet i funkcionalnost same aplikacije. On će s poslužiteljskim dijelom komunicirati preko <text:span text:style-name="T1">REST</text:span> sučelja kojem će slati zahtjeve za raznim entitetima iz modela.</text:p>
      <text:p text:style-name="P46"><text:span text:style-name="T1">Angular2</text:span> karakterizira <text:span text:style-name="T144">razdjeljivanje</text:span> aplikacije u module koji se mogu smatrati <text:span text:style-name="T144">zasebnim</text:span> cjelinama te se uklapaju jedni u druge. Svaki modul ima svoj djelomični pogled koji se umeće u vanjski predložak <text:span text:style-name="T144">na odgovarajuće mjesto</text:span> i može imati svoj zaseban dizajn i logiku. Za interoperabilnost modula se koristi <text:span text:style-name="T9">dependency injection</text:span> mehanizam.</text:p>
      <text:p text:style-name="P41"><text:span text:style-name="Default_20_Paragraph_20_Font"><text:span text:style-name="T17">Za dizajniranje korisničkog sučelja koristit </text:span></text:span><text:span text:style-name="Default_20_Paragraph_20_Font"><text:span text:style-name="T21">ćemo </text:span></text:span><text:span text:style-name="Default_20_Paragraph_20_Font">SASS</text:span><text:span text:style-name="Default_20_Paragraph_20_Font"><text:span text:style-name="T17"> koji je </text:span></text:span><text:span text:style-name="Default_20_Paragraph_20_Font"><text:span text:style-name="T21">nadgradnja</text:span></text:span><text:span text:style-name="Default_20_Paragraph_20_Font"><text:span text:style-name="T17"> </text:span></text:span><text:span text:style-name="Default_20_Paragraph_20_Font">CSS</text:span><text:span text:style-name="Default_20_Paragraph_20_Font"><text:span text:style-name="T17">-a i nudi </text:span></text:span><text:span text:style-name="Default_20_Paragraph_20_Font"><text:span text:style-name="T21">brojne</text:span></text:span><text:span text:style-name="Default_20_Paragraph_20_Font"><text:span text:style-name="T17"> napredne funkcionalnosti, </text:span></text:span><text:span text:style-name="Default_20_Paragraph_20_Font"><text:span text:style-name="T21">poput</text:span></text:span><text:span text:style-name="Default_20_Paragraph_20_Font"><text:span text:style-name="T17"> varijabl</text:span></text:span><text:span text:style-name="Default_20_Paragraph_20_Font"><text:span text:style-name="T21">i</text:span></text:span><text:span text:style-name="Default_20_Paragraph_20_Font"><text:span text:style-name="T17">, hijerarhija elemenata, petlj</text:span></text:span><text:span text:style-name="Default_20_Paragraph_20_Font"><text:span text:style-name="T21">i</text:span></text:span><text:span text:style-name="Default_20_Paragraph_20_Font"><text:span text:style-name="T17"> i funkcij</text:span></text:span><text:span text:style-name="Default_20_Paragraph_20_Font"><text:span text:style-name="T21">a</text:span></text:span><text:span text:style-name="Default_20_Paragraph_20_Font"><text:span text:style-name="T17">. Za </text:span></text:span><text:span text:style-name="Default_20_Paragraph_20_Font"><text:span text:style-name="T21">strukturiranje</text:span></text:span><text:span text:style-name="Default_20_Paragraph_20_Font"><text:span text:style-name="T17"> korisničkog sučelja koristit </text:span></text:span><text:span text:style-name="Default_20_Paragraph_20_Font"><text:span text:style-name="T21">će se</text:span></text:span><text:span text:style-name="Default_20_Paragraph_20_Font"><text:span text:style-name="T17"> </text:span></text:span><text:span text:style-name="Default_20_Paragraph_20_Font"><text:span text:style-name="T144">JADE</text:span></text:span><text:span text:style-name="Default_20_Paragraph_20_Font"><text:span text:style-name="T17">, a to je jezik koji se komp</text:span></text:span><text:span text:style-name="Default_20_Paragraph_20_Font"><text:span text:style-name="T21">i</text:span></text:span><text:span text:style-name="Default_20_Paragraph_20_Font"><text:span text:style-name="T17">lira u </text:span></text:span><text:span text:style-name="Default_20_Paragraph_20_Font">HTML</text:span><text:span text:style-name="Default_20_Paragraph_20_Font"><text:span text:style-name="T17">. On također predstavlja dodatan sloj funkcionalnosti </text:span></text:span><text:span text:style-name="Default_20_Paragraph_20_Font"><text:span text:style-name="T21">te</text:span></text:span><text:span text:style-name="Default_20_Paragraph_20_Font"><text:span text:style-name="T17"> omogućava petlje, </text:span></text:span><text:span text:style-name="Default_20_Paragraph_20_Font"><text:span text:style-name="T21">funkcije</text:span></text:span><text:span text:style-name="Default_20_Paragraph_20_Font"><text:span text:style-name="T17"> jednostavniju sintaksu, i još mnogo toga.</text:span></text:span></text:p>
      <text:p text:style-name="P45">Za dizajniranje korisničkog sučelja ćemo koristiti <text:span text:style-name="T1">SASS</text:span> koji je „nadjezik“ <text:span text:style-name="T1">CSS</text:span>-a i nudi razne napredne funkcionalnosti kao što su varijable, hijerarhija elemenata, petlje i funkcije. Za stukturiranje korisničkog sučelja ćemo koristiti Jade, a to je jezik koji se kompilira u <text:span text:style-name="T1">HTML</text:span>. On također predstavlja dodatan sloj funkcionalnosti i također omogućava, petlje, jednostavniju sintaksu, funkcije i još mnogo toga.</text:p>
      <text:p text:style-name="P45">Za upravljanjem korisničkim sučeljem ćemo koristiti <text:span text:style-name="T1">Typescript</text:span> koji je nadjezik <text:span text:style-name="T1">JavaScripta</text:span> i pruža dodatne funkcionalnosti koje su u nacrtu <text:span text:style-name="T1">ECMAScript 6</text:span>, a još nisu implementirane nativno u browserima. Također je mnogo veća podrška dokumentacijom za <text:span text:style-name="T1">Angular2</text:span> i <text:span text:style-name="T1">TypeScript</text:span> nego li je za <text:span text:style-name="T1">JavaScript</text:span> ili <text:span text:style-name="T1">Dart</text:span>.</text:p>
      <text:h text:style-name="P195" text:outline-level="4">Komponente</text:h>
      <text:p text:style-name="P120"><text:span text:style-name="T145">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2">Nadkomponente će biti </text:span></text:span><text:span text:style-name="Default_20_Paragraph_20_Font"><text:span text:style-name="T14">User</text:span></text:span><text:span text:style-name="Default_20_Paragraph_20_Font"><text:span text:style-name="T22">, </text:span></text:span><text:span text:style-name="Default_20_Paragraph_20_Font"><text:span text:style-name="T15">Administrator</text:span></text:span><text:span text:style-name="Default_20_Paragraph_20_Font"><text:span text:style-name="T22">, </text:span></text:span><text:span text:style-name="Default_20_Paragraph_20_Font"><text:span text:style-name="T14">Owner</text:span></text:span><text:span text:style-name="Default_20_Paragraph_20_Font"><text:span text:style-name="T22"> ... , a komponente će biti </text:span></text:span><text:span text:style-name="Default_20_Paragraph_20_Font"><text:span text:style-name="T15">Listen</text:span></text:span><text:span text:style-name="Default_20_Paragraph_20_Font"><text:span text:style-name="T22">, </text:span></text:span><text:span text:style-name="Default_20_Paragraph_20_Font"><text:span text:style-name="T15">Settings</text:span></text:span><text:span text:style-name="Default_20_Paragraph_20_Font"><text:span text:style-name="T22">¸ </text:span></text:span><text:span text:style-name="Default_20_Paragraph_20_Font"><text:span text:style-name="T15">Wishlist</text:span></text:span><text:span text:style-name="Default_20_Paragraph_20_Font"><text:span text:style-name="T22"> od </text:span></text:span><text:span text:style-name="Default_20_Paragraph_20_Font"><text:span text:style-name="T14">User</text:span></text:span><text:span text:style-name="Default_20_Paragraph_20_Font"><text:span text:style-name="T22">, i tako dalje će se poklapati s funkcijskim zahtjevima i za ostale nadkomponente.</text:span></text:span></text:p>
      <text:h text:style-name="P192" text:outline-level="3"><text:bookmark-start text:name="__RefHeading___Toc2333_778054024"/><text:soft-page-break/>Poslužiteljski dio<text:bookmark-end text:name="__RefHeading___Toc2333_778054024"/></text:h>
      <text:p text:style-name="P36">Poslužiteljski dio aplikacije bit će oblikovan kao <text:span text:style-name="T1">REST</text:span> sučelje koje će primati zahtjeve od klijentskog dijela, obaviti odgovarajuće akcije i potom vratiti rezultate klijentskom dijelu koji će ih prikazati korisniku. <text:span text:style-name="T121">Ta komunikacija obavljat će se putem </text:span><text:span text:style-name="T2">HTTP</text:span><text:span text:style-name="T121"> zahtjeva i odgovora, unutar kojih će podaci biti zapisani u </text:span><text:span text:style-name="T2">JSON</text:span><text:span text:style-name="T121"> formatu.</text:span></text:p>
      <text:p text:style-name="P37">Ovaj dio aplikacije bit će također razdijeljen prema MVC obrascu, no kako u općenitom slučaju on neće biti zadužen za prikaz podataka korisniku, uglavnom će sadržavati samo modele i upravitelje. <text:span text:style-name="T134">Ulogu korisnika u interakciji s njime imat će klijentski dio aplikacije.</text:span></text:p>
      <text:p text:style-name="P33">Poslužiteljski dio aplikacije vršit će i komunikaciju s bazom podataka, u koju će se pohranjivati svi podaci o korisnicima, zvučnim zapisima, listama želja i listama za reprodukciju, <text:span text:style-name="T122">i svemu ostalom što je potrebno za rad aplikacije. No ta komunikacija neće biti izravna, već će se za nju pobrinuti </text:span><text:span text:style-name="T3">Peewee ORM</text:span><text:span text:style-name="T122">, biblioteka koja će iz entiteta definiranih kao razredi u programskom jeziku </text:span><text:span text:style-name="T3">Python</text:span><text:span text:style-name="T122"> generirati odgovarajuće </text:span><text:span text:style-name="T3">SQL</text:span><text:span text:style-name="T122"> tablice, kao i metode kojima će se implicitno vršiti spremanje, dohvaćanje i izmjena podataka u tablici.</text:span></text:p>
      <text:p text:style-name="P34">Za izradu poslužiteljskog dijela odabran je programski jezik <text:span text:style-name="T1">Python</text:span> te njegov framework <text:span text:style-name="T1">Flask</text:span>, koji se odlikuje velikom jednostavnošću, brzinom i lakoćom učenja, a za komunikaciju s bazom podataka odabran je već spomenuti <text:span text:style-name="T1">Peewee</text:span>.</text:p>
      <text:h text:style-name="Heading_20_4" text:outline-level="4">Modeli</text:h>
      <text:p text:style-name="P37"><text:span text:style-name="T133">U MVC obrascu, modeli p</text:span>redstavljaju podatke kojima aplikacija upravlja te akcije koje nad njima može izvršiti. Oni se definiraju kao razredi sa svojim atributima i metodama. Ova aplikacija sadržavat će sljedeće modele: <text:span text:style-name="T1">Track</text:span>, <text:span text:style-name="T1">User</text:span>, <text:span text:style-name="T1">Slot</text:span>, <text:span text:style-name="T1">SlotRequest</text:span>, <text:span text:style-name="T1">PlaylistTrack</text:span>, <text:span text:style-name="T1">Wish</text:span> te <text:span text:style-name="T1">RadioStation. </text:span><text:span text:style-name="T19">Značenje njihovih atributa opisano je prilikom definiranja strukture baze podataka, dok su sve moguće akcije odgovarajućeg modela opisane u odjeljku 6.2, prilikom opisa dijagrama razreda.</text:span></text:p>
      <text:h text:style-name="P197" text:outline-level="4"><text:soft-page-break/>Baza podataka</text:h>
      <text:p text:style-name="P139"><draw:frame draw:style-name="fr1" draw:name="Frame2" text:anchor-type="paragraph" svg:x="0.053cm" svg:y="2.626cm" svg:width="17cm" draw:z-index="46"><draw:text-box fo:min-height="13.056cm"><text:p text:style-name="P108"><draw:frame draw:style-name="fr5" draw:name="Image2" text:anchor-type="paragraph" svg:width="17cm" svg:height="13.056cm" style:rel-height="scale" draw:z-index="47"><draw:image xlink:href="Pictures/100002010000035E00000296BC7AED1D.png" xlink:type="simple" xlink:show="embed" xlink:actuate="onLoad"/></draw:frame>Slika <text:sequence text:ref-name="refSlika18" text:name="Slika" text:formula="ooow:Slika+1" style:num-format="1">2</text:sequence>: ER model baza podataka</text:p></draw:text-box></draw:frame>Iz prethodno navedenih modela automatski će se generirati SQL tablice u bazi podataka, kao i izvršavati sve potrebne SQL operacije. <text:span text:style-name="T123">Izgled nastale sheme baze podataka dan je na slici:</text:span></text:p>
      <text:p text:style-name="P140"/>
      <text:p text:style-name="P140"><text:span text:style-name="T133">Detaljniji opis pojedinih relacija i značenja njihovih atributa dan je u sljedećim tablicama:</text:span></text:p>
      <table:table table:name="Table2" table:style-name="Table2">
        <table:table-column table:style-name="Table2.A"/>
        <table:table-column table:style-name="Table2.B"/>
        <table:table-row>
          <table:table-cell table:style-name="Table2.A1" office:value-type="string">
            <text:p text:style-name="P63">User</text:p>
          </table:table-cell>
          <table:table-cell table:style-name="Table2.B1" office:value-type="string">
            <text:p text:style-name="P83">Korisnik aplikacije</text:p>
          </table:table-cell>
        </table:table-row>
        <table:table-row>
          <table:table-cell table:style-name="Table2.A2" office:value-type="string">
            <text:p text:style-name="P66">id</text:p>
          </table:table-cell>
          <table:table-cell table:style-name="Table2.B7" office:value-type="string">
            <text:p text:style-name="P74">ID korisnika, <text:span text:style-name="T100">primarni ključ</text:span></text:p>
          </table:table-cell>
        </table:table-row>
        <table:table-row>
          <table:table-cell table:style-name="Table2.A2" office:value-type="string">
            <text:p text:style-name="P59">first_name</text:p>
          </table:table-cell>
          <table:table-cell table:style-name="Table2.B7" office:value-type="string">
            <text:p text:style-name="P74">Ime <text:span text:style-name="T125">korisnika</text:span></text:p>
          </table:table-cell>
        </table:table-row>
        <table:table-row>
          <table:table-cell table:style-name="Table2.A2" office:value-type="string">
            <text:p text:style-name="P59">last_name</text:p>
          </table:table-cell>
          <table:table-cell table:style-name="Table2.B7" office:value-type="string">
            <text:p text:style-name="P74">Prezime <text:span text:style-name="T125">korisnika</text:span></text:p>
          </table:table-cell>
        </table:table-row>
        <table:table-row>
          <table:table-cell table:style-name="Table2.A2" office:value-type="string">
            <text:p text:style-name="P59">email</text:p>
          </table:table-cell>
          <table:table-cell table:style-name="Table2.B7" office:value-type="string">
            <text:p text:style-name="P74">Adresa e-pošte, <text:span text:style-name="T101">alternativni ključ</text:span></text:p>
          </table:table-cell>
        </table:table-row>
        <text:soft-page-break/>
        <table:table-row>
          <table:table-cell table:style-name="Table2.A2" office:value-type="string">
            <text:p text:style-name="P60">occupation</text:p>
          </table:table-cell>
          <table:table-cell table:style-name="Table2.B7" office:value-type="string">
            <text:p text:style-name="P74">Zanimanje <text:span text:style-name="T125">korisnika</text:span></text:p>
          </table:table-cell>
        </table:table-row>
        <table:table-row>
          <table:table-cell table:style-name="Table2.A2" office:value-type="string">
            <text:p text:style-name="P60">password_hash</text:p>
          </table:table-cell>
          <table:table-cell table:style-name="Table2.B7" office:value-type="string">
            <text:p text:style-name="P73">Hash vrijednost lozinke</text:p>
          </table:table-cell>
        </table:table-row>
        <table:table-row>
          <table:table-cell table:style-name="Table2.A2" office:value-type="string">
            <text:p text:style-name="P60">account_type</text:p>
          </table:table-cell>
          <table:table-cell table:style-name="Table2.B11" office:value-type="string">
            <text:p text:style-name="P75"><text:span text:style-name="T124">Tip korisničkog računa, </text:span><text:span text:style-name="T18">(</text:span><text:span text:style-name="T24">1</text:span><text:span text:style-name="T18"> – reg. <text:s/>korisnik, </text:span><text:span text:style-name="T24">2</text:span><text:span text:style-name="T18"> – urednik, </text:span><text:span text:style-name="T24">3</text:span><text:span text:style-name="T18"> - administrator, </text:span><text:span text:style-name="T24">4</text:span><text:span text:style-name="T18"> – vlasnik)</text:span></text:p>
          </table:table-cell>
        </table:table-row>
        <table:table-row>
          <table:table-cell table:style-name="Table2.A2" office:value-type="string">
            <text:p text:style-name="P61">activated</text:p>
          </table:table-cell>
          <table:table-cell table:style-name="Table2.B11" office:value-type="string">
            <text:p text:style-name="P77">Je li korisnički račun aktiviran</text:p>
          </table:table-cell>
        </table:table-row>
        <table:table-row>
          <table:table-cell table:style-name="Table2.A2" office:value-type="string">
            <text:p text:style-name="P61">activation_code</text:p>
          </table:table-cell>
          <table:table-cell table:style-name="Table2.B11" office:value-type="string">
            <text:p text:style-name="P77">Jedinstveni kod kojim se vrši aktivacija korisničkog računa</text:p>
          </table:table-cell>
        </table:table-row>
        <table:table-row>
          <table:table-cell table:style-name="Table2.A11" office:value-type="string">
            <text:p text:style-name="P61">last_active</text:p>
          </table:table-cell>
          <table:table-cell table:style-name="Table2.B11" office:value-type="string">
            <text:p text:style-name="P77">Vrijeme zadnje aktivnosti, potrebno za statistiku</text:p>
          </table:table-cell>
        </table:table-row>
      </table:table>
      <text:p text:style-name="P114"/>
      <table:table table:name="Table3" table:style-name="Table3">
        <table:table-column table:style-name="Table3.A"/>
        <table:table-column table:style-name="Table3.B"/>
        <table:table-row>
          <table:table-cell table:style-name="Table3.A1" office:value-type="string">
            <text:p text:style-name="P64">Track</text:p>
          </table:table-cell>
          <table:table-cell table:style-name="Table3.B1" office:value-type="string">
            <text:p text:style-name="P84">Zvučni zapis</text:p>
          </table:table-cell>
        </table:table-row>
        <table:table-row>
          <table:table-cell table:style-name="Table3.A2" office:value-type="string">
            <text:p text:style-name="P67">id</text:p>
          </table:table-cell>
          <table:table-cell table:style-name="Table3.B7" office:value-type="string">
            <text:p text:style-name="P76"><text:span text:style-name="T53">ID</text:span><text:span text:style-name="T100"> </text:span><text:span text:style-name="T53">zapisa, </text:span><text:span text:style-name="T100">primarni ključ</text:span></text:p>
          </table:table-cell>
        </table:table-row>
        <table:table-row>
          <table:table-cell table:style-name="Table3.A2" office:value-type="string">
            <text:p text:style-name="P61">title</text:p>
          </table:table-cell>
          <table:table-cell table:style-name="Table3.B7" office:value-type="string">
            <text:p text:style-name="P76">Naziv zvučnog zapisa</text:p>
          </table:table-cell>
        </table:table-row>
        <table:table-row>
          <table:table-cell table:style-name="Table3.A2" office:value-type="string">
            <text:p text:style-name="P61">path</text:p>
          </table:table-cell>
          <table:table-cell table:style-name="Table3.B7" office:value-type="string">
            <text:p text:style-name="P76">Putanja do datoteke na poslužitelju</text:p>
          </table:table-cell>
        </table:table-row>
        <table:table-row>
          <table:table-cell table:style-name="Table3.A2" office:value-type="string">
            <text:p text:style-name="P61">artist</text:p>
          </table:table-cell>
          <table:table-cell table:style-name="Table3.B7" office:value-type="string">
            <text:p text:style-name="P79">Umjetnik – autor zapisa</text:p>
          </table:table-cell>
        </table:table-row>
        <table:table-row>
          <table:table-cell table:style-name="Table3.A2" office:value-type="string">
            <text:p text:style-name="P61">album</text:p>
          </table:table-cell>
          <table:table-cell table:style-name="Table3.B7" office:value-type="string">
            <text:p text:style-name="P76">Album na kojemu je zvučni zapis</text:p>
          </table:table-cell>
        </table:table-row>
        <table:table-row>
          <table:table-cell table:style-name="Table3.A2" office:value-type="string">
            <text:p text:style-name="P61">duration</text:p>
          </table:table-cell>
          <table:table-cell table:style-name="Table3.B7" office:value-type="string">
            <text:p text:style-name="P76">Trajanje zvučnog zapisa u sekundama</text:p>
          </table:table-cell>
        </table:table-row>
        <table:table-row>
          <table:table-cell table:style-name="Table3.A2" office:value-type="string">
            <text:p text:style-name="P61">file_format</text:p>
          </table:table-cell>
          <table:table-cell table:style-name="Table3.B14" office:value-type="string">
            <text:p text:style-name="P76">Format u kojemu je pohranjen zapis (MP3, WAV, OGG...)</text:p>
          </table:table-cell>
        </table:table-row>
        <table:table-row>
          <table:table-cell table:style-name="Table3.A2" office:value-type="string">
            <text:p text:style-name="P61">sample_rate</text:p>
          </table:table-cell>
          <table:table-cell table:style-name="Table3.B14" office:value-type="string">
            <text:p text:style-name="P76">Učestalost uzorkovanja</text:p>
          </table:table-cell>
        </table:table-row>
        <table:table-row>
          <table:table-cell table:style-name="Table3.A2" office:value-type="string">
            <text:p text:style-name="P61">bits_per_sample</text:p>
          </table:table-cell>
          <table:table-cell table:style-name="Table3.B14" office:value-type="string">
            <text:p text:style-name="P76">Broj bitova po uzorku</text:p>
          </table:table-cell>
        </table:table-row>
        <table:table-row>
          <table:table-cell table:style-name="Table3.A2" office:value-type="string">
            <text:p text:style-name="P61">genre</text:p>
          </table:table-cell>
          <table:table-cell table:style-name="Table3.B14" office:value-type="string">
            <text:p text:style-name="P76">Žanr kojem pripada glazbeni zapis</text:p>
          </table:table-cell>
        </table:table-row>
        <table:table-row>
          <table:table-cell table:style-name="Table3.A2" office:value-type="string">
            <text:p text:style-name="P61">publisher</text:p>
          </table:table-cell>
          <table:table-cell table:style-name="Table3.B14" office:value-type="string">
            <text:p text:style-name="P76">Izdavač zapisa</text:p>
          </table:table-cell>
        </table:table-row>
        <table:table-row>
          <table:table-cell table:style-name="Table3.A2" office:value-type="string">
            <text:p text:style-name="P61">carrier_type</text:p>
          </table:table-cell>
          <table:table-cell table:style-name="Table3.B14" office:value-type="string">
            <text:p text:style-name="P76">Vrsta nosača zvuka</text:p>
          </table:table-cell>
        </table:table-row>
        <table:table-row>
          <table:table-cell table:style-name="Table3.A14" office:value-type="string">
            <text:p text:style-name="P61">year</text:p>
          </table:table-cell>
          <table:table-cell table:style-name="Table3.B14" office:value-type="string">
            <text:p text:style-name="P76">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4">Slot</text:p>
          </table:table-cell>
          <table:table-cell table:style-name="Table4.B1" office:value-type="string">
            <text:p text:style-name="P84">Urednički termin</text:p>
          </table:table-cell>
        </table:table-row>
        <table:table-row>
          <table:table-cell table:style-name="Table4.A2" office:value-type="string">
            <text:p text:style-name="P70">Id</text:p>
          </table:table-cell>
          <table:table-cell table:style-name="Table4.B2" office:value-type="string">
            <text:p text:style-name="P81">ID termina, <text:span text:style-name="T100">primarni ključ</text:span></text:p>
          </table:table-cell>
        </table:table-row>
        <table:table-row>
          <table:table-cell table:style-name="Table4.A2" office:value-type="string">
            <text:p text:style-name="P87"><text:span text:style-name="T127">t</text:span><text:span text:style-name="T126">ime</text:span></text:p>
          </table:table-cell>
          <table:table-cell table:style-name="Table4.B4" office:value-type="string">
            <text:p text:style-name="P76"><text:span text:style-name="T53">Datum i vrijeme početka termina,</text:span><text:span text:style-name="T100"> </text:span><text:span text:style-name="T101">alternativni ključ</text:span></text:p>
          </table:table-cell>
        </table:table-row>
        <table:table-row>
          <table:table-cell table:style-name="Table4.A4" office:value-type="string">
            <text:p text:style-name="P61">editor_id</text:p>
          </table:table-cell>
          <table:table-cell table:style-name="Table4.B4" office:value-type="string">
            <text:p text:style-name="P76">ID urednika kojemu je dodijeljen taj termin, <text:span text:style-name="T100">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4">SlotRequest</text:p>
          </table:table-cell>
          <table:table-cell table:style-name="Table5.B1" office:value-type="string">
            <text:p text:style-name="P84">Zahtjev za terminom</text:p>
          </table:table-cell>
        </table:table-row>
        <table:table-row>
          <table:table-cell table:style-name="Table5.A2" office:value-type="string">
            <text:p text:style-name="P68">id</text:p>
          </table:table-cell>
          <table:table-cell table:style-name="Table5.B7" office:value-type="string">
            <text:p text:style-name="P76"><text:span text:style-name="T53">ID zahtjeva, </text:span><text:span text:style-name="T100">primarni ključ</text:span></text:p>
          </table:table-cell>
        </table:table-row>
        <table:table-row>
          <table:table-cell table:style-name="Table5.A2" office:value-type="string">
            <text:p text:style-name="P62">time</text:p>
          </table:table-cell>
          <table:table-cell table:style-name="Table5.B7" office:value-type="string">
            <text:p text:style-name="P78">Vrijeme termina u danu, obavezno počinje na puni sat</text:p>
          </table:table-cell>
        </table:table-row>
        <table:table-row>
          <table:table-cell table:style-name="Table5.A2" office:value-type="string">
            <text:p text:style-name="P61">editor_id</text:p>
          </table:table-cell>
          <table:table-cell table:style-name="Table5.B7" office:value-type="string">
            <text:p text:style-name="P76">ID urednika koj<text:span text:style-name="T128">i je zatražio</text:span> taj termin, <text:span text:style-name="T100">strani ključ</text:span></text:p>
          </table:table-cell>
        </table:table-row>
        <text:soft-page-break/>
        <table:table-row>
          <table:table-cell table:style-name="Table5.A2" office:value-type="string">
            <text:p text:style-name="P62">start_date</text:p>
          </table:table-cell>
          <table:table-cell table:style-name="Table5.B7" office:value-type="string">
            <text:p text:style-name="P78">Početni datum od kojega bi započinjao dodijeljeni termin</text:p>
          </table:table-cell>
        </table:table-row>
        <table:table-row>
          <table:table-cell table:style-name="Table5.A2" office:value-type="string">
            <text:p text:style-name="P62">end_date</text:p>
          </table:table-cell>
          <table:table-cell table:style-name="Table5.B7" office:value-type="string">
            <text:p text:style-name="P78">Konačni datum do kojega bi termin bio dodijeljen</text:p>
          </table:table-cell>
        </table:table-row>
        <table:table-row>
          <table:table-cell table:style-name="Table5.A7" office:value-type="string">
            <text:p text:style-name="P62">days_bit_mask</text:p>
          </table:table-cell>
          <table:table-cell table:style-name="Table5.B7" office:value-type="string">
            <text:p text:style-name="P78">Za koje sve dane u tjednu je zatražen termin (enkodirano kao bit-maska, spremljena kao cijeli broj, npr. <text:span text:style-name="T50">19 = 0010011</text:span><text:span text:style-name="T130">2</text:span><text:span text:style-name="T129"> </text:span><text:span text:style-name="T17">= pon., uto. i pet.</text:span>)</text:p>
          </table:table-cell>
        </table:table-row>
      </table:table>
      <text:p text:style-name="P109"/>
      <table:table table:name="Table6" table:style-name="Table6">
        <table:table-column table:style-name="Table6.A"/>
        <table:table-column table:style-name="Table6.B"/>
        <table:table-row>
          <table:table-cell table:style-name="Table6.A1" office:value-type="string">
            <text:p text:style-name="P64">Wish</text:p>
          </table:table-cell>
          <table:table-cell table:style-name="Table6.B1" office:value-type="string">
            <text:p text:style-name="P84">Korisnička želja</text:p>
          </table:table-cell>
        </table:table-row>
        <table:table-row>
          <table:table-cell table:style-name="Table6.A2" office:value-type="string">
            <text:p text:style-name="P69">id</text:p>
          </table:table-cell>
          <table:table-cell table:style-name="Table6.B6" office:value-type="string">
            <text:p text:style-name="P76"><text:span text:style-name="T58">ID želje</text:span><text:span text:style-name="T53">, </text:span><text:span text:style-name="T100">primarni ključ</text:span></text:p>
          </table:table-cell>
        </table:table-row>
        <table:table-row>
          <table:table-cell table:style-name="Table6.A2" office:value-type="string">
            <text:p text:style-name="P62">track_id</text:p>
          </table:table-cell>
          <table:table-cell table:style-name="Table6.B6" office:value-type="string">
            <text:p text:style-name="P76">ID <text:span text:style-name="T128">zapisa koji je željen</text:span>, <text:span text:style-name="T100">strani ključ</text:span></text:p>
          </table:table-cell>
        </table:table-row>
        <table:table-row>
          <table:table-cell table:style-name="Table6.A2" office:value-type="string">
            <text:p text:style-name="P62">user_id</text:p>
          </table:table-cell>
          <table:table-cell table:style-name="Table6.B6" office:value-type="string">
            <text:p text:style-name="P78">ID korisnika koji je izrazio želju, <text:span text:style-name="T100">strani ključ</text:span></text:p>
          </table:table-cell>
        </table:table-row>
        <table:table-row>
          <table:table-cell table:style-name="Table6.A2" office:value-type="string">
            <text:p text:style-name="P62">date_time</text:p>
          </table:table-cell>
          <table:table-cell table:style-name="Table6.B6" office:value-type="string">
            <text:p text:style-name="P78">Datum i vrijeme kada je želja izražena</text:p>
          </table:table-cell>
        </table:table-row>
        <table:table-row>
          <table:table-cell table:style-name="Table6.A6" office:value-type="string">
            <text:p text:style-name="P62">is_temporary</text:p>
          </table:table-cell>
          <table:table-cell table:style-name="Table6.B6" office:value-type="string">
            <text:p text:style-name="P78">Je li ta želja privremena (vidljiva samo korisniku i podložna promjenama), ili je već potvrđena (konačna, vidljiva administratorima i urednicima)</text:p>
          </table:table-cell>
        </table:table-row>
      </table:table>
      <text:p text:style-name="P109"/>
      <table:table table:name="Table7" table:style-name="Table7">
        <table:table-column table:style-name="Table7.A"/>
        <table:table-column table:style-name="Table7.B"/>
        <table:table-row>
          <table:table-cell table:style-name="Table7.A1" office:value-type="string">
            <text:p text:style-name="P64">PlaylistTrack</text:p>
          </table:table-cell>
          <table:table-cell table:style-name="Table7.B1" office:value-type="string">
            <text:p text:style-name="P84">Zapis na listi za reprodukciju</text:p>
          </table:table-cell>
        </table:table-row>
        <table:table-row>
          <table:table-cell table:style-name="Table7.A2" office:value-type="string">
            <text:p text:style-name="P71">track_id</text:p>
          </table:table-cell>
          <table:table-cell table:style-name="Table7.B6" office:value-type="string">
            <text:p text:style-name="P80">ID zapisa, <text:span text:style-name="T100">strani ključ</text:span></text:p>
          </table:table-cell>
        </table:table-row>
        <table:table-row>
          <table:table-cell table:style-name="Table7.A2" office:value-type="string">
            <text:p text:style-name="P62">time</text:p>
          </table:table-cell>
          <table:table-cell table:style-name="Table7.B6" office:value-type="string">
            <text:p text:style-name="P80">Vrijeme početka termina, <text:span text:style-name="T100">strani ključ </text:span><text:span text:style-name="T133">relacije</text:span> <text:span text:style-name="T100">Slot</text:span></text:p>
          </table:table-cell>
        </table:table-row>
        <table:table-row>
          <table:table-cell table:style-name="Table7.A2" office:value-type="string">
            <text:p text:style-name="P62">index</text:p>
          </table:table-cell>
          <table:table-cell table:style-name="Table7.B6" office:value-type="string">
            <text:p text:style-name="P78">Redni broj pjesme u tom terminu</text:p>
          </table:table-cell>
        </table:table-row>
        <table:table-row>
          <table:table-cell table:style-name="Table7.A5" office:value-type="string">
            <text:p text:style-name="P62">play_duration</text:p>
          </table:table-cell>
          <table:table-cell table:style-name="Table7.B6" office:value-type="string">
            <text:p text:style-name="P78">Koliko će se dugo svirati ovaj zapis</text:p>
          </table:table-cell>
        </table:table-row>
        <table:table-row>
          <table:table-cell table:style-name="Table7.A5" office:value-type="string">
            <text:p text:style-name="P65">K = { track_id, time, index }</text:p>
          </table:table-cell>
          <table:table-cell table:style-name="Table7.B6" office:value-type="string">
            <text:p text:style-name="P78">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65">RadioStation</text:p>
          </table:table-cell>
          <table:table-cell table:style-name="Table8.B1" office:value-type="string">
            <text:p text:style-name="P85">Podaci o radio postaji</text:p>
          </table:table-cell>
        </table:table-row>
        <table:table-row>
          <table:table-cell table:style-name="Table8.A2" office:value-type="string">
            <text:p text:style-name="P72">name</text:p>
          </table:table-cell>
          <table:table-cell table:style-name="Table8.B7" office:value-type="string">
            <text:p text:style-name="P80">Naziv radio postaje</text:p>
          </table:table-cell>
        </table:table-row>
        <table:table-row>
          <table:table-cell table:style-name="Table8.A2" office:value-type="string">
            <text:p text:style-name="P62">oib</text:p>
          </table:table-cell>
          <table:table-cell table:style-name="Table8.B7" office:value-type="string">
            <text:p text:style-name="P78"><text:span text:style-name="T53">OIB radio postaje kao pravne osobe</text:span><text:span text:style-name="T100"> </text:span></text:p>
          </table:table-cell>
        </table:table-row>
        <table:table-row>
          <table:table-cell table:style-name="Table8.A2" office:value-type="string">
            <text:p text:style-name="P62">address</text:p>
          </table:table-cell>
          <table:table-cell table:style-name="Table8.B7" office:value-type="string">
            <text:p text:style-name="P78">Adresa</text:p>
          </table:table-cell>
        </table:table-row>
        <table:table-row>
          <table:table-cell table:style-name="Table8.A2" office:value-type="string">
            <text:p text:style-name="P62">email</text:p>
          </table:table-cell>
          <table:table-cell table:style-name="Table8.B7" office:value-type="string">
            <text:p text:style-name="P78">Adresa e-pošte</text:p>
          </table:table-cell>
        </table:table-row>
        <table:table-row>
          <table:table-cell table:style-name="Table8.A6" office:value-type="string">
            <text:p text:style-name="P62">frequency</text:p>
          </table:table-cell>
          <table:table-cell table:style-name="Table8.B7" office:value-type="string">
            <text:p text:style-name="P78">Frekvencija na kojoj se odašilje program radio postaje</text:p>
          </table:table-cell>
        </table:table-row>
        <table:table-row>
          <table:table-cell table:style-name="Table8.A7" office:value-type="string">
            <text:p text:style-name="P62"/>
          </table:table-cell>
          <table:table-cell table:style-name="Table8.B7" office:value-type="string">
            <text:p text:style-name="P82">Napomene: </text:p>
            <text:list xml:id="list5800064943798718153" text:style-name="L23">
              <text:list-item>
                <text:p text:style-name="P201">U ovoj se tablici smije nalaziti samo jedan redak</text:p>
              </text:list-item>
              <text:list-item>
                <text:p text:style-name="P202"><text:span text:style-name="T132">T</text:span><text:span text:style-name="T131">ablica stoga nema primarni ključ</text:span></text:p>
              </text:list-item>
            </text:list>
          </table:table-cell>
        </table:table-row>
      </table:table>
      <text:p text:style-name="P110"/>
      <text:p text:style-name="P110"><text:span text:style-name="T133">Za potrebe ove web aplikacije konkretno ćemo koristiti </text:span><text:span text:style-name="T4">SQLite</text:span><text:span text:style-name="T133"> bazu podataka, koja je prikladna za manje aplikacije s ograničenom količinom prometa. No zbog korištenja </text:span><text:span text:style-name="T4">Peewee</text:span><text:span text:style-name="T133"> biblioteke, ako se u budućnosti pojavi potreba za podržavanjem mnogo većeg prometa, moguć je vrlo jednostavan prijelaz na neki od moćnijih sustava kao što je </text:span><text:soft-page-break/><text:span text:style-name="T4">PostgreSQL</text:span><text:span text:style-name="T133">, bez ikakvih promjena koda same aplikacije.</text:span></text:p>
      <text:p text:style-name="Text_20_body"/>
      <text:h text:style-name="P196" text:outline-level="4">Upravitelji</text:h>
      <text:p text:style-name="P39">Za razliku od nekih drugih jezika i frameworka, u Pythonu i Flasku upravitelji su jednostavne funkcije, <text:span text:style-name="T134">te su stoga opisani ovdje, a ne u odjeljku o dijagramima razreda.</text:span></text:p>
      <text:p text:style-name="P38">Kako <text:span text:style-name="T137">je poslužiteljski dio ove aplikacije modeliran kao </text:span><text:span text:style-name="T6">REST</text:span><text:span text:style-name="T137"> sučelje, tako svaki pojedini </text:span><text:span text:style-name="T6">URL</text:span><text:span text:style-name="T137"> koji predstavlja neku akciju ima svog upravitelja, koji prihvaća i obrađuje zahtjeve koje mu klijent pošalje, te na njih odgovara u dogovorenom obliku (JSON format).</text:span></text:p>
      <text:p text:style-name="P42">Osim <text:span text:style-name="T1">REST</text:span> upravitelja, postoji i nekoliko njih drugačijeg tipa, koji ne odgovaraju na zahtjeve klijenta, već služe prikazivanju same web stranice, tj. njena dva dijela, početne stranice te stranice s postavkama i korisničkim mogućnostima.</text:p>
      <text:p text:style-name="P43">Upravitelji koje sadrži poslužiteljski dio aplikacije, grupirani prema zajedničkim objektima djelovanja, su <text:span text:style-name="T138">(uz naziv upravitelja nalazi se i njegov relativni </text:span><text:span text:style-name="T7">URL</text:span><text:span text:style-name="T12">)</text:span>:</text:p>
      <text:p text:style-name="P44">Općenito, prikaz stranica i slušanje programa radio postaje</text:p>
      <text:list xml:id="list5365684377445338173" text:style-name="L24">
        <text:list-item>
          <text:p text:style-name="P150"><text:span text:style-name="T80">show_index()<text:tab/></text:span><text:span text:style-name="T88">"/"</text:span></text:p>
          <text:list>
            <text:list-item>
              <text:p text:style-name="P158">Prikazuje početnu stranicu, na kojoj su glazbeni player za slušanje radio postaje, obrazac za prijavu i registraciju te osnovni podaci o radio postaji</text:p>
            </text:list-item>
          </text:list>
        </text:list-item>
        <text:list-item>
          <text:p text:style-name="P151"><text:span text:style-name="T79">show_settings() <text:tab/></text:span><text:span text:style-name="T87">"/settings"</text:span></text:p>
          <text:list>
            <text:list-item>
              <text:p text:style-name="P169"><text:span text:style-name="T86">Za registrirane korisnike.</text:span><text:span text:style-name="T79"> Prikazuje glavnu stranicu web aplikaciju, na kojoj su sve postavke i mogućnosti korisnika.</text:span></text:p>
            </text:list-item>
          </text:list>
        </text:list-item>
        <text:list-item>
          <text:p text:style-name="P151"><text:span text:style-name="T79">get_currently_playing_track() <text:tab/></text:span><text:span text:style-name="T87">"/player/get"</text:span></text:p>
          <text:list>
            <text:list-item>
              <text:p text:style-name="P159">Služi za dohvaćanje zvučnog zapisa koji se trenutno pušta na radio postaji</text:p>
            </text:list-item>
          </text:list>
        </text:list-item>
      </text:list>
      <text:p text:style-name="P115"/>
      <text:p text:style-name="P121">Prijava, registracija i aktivacija korisničkih računa</text:p>
      <text:list xml:id="list3041041941454841707" text:style-name="L25">
        <text:list-item>
          <text:p text:style-name="P173"><text:span text:style-name="T96">process_login() <text:tab/></text:span><text:span text:style-name="T88">"/user/auth/login"</text:span></text:p>
          <text:list>
            <text:list-item>
              <text:p text:style-name="P174"><text:span text:style-name="T93">Obrađuje korisnikov pokušaj prijave u sustav, ako je pokušaj uspješan, prijavljuje korisnika i preusmjerava ga natrag na početnu stranicu</text:span><text:span text:style-name="T95"> </text:span></text:p>
            </text:list-item>
          </text:list>
        </text:list-item>
        <text:list-item>
          <text:p text:style-name="P174"><text:span text:style-name="T95">process_registration() <text:tab/></text:span><text:span text:style-name="T87">"/user/auth/register"</text:span></text:p>
          <text:list>
            <text:list-item>
              <text:p text:style-name="P160">Obrađuje korisnikov zahtjev za registracijom, ako je uspješan, stvara novog <text:soft-page-break/>korisnika i šalje email s aktivacijskim linkom</text:p>
            </text:list-item>
          </text:list>
        </text:list-item>
        <text:list-item>
          <text:p text:style-name="P174"><text:span text:style-name="T95">process_activation() </text:span><text:span text:style-name="T93"><text:tab/></text:span><text:span text:style-name="T87">"/user/auth/activate"</text:span></text:p>
          <text:list>
            <text:list-item>
              <text:p text:style-name="P160">Aktivira korisnički račun putem aktivacijskog linka, čime omogućuje korisniku da se ubuduće prijavljuje u sustav</text:p>
            </text:list-item>
          </text:list>
        </text:list-item>
        <text:list-item>
          <text:p text:style-name="P174"><text:span text:style-name="T95">process_signout() <text:tab/></text:span><text:span text:style-name="T93"><text:tab/></text:span><text:span text:style-name="T87">"/user/auth/signout"</text:span></text:p>
          <text:list>
            <text:list-item>
              <text:p text:style-name="P160">Odjavljuje korisnika iz sustava</text:p>
            </text:list-item>
          </text:list>
        </text:list-item>
      </text:list>
      <text:p text:style-name="P115"/>
      <text:p text:style-name="P122"/>
      <text:p text:style-name="P122">Upravljanje vlastitim korisničkim računom</text:p>
      <text:list xml:id="list4041769109915543832" text:style-name="L26">
        <text:list-item>
          <text:p text:style-name="P152"><text:span text:style-name="T79">get_account_data() <text:tab/></text:span><text:span text:style-name="T87">"/user/account/get"</text:span></text:p>
          <text:list>
            <text:list-item>
              <text:p text:style-name="P161">Vraća sve podatke o trenutnom korisniku</text:p>
            </text:list-item>
          </text:list>
        </text:list-item>
        <text:list-item>
          <text:p text:style-name="P152"><text:span text:style-name="T79">modify_account_data()</text:span><text:span text:style-name="T93"> <text:tab/></text:span><text:span text:style-name="T87">"/user/account/modify"</text:span></text:p>
          <text:list>
            <text:list-item>
              <text:p text:style-name="P161">Mijenja korisničke podatke trenutnog korisnika</text:p>
            </text:list-item>
          </text:list>
        </text:list-item>
        <text:list-item>
          <text:p text:style-name="P152"><text:span text:style-name="T79">delete_account() <text:tab/></text:span><text:span text:style-name="T93"><text:tab/></text:span><text:span text:style-name="T87">"/user/account/delete"</text:span></text:p>
          <text:list>
            <text:list-item>
              <text:p text:style-name="P161">Zauvijek briše korisnički račun trenutnog korisnika iz sustava</text:p>
            </text:list-item>
          </text:list>
        </text:list-item>
        <text:list-item>
          <text:p text:style-name="P175"><text:span text:style-name="T96">change_account_password() </text:span><text:span text:style-name="T94"><text:tab/></text:span><text:span text:style-name="T88">"/user/account/change_password"</text:span></text:p>
          <text:list>
            <text:list-item>
              <text:p text:style-name="P161">Mijenja lozinku trenutnog korisnika, uz sigurnosnu provjeru (ispitivanje stare lozinke)</text:p>
            </text:list-item>
          </text:list>
        </text:list-item>
      </text:list>
      <text:p text:style-name="P115"/>
      <text:p text:style-name="P125">Korisničko upravljanje listom želja</text:p>
      <text:list xml:id="list105154897681413" text:continue-numbering="true" text:style-name="L26">
        <text:list-item>
          <text:p text:style-name="P153"><text:span text:style-name="T79">get_</text:span><text:span text:style-name="T85">wishlist</text:span><text:span text:style-name="T79">() <text:tab/></text:span><text:span text:style-name="T87">"/user/</text:span><text:span text:style-name="T92">wishlist</text:span><text:span text:style-name="T87">/get"</text:span></text:p>
          <text:list>
            <text:list-item>
              <text:p text:style-name="P162">Vraća <text:span text:style-name="T149">trenutnu listu želja korisnika</text:span></text:p>
            </text:list-item>
          </text:list>
        </text:list-item>
        <text:list-item>
          <text:p text:style-name="P163"><text:span text:style-name="T100">set_wishlist()</text:span> <text:tab/><text:span text:style-name="T1">"/user/wishlist/set"</text:span></text:p>
          <text:list>
            <text:list-item>
              <text:p text:style-name="P163">Sastavlja novu listu želja korisnika</text:p>
            </text:list-item>
          </text:list>
        </text:list-item>
        <text:list-item>
          <text:p text:style-name="P163"><text:span text:style-name="T100">confirm_wishlist()</text:span> <text:tab/><text:span text:style-name="T1">"/user/wishlist/confirm"</text:span></text:p>
          <text:list>
            <text:list-item>
              <text:p text:style-name="P164">Potvrđuje korisnikovu listu želja</text:p>
              <text:p text:style-name="P162"/>
            </text:list-item>
          </text:list>
        </text:list-item>
      </text:list>
      <text:p text:style-name="P123">Administratorsko upravljanje zvučnim zapisima</text:p>
      <text:list xml:id="list2217305566549232829" text:style-name="L27">
        <text:list-item>
          <text:p text:style-name="P154"><text:span text:style-name="T79">add_track() <text:tab/><text:tab/></text:span><text:span text:style-name="T87">"/admin/tracks/add"</text:span></text:p>
          <text:list>
            <text:list-item>
              <text:p text:style-name="P176"><text:span text:style-name="T79">Doda</text:span><text:span text:style-name="T81">je</text:span><text:span text:style-name="T79"> zvučnog zapisa u sustav, postavlj</text:span><text:span text:style-name="T81">a</text:span><text:span text:style-name="T79"> datotek</text:span><text:span text:style-name="T81">u</text:span><text:span text:style-name="T79"> na poslužitelj i unos</text:span><text:span text:style-name="T81">i</text:span><text:span text:style-name="T79"> sv</text:span><text:span text:style-name="T81">e</text:span><text:span text:style-name="T79"> bitn</text:span><text:span text:style-name="T81">e</text:span><text:span text:style-name="T79"> podatk</text:span><text:span text:style-name="T81">e</text:span><text:span text:style-name="T79"> o zapisu </text:span><text:span text:style-name="T81">u sustav</text:span></text:p>
            </text:list-item>
          </text:list>
        </text:list-item>
        <text:list-item>
          <text:p text:style-name="P176"><text:soft-page-break/><text:span text:style-name="T95">edit_track( </text:span><text:span text:style-name="T98">id </text:span><text:span text:style-name="T95">)</text:span><text:span text:style-name="T79"><text:tab/></text:span><text:span text:style-name="T86">"/admin/tracks/&lt;id&gt;/edit"</text:span></text:p>
          <text:list>
            <text:list-item>
              <text:p text:style-name="P176"><text:span text:style-name="T79">Uređ</text:span><text:span text:style-name="T81">uje</text:span><text:span text:style-name="T79"> podatk</text:span><text:span text:style-name="T81">e</text:span><text:span text:style-name="T79"> o zvučnom zapisu s danim ID-om</text:span></text:p>
            </text:list-item>
          </text:list>
        </text:list-item>
        <text:list-item>
          <text:p text:style-name="P182"><text:span text:style-name="T74">delete_track( </text:span><text:span text:style-name="T76">id </text:span><text:span text:style-name="T74">)</text:span><text:span text:style-name="T70"><text:tab/></text:span><text:span text:style-name="T88">"/admin/tracks/&lt;id&gt;/delete"</text:span></text:p>
          <text:list>
            <text:list-item>
              <text:p text:style-name="P170"><text:span text:style-name="T77">Bri</text:span><text:span text:style-name="T78">še </text:span><text:span text:style-name="T77">zvučn</text:span><text:span text:style-name="T78">i</text:span><text:span text:style-name="T77"> zapis s danim ID-om iz sustava</text:span></text:p>
            </text:list-item>
          </text:list>
        </text:list-item>
      </text:list>
      <text:p text:style-name="P171"><text:span text:style-name="T77"/></text:p>
      <text:p text:style-name="P122">Administratorsko upravljanje urednicima</text:p>
      <text:list xml:id="list105155212767940" text:continue-numbering="true" text:style-name="L27">
        <text:list-item>
          <text:p text:style-name="P155"><text:span text:style-name="T81">list_editors</text:span><text:span text:style-name="T79">() <text:tab/><text:tab/></text:span><text:span text:style-name="T87">"/admin/</text:span><text:span text:style-name="T89">editors</text:span><text:span text:style-name="T87">/</text:span><text:span text:style-name="T89">list</text:span><text:span text:style-name="T87">"</text:span></text:p>
          <text:list>
            <text:list-item>
              <text:p text:style-name="P165">Vraća popisa svih glazbenih urednika u sustavu</text:p>
            </text:list-item>
          </text:list>
        </text:list-item>
        <text:list-item>
          <text:p text:style-name="P177"><text:span text:style-name="T95">add_editor( </text:span><text:span text:style-name="T98">id </text:span><text:span text:style-name="T95">) <text:tab/><text:tab/></text:span><text:span text:style-name="T86">"/admin/editors/add/&lt;id&gt;"</text:span></text:p>
          <text:list>
            <text:list-item>
              <text:p text:style-name="P165">Postavlja jednog od registriranih korisnika (onog s danim ID-om) za novog glazbenog urednika</text:p>
            </text:list-item>
          </text:list>
        </text:list-item>
        <text:list-item>
          <text:p text:style-name="P177"><text:span text:style-name="T95">remove_editor( </text:span><text:span text:style-name="T98">id </text:span><text:span text:style-name="T95">)</text:span><text:span text:style-name="T79"> <text:tab/></text:span><text:span text:style-name="T86">"/admin/editors/&lt;id&gt;/remove"</text:span></text:p>
          <text:list>
            <text:list-item>
              <text:p text:style-name="P165">Ukida urednički status korisniku s danim ID-om</text:p>
              <text:p text:style-name="P166"/>
            </text:list-item>
          </text:list>
        </text:list-item>
      </text:list>
      <text:p text:style-name="P122">Administratorsko upravljanje zahtjevima za terminima</text:p>
      <text:list xml:id="list105154597422349" text:continue-numbering="true" text:style-name="L27">
        <text:list-item>
          <text:p text:style-name="P155"><text:span text:style-name="T81">list_requests</text:span><text:span text:style-name="T79">() <text:tab/><text:tab/></text:span><text:span text:style-name="T87">"/admin/</text:span><text:span text:style-name="T89">requests</text:span><text:span text:style-name="T87">/</text:span><text:span text:style-name="T89">list</text:span><text:span text:style-name="T87">"</text:span></text:p>
          <text:list>
            <text:list-item>
              <text:p text:style-name="P165">Vraća popis svih trenutno aktivnih zahtjeva za dodjelom termina <text:span text:style-name="T151">urednicima</text:span></text:p>
            </text:list-item>
          </text:list>
        </text:list-item>
        <text:list-item>
          <text:p text:style-name="P177"><text:span text:style-name="T95">allow_request( </text:span><text:span text:style-name="T98">id </text:span><text:span text:style-name="T95">) </text:span><text:span text:style-name="T79"><text:tab/>"/admin/requests/&lt;id&gt;/allow"</text:span></text:p>
          <text:list>
            <text:list-item>
              <text:p text:style-name="P165">Potvrđuje zahtjev urednika za dodjelom nekog termina, taj se termin u sustavu bilježi kao zauzet</text:p>
            </text:list-item>
          </text:list>
        </text:list-item>
        <text:list-item>
          <text:p text:style-name="P177"><text:span text:style-name="T95">deny_request( </text:span><text:span text:style-name="T98">id </text:span><text:span text:style-name="T95">)</text:span><text:span text:style-name="T79"> <text:tab/><text:tab/>"/admin/requests/&lt;id&gt;/deny"</text:span></text:p>
          <text:list>
            <text:list-item>
              <text:p text:style-name="P165">Odbija zahtjev urednika za dodjelom termina</text:p>
              <text:p text:style-name="P166"/>
            </text:list-item>
          </text:list>
        </text:list-item>
      </text:list>
      <text:p text:style-name="P124">Administratorsko upravljanje korisnicima</text:p>
      <text:list xml:id="list105154755747039" text:continue-numbering="true" text:style-name="L27">
        <text:list-item>
          <text:p text:style-name="P155"><text:bookmark-start text:name="__DdeLink__5396_1005675542"/><text:span text:style-name="T81">get_user_data</text:span><text:span text:style-name="T79">( </text:span><text:span text:style-name="T84">id </text:span><text:span text:style-name="T79">)<text:tab/><text:tab/></text:span><text:span text:style-name="T87">"/admin/</text:span><text:span text:style-name="T89">users</text:span><text:span text:style-name="T87">/</text:span><text:span text:style-name="T89">&lt;id&gt;/get</text:span><text:span text:style-name="T87">"</text:span></text:p>
          <text:list>
            <text:list-item>
              <text:p text:style-name="P165">Vraća podataka korisničkog računa s danim ID-om<text:bookmark-end text:name="__DdeLink__5396_1005675542"/></text:p>
            </text:list-item>
          </text:list>
        </text:list-item>
        <text:list-item>
          <text:p text:style-name="P177"><text:span text:style-name="T95">modify_user_data( </text:span><text:span text:style-name="T98">id </text:span><text:span text:style-name="T95">) <text:tab/></text:span><text:span text:style-name="T86">"/admin/users/&lt;id&gt;/modify"</text:span></text:p>
          <text:list>
            <text:list-item>
              <text:p text:style-name="P165">Izmjenjuje podatake korisničkog računa s danim ID-om</text:p>
            </text:list-item>
          </text:list>
        </text:list-item>
        <text:list-item>
          <text:p text:style-name="P177"><text:span text:style-name="T95">delete_user( </text:span><text:span text:style-name="T98">id </text:span><text:span text:style-name="T95">)</text:span><text:span text:style-name="T79"><text:tab/><text:tab/>"/admin/users/&lt;id&gt;/delete"</text:span></text:p>
          <text:list>
            <text:list-item>
              <text:p text:style-name="P165">Briše korisnika s danim ID-om iz sustava</text:p>
            </text:list-item>
          </text:list>
        </text:list-item>
      </text:list>
      <text:p text:style-name="P116"/>
      <text:p text:style-name="P126">Uredničko upravljanje terminima za reprodukciju</text:p>
      <text:list xml:id="list105153840727910" text:continue-numbering="true" text:style-name="L27">
        <text:list-item>
          <text:p text:style-name="P156"><text:soft-page-break/><text:span text:style-name="T82">list_editor_slots</text:span><text:span text:style-name="T79">() <text:tab/><text:tab/></text:span><text:span text:style-name="T87">"/</text:span><text:span text:style-name="T90">editor</text:span><text:span text:style-name="T87">/</text:span><text:span text:style-name="T90">slots</text:span><text:span text:style-name="T87">/</text:span><text:span text:style-name="T90">lis</text:span><text:span text:style-name="T89">t</text:span><text:span text:style-name="T87">"</text:span></text:p>
          <text:list>
            <text:list-item>
              <text:p text:style-name="P167">Vraća popis svih termina dodjeljenih trenutnom korisniku (koji je urednik)</text:p>
            </text:list-item>
          </text:list>
        </text:list-item>
        <text:list-item>
          <text:p text:style-name="P179"><text:span text:style-name="T95">request_slot()</text:span><text:span text:style-name="T79"> <text:tab/><text:tab/></text:span><text:span text:style-name="T86">"/editor/slots/request"</text:span></text:p>
          <text:list>
            <text:list-item>
              <text:p text:style-name="P167">Stvara zahtjev za dodjelom određenog termina uredniku</text:p>
            </text:list-item>
          </text:list>
        </text:list-item>
        <text:list-item>
          <text:p text:style-name="P179"><text:span text:style-name="T95">get_list( </text:span><text:span text:style-name="T97">id </text:span><text:span text:style-name="T95">)</text:span><text:span text:style-name="T79"><text:tab/><text:tab/><text:tab/></text:span><text:span text:style-name="T86">"/editos/slots/&lt;id&gt;/get_list"</text:span></text:p>
          <text:list>
            <text:list-item>
              <text:p text:style-name="P167">Vraća trenutno spremljenu listu za reprodukciju u danom terminu</text:p>
            </text:list-item>
          </text:list>
        </text:list-item>
        <text:list-item>
          <text:p text:style-name="P179"><text:span text:style-name="T95">set_list( </text:span><text:span text:style-name="T97">id </text:span><text:span text:style-name="T95">)</text:span><text:span text:style-name="T97"><text:tab/></text:span><text:span text:style-name="T79"><text:tab/><text:tab/></text:span><text:span text:style-name="T86">"/editor/slots/&lt;id&gt;/set_list"</text:span></text:p>
          <text:list>
            <text:list-item>
              <text:p text:style-name="P167">Sastavlja novu listu za reprodukciju za dani termin</text:p>
            </text:list-item>
          </text:list>
        </text:list-item>
      </text:list>
      <text:p text:style-name="P118"/>
      <text:p text:style-name="P126">Vlasničko upravljanje administratorima</text:p>
      <text:list xml:id="list105153990232505" text:continue-numbering="true" text:style-name="L27">
        <text:list-item>
          <text:p text:style-name="P156"><text:span text:style-name="T82">list_admins</text:span><text:span text:style-name="T79">() <text:tab/><text:tab/></text:span><text:span text:style-name="T87">"</text:span><text:span text:style-name="T89">/</text:span><text:span text:style-name="T90">owner/admins/list</text:span><text:span text:style-name="T87">"</text:span></text:p>
          <text:list>
            <text:list-item>
              <text:p text:style-name="P178"><text:span text:style-name="T79">Vraća </text:span><text:span text:style-name="T82">popis svih administratora u sustavu</text:span></text:p>
            </text:list-item>
          </text:list>
        </text:list-item>
        <text:list-item>
          <text:p text:style-name="P179"><text:span text:style-name="T95">add_admin( </text:span><text:span text:style-name="T97">id </text:span><text:span text:style-name="T95">) <text:tab/></text:span><text:span text:style-name="T79"><text:tab/></text:span><text:span text:style-name="T86">"/owner/admins/add/&lt;id&gt;"</text:span></text:p>
          <text:list>
            <text:list-item>
              <text:p text:style-name="P167">Postavlja korisnika s danim ID-om za administratora sustava (ako <text:span text:style-name="T151">ih je u sustavu manje od 10</text:span>)</text:p>
            </text:list-item>
          </text:list>
        </text:list-item>
        <text:list-item>
          <text:p text:style-name="P172"><text:span text:style-name="T73">remove_admin( </text:span><text:span text:style-name="T75">id </text:span><text:span text:style-name="T73">)</text:span><text:span text:style-name="T77"><text:tab/></text:span><text:span text:style-name="T86">"/owner/admins/&lt;id&gt;/remove"</text:span></text:p>
          <text:list>
            <text:list-item>
              <text:p text:style-name="P179"><text:span text:style-name="T80">U</text:span><text:span text:style-name="T79">klanja administratorski status korisniku s danim ID-om</text:span></text:p>
            </text:list-item>
          </text:list>
        </text:list-item>
      </text:list>
      <text:p text:style-name="P117"/>
      <text:p text:style-name="P127">Vlasničko upravljanje radio stanicom</text:p>
      <text:list xml:id="list105153851319015" text:continue-numbering="true" text:style-name="L27">
        <text:list-item>
          <text:p text:style-name="P157"><text:span text:style-name="T83">modify_station_data</text:span><text:span text:style-name="T79">() <text:tab/></text:span><text:span text:style-name="T87">"/</text:span><text:span text:style-name="T91">owner</text:span><text:span text:style-name="T87">/</text:span><text:span text:style-name="T91">station</text:span><text:span text:style-name="T87">/</text:span><text:span text:style-name="T91">modify</text:span><text:span text:style-name="T87">"</text:span></text:p>
          <text:list>
            <text:list-item>
              <text:p text:style-name="P168">Mijenja podatke o radio stanici</text:p>
            </text:list-item>
          </text:list>
        </text:list-item>
      </text:list>
      <text:p text:style-name="P117"/>
      <text:p text:style-name="P126">Pregled i pretraživanje zvučnih zapisa</text:p>
      <text:list xml:id="list105154694684478" text:continue-numbering="true" text:style-name="L27">
        <text:list-item>
          <text:p text:style-name="P156"><text:span text:style-name="T82">list_tracks</text:span><text:span text:style-name="T79">() <text:tab/><text:tab/><text:tab/></text:span><text:span text:style-name="T87">"/</text:span><text:span text:style-name="T90">tracks</text:span><text:span text:style-name="T87">/</text:span><text:span text:style-name="T90">list</text:span><text:span text:style-name="T87">"</text:span></text:p>
          <text:list>
            <text:list-item>
              <text:p text:style-name="P178"><text:span text:style-name="T79">Vraća p</text:span><text:span text:style-name="T82">opis svih zvučnih zapisa u sustavu</text:span></text:p>
            </text:list-item>
          </text:list>
        </text:list-item>
        <text:list-item>
          <text:p text:style-name="P179"><text:span text:style-name="T95">get_track( </text:span><text:span text:style-name="T97">id </text:span><text:span text:style-name="T95">)</text:span><text:span text:style-name="T79"><text:tab/><text:tab/></text:span><text:span text:style-name="T86">"/tracks/&lt;id&gt;/get"</text:span></text:p>
          <text:list>
            <text:list-item>
              <text:p text:style-name="P167">Vraća podatke o zvučnom zapisu s danim ID-om</text:p>
            </text:list-item>
          </text:list>
        </text:list-item>
        <text:list-item>
          <text:p text:style-name="P179"><text:span text:style-name="T95">search_tracks()</text:span><text:span text:style-name="T79"> <text:tab/><text:tab/></text:span><text:span text:style-name="T86">"/tracks/search"</text:span></text:p>
          <text:list>
            <text:list-item>
              <text:p text:style-name="P167">Vraća popis svih zvučnih zapisa koji zadovoljavaju kriterije pretrage <text:tab/><text:tab/></text:p>
            </text:list-item>
          </text:list>
        </text:list-item>
      </text:list>
      <text:p text:style-name="P119"/>
      <text:p text:style-name="P112">Pregled raznih statistika</text:p>
      <text:p text:style-name="P111"/>
      <text:list xml:id="list105154471731685" text:continue-numbering="true" text:style-name="L27">
        <text:list-item>
          <text:p text:style-name="P157"><text:soft-page-break/><text:span text:style-name="T81">get_</text:span><text:span text:style-name="T83">wishlist</text:span><text:span text:style-name="T79">() <text:tab/><text:tab/></text:span><text:span text:style-name="T87">"/</text:span><text:span text:style-name="T91">stats/wishlist</text:span><text:span text:style-name="T87">"</text:span></text:p>
          <text:list>
            <text:list-item>
              <text:p text:style-name="P168">Vraća popis svih zapisa koji su na listama želja korisnika, zajedno s brojačem pojavljivanja na listi. Moguće ograničavanje na neki vremenski interval.</text:p>
            </text:list-item>
          </text:list>
        </text:list-item>
        <text:list-item>
          <text:p text:style-name="P180"><text:span text:style-name="T95">get_active_users_count()</text:span><text:span text:style-name="T79"> <text:tab/><text:tab/><text:tab/></text:span><text:span text:style-name="T86">"/stats/active_users/count"</text:span></text:p>
          <text:list>
            <text:list-item>
              <text:p text:style-name="P168">Vraća broj trenutno aktivnih korisnika u sustavu</text:p>
            </text:list-item>
          </text:list>
        </text:list-item>
        <text:list-item>
          <text:p text:style-name="P181"><text:span text:style-name="T79">get_active_admins_list() <text:tab/><text:tab/><text:tab/></text:span><text:span text:style-name="T87">"/stats/active_admins/list"</text:span></text:p>
          <text:list>
            <text:list-item>
              <text:p text:style-name="P168">Vraća popis svih trenutno aktivnih administratora u sustavu</text:p>
            </text:list-item>
          </text:list>
        </text:list-item>
        <text:list-item>
          <text:p text:style-name="P181"><text:span text:style-name="T79">get_editor_preferred_track( id ) </text:span><text:span text:style-name="T93"><text:tab/></text:span><text:span text:style-name="T87">"/stats/editor/&lt;id&gt;/preferred_tracks"</text:span></text:p>
          <text:list>
            <text:list-item>
              <text:p text:style-name="P168">Vraća popis zvučnih zapisa koje urednik s danim ID-om najčešće stavlja na liste za reprodukciju</text:p>
            </text:list-item>
          </text:list>
        </text:list-item>
      </text:list>
      <text:p text:style-name="P113"/>
      <text:p text:style-name="Text_20_body"/>
      <text:h text:style-name="P188" text:outline-level="2"><text:bookmark-start text:name="__RefHeading___Toc445_1769527897"/>6.2. Dijagram razreda s opisom<text:bookmark-end text:name="__RefHeading___Toc445_1769527897"/></text:h>
      <text:p text:style-name="P40">Napomena: U korištenom programskom jeziku, Pythonu, objektno orijentirana paradigma se <text:span text:style-name="T150">upotrebljava</text:span>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26">U oblikovanju ovog sustava koristi se objektno usmjerena paradigma, <text:span text:style-name="T146">ponajprije</text:span> pri <text:span text:style-name="T146">izgradnji modela </text:span><text:span text:style-name="T10">MVC</text:span><text:span text:style-name="T146"> obrasca. Svaki model oblikovan je kao poseban razred koji nasljeđje razred </text:span><text:span text:style-name="T10">peewee.Model</text:span><text:span text:style-name="T146"> (on pruža sve funkcionalnosti komunikacije s bazom podataka, neke implicitno, a neke putem definiranih metoda koje njegova djeca nasljeđuju, kao što su </text:span><text:span text:style-name="T10">save()</text:span><text:span text:style-name="T146"> i </text:span><text:span text:style-name="T10">delete_instance()</text:span><text:span text:style-name="T146">), i predstavlja određeni tip objekata s kojima upravlja ova aplikacija. </text:span></text:p>
      <text:p text:style-name="P27"><text:span text:style-name="T146">Budući da se modeli odnose jedan-na-jedan prema relacijama u bazi podataka, značenje pojedinih modela i njihovih atributa opisano je prilikom opisa strukture baze podataka. Jedini dodatak tome su povratne reference stranih ključeva koje </text:span><text:span text:style-name="T10">Peewee</text:span><text:span text:style-name="T146"> biblioteka sama nadodaje modelima (primjer: relacija </text:span><text:span text:style-name="T10">Slot</text:span><text:span text:style-name="T146"> ima strani ključ na relaciju </text:span><text:span text:style-name="T10">User</text:span><text:span text:style-name="T146">, pa model </text:span><text:span text:style-name="T10">User</text:span><text:span text:style-name="T146"> u sebi sadrži atribut </text:span><text:span text:style-name="T10">slot_set </text:span><text:span text:style-name="T152">koji omogućuje jednostavniji pristup s njime povezanim </text:span><text:span text:style-name="T13">Slot</text:span><text:span text:style-name="T152"> objektima. Taj se pristup implicitno ostvaruje SQL upitima, najčešće u samom trenutku pristupa njegovoj vrijednosti). Prikaz nasljeđivanja i atributa svih modela dan je na slici 3.</text:span></text:p>
      <text:p text:style-name="P25"><draw:frame draw:style-name="fr3" draw:name="Frame9" text:anchor-type="paragraph" svg:width="17cm" draw:z-index="0"><draw:text-box fo:min-height="12.476cm"><text:p text:style-name="P108"><draw:frame draw:style-name="fr2" draw:name="Frame12" text:anchor-type="paragraph" svg:width="17cm" svg:height="12.476cm" style:rel-height="scale-min" draw:z-index="1"><draw:text-box><text:p text:style-name="Slika"><draw:frame draw:style-name="fr5" draw:name="Image9" text:anchor-type="paragraph" svg:width="17cm" svg:height="12.476cm" style:rel-height="scale" draw:z-index="2"><draw:image xlink:href="Pictures/100002010000044100000321016FEA50.png" xlink:type="simple" xlink:show="embed" xlink:actuate="onLoad"/></draw:frame>Slika <text:sequence text:ref-name="refSlika19" text:name="Slika" text:formula="ooow:Slika+1" style:num-format="1">3</text:sequence>: Dijagram razreda – modeli – dio 1</text:p></draw:text-box></draw:frame></text:p></draw:text-box></draw:frame><text:soft-page-break/><text:span text:style-name="T147">Svaki model ima definirane osnovne CRUD (create, read, update, delete) operacije koje nasljeđuje od </text:span><text:span text:style-name="T16">peewee.Model</text:span><text:span text:style-name="T147"> razreda, a dodatno i neke operacije specifične za taj model. Uz to, ključni dio logike cijele aplikacije sadržan je unutar modela </text:span><text:span text:style-name="T11">User</text:span><text:span text:style-name="T147">, koji sadrži operacije stvarnih korisnika, poput </text:span><text:span text:style-name="T11">create_wishlist</text:span><text:span text:style-name="T147">() ili </text:span><text:span text:style-name="T11">change_password().</text:span><text:span text:style-name="T147">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1">User</text:span><text:span text:style-name="T147"> koja predstavlja trenutno prijavljenog korisnika, te čeka njen rezultat. Kada ga primi, pretvara ga u dogovoreni format i vraća klijentskom dijelu, koji ga potom prikazuje korisniku.</text:span></text:p>
      <text:p text:style-name="P136">Popis svih operacija pojedinih modela dan je na slici 4.</text:p>
      <text:p text:style-name="P25"><draw:frame draw:style-name="fr3" draw:name="Frame10" text:anchor-type="paragraph" svg:width="17cm" draw:z-index="18"><draw:text-box fo:min-height="16.653cm"><text:p text:style-name="Slika"><draw:frame draw:style-name="fr5" draw:name="Image10" text:anchor-type="paragraph" svg:width="17cm" svg:height="16.653cm" style:rel-height="scale" draw:z-index="19"><draw:image xlink:href="Pictures/10000201000003410000033052A95F0F.png" xlink:type="simple" xlink:show="embed" xlink:actuate="onLoad"/></draw:frame>Slika <text:sequence text:ref-name="refSlika20" text:name="Slika" text:formula="ooow:Slika+1" style:num-format="1">4</text:sequence>: Dijagram razreda – modeli – dio 2</text:p></draw:text-box></draw:frame><text:soft-page-break/><text:line-break/></text:p>
      <text:h text:style-name="P191" text:outline-level="2"><text:bookmark-start text:name="__RefHeading___Toc447_1769527897"/>6.3. Dijagram objekata<text:bookmark-end text:name="__RefHeading___Toc447_1769527897"/></text:h>
      <text:p text:style-name="P135">Na slici je dan prikaz dijagrama objekata u trenutku dodavanja nove želje na korisnikovu listu želja.</text:p>
      <text:p text:style-name="P135"><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5B000002DC0F59F2D9.png" xlink:type="simple" xlink:show="embed" xlink:actuate="onLoad"/></draw:frame>Slika <text:sequence text:ref-name="refSlika21" text:name="Slika" text:formula="ooow:Slika+1" style:num-format="1">5</text:sequence>: Dijagram objekata</text:p></draw:text-box></draw:frame></text:p>
      <text:p text:style-name="Text_20_body"/>
      <text:h text:style-name="P191" text:outline-level="2"><text:bookmark-start text:name="__RefHeading___Toc449_1769527897"/>6.4. Ostali UML dijagrami<text:bookmark-end text:name="__RefHeading___Toc449_1769527897"/></text:h>
      <text:h text:style-name="P185" text:outline-level="1"><text:bookmark-start text:name="__RefHeading___Toc208_1769527897"/>7. Implementacija i korisničko sučelje<text:bookmark-end text:name="__RefHeading___Toc208_1769527897"/></text:h>
      <text:h text:style-name="P187" text:outline-level="2"><text:bookmark-start text:name="__RefHeading___Toc451_1769527897"/>7.1. Dijagram razmještaja<text:bookmark-end text:name="__RefHeading___Toc451_1769527897"/></text:h>
      <text:h text:style-name="P187" text:outline-level="2"><text:bookmark-start text:name="__RefHeading___Toc453_1769527897"/>7.2. Korištene tehnologije i alati<text:bookmark-end text:name="__RefHeading___Toc453_1769527897"/></text:h>
      <text:h text:style-name="P187" text:outline-level="2"><text:bookmark-start text:name="__RefHeading___Toc455_1769527897"/>7.3. Isječak programskog koda vezan za temeljnu funkcionalnost sustava<text:bookmark-end text:name="__RefHeading___Toc455_1769527897"/></text:h>
      <text:h text:style-name="P187" text:outline-level="2"><text:bookmark-start text:name="__RefHeading___Toc457_1769527897"/>7.4. Ispitivanje programskog rješenja<text:bookmark-end text:name="__RefHeading___Toc457_1769527897"/></text:h>
      <text:h text:style-name="P187" text:outline-level="2"><text:bookmark-start text:name="__RefHeading___Toc459_1769527897"/>7.5. Upute za instalaciju<text:bookmark-end text:name="__RefHeading___Toc459_1769527897"/></text:h>
      <text:h text:style-name="P187" text:outline-level="2"><text:bookmark-start text:name="__RefHeading___Toc461_1769527897"/>7.6. Korisničke upute<text:bookmark-end text:name="__RefHeading___Toc461_1769527897"/></text:h>
      <text:h text:style-name="P185" text:outline-level="1"><text:bookmark-start text:name="__RefHeading___Toc210_1769527897"/>8. Zaključak i budući rad<text:bookmark-end text:name="__RefHeading___Toc210_1769527897"/></text:h>
      <text:h text:style-name="P185" text:outline-level="1"><text:bookmark-start text:name="__RefHeading___Toc421_1769527897"/>9. Popis literature<text:bookmark-end text:name="__RefHeading___Toc421_1769527897"/></text:h>
      <text:h text:style-name="P185" text:outline-level="1"><text:bookmark-start text:name="__RefHeading___Toc423_1769527897"/>Dodatak A: Indeks (slika, dijagrama, <text:line-break/>tablica, ispisa koda)<text:bookmark-end text:name="__RefHeading___Toc423_1769527897"/></text:h>
      <text:h text:style-name="P185" text:outline-level="1"><text:bookmark-start text:name="__RefHeading___Toc425_1769527897"/>Dodatak B: Dnevnik sastajanja<text:bookmark-end text:name="__RefHeading___Toc425_1769527897"/></text:h>
      <text:h text:style-name="P185"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Projektni zadatak</text:p>
      </style:header>
      <style:footer>
        <text:p text:style-name="MP2">BananaBlad<text:span text:style-name="MT1">e<text:tab/></text:span><text:span text:style-name="MT1"><text:page-number text:select-page="current">69</text:page-number></text:span><text:span text:style-name="MT1">/</text:span><text:span text:style-name="MT1"><text:page-count>69</text:page-count></text:span><text:span text:style-name="MT1"><text:tab/></text:span><text:span text:style-name="MT1"><text:date style:data-style-name="N76" text:date-value="2015-11-20T10:51:52.388658919">20. studenog 2015.</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9H50M32S</meta:editing-duration>
    <meta:editing-cycles>91</meta:editing-cycles>
    <meta:generator>LibreOffice/4.4.3.2$Linux_X86_64 LibreOffice_project/40m0$Build-2</meta:generator>
    <meta:initial-creator>Zvonimir </meta:initial-creator>
    <dc:date>2015-11-20T10:51:52.223761870</dc:date>
    <dc:creator>Zvonimir </dc:creator>
    <meta:document-statistic meta:table-count="8" meta:image-count="27" meta:object-count="0" meta:page-count="69" meta:paragraph-count="762" meta:word-count="7403" meta:character-count="51775" meta:non-whitespace-character-count="45334"/>
    <meta:template xlink:type="simple" xlink:actuate="onRequest" xlink:title="default" xlink:href="../../../../../Documents/Office/default.ott" meta:date="2015-10-25T19:30:59.090000000"/>
  </office:meta>
</office:document-meta>
</file>